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margin-left="0cm" fo:margin-right="0.635cm" fo:text-indent="1.251cm" style:auto-text-indent="false"/>
    </style:style>
    <style:style style:name="P2" style:family="paragraph" style:parent-style-name="Standard">
      <style:paragraph-properties fo:text-align="start" style:justify-single-word="false"/>
      <style:text-properties style:font-name-complex="Arial"/>
    </style:style>
    <style:style style:name="P3" style:family="paragraph" style:parent-style-name="Standard">
      <style:text-properties fo:color="#ff0000" officeooo:rsid="001ab9e2" officeooo:paragraph-rsid="001ab9e2" style:font-name-complex="Arial" style:font-weight-complex="bold"/>
    </style:style>
    <style:style style:name="P4" style:family="paragraph" style:parent-style-name="Standard">
      <style:paragraph-properties fo:text-align="end" style:justify-single-word="false"/>
      <style:text-properties officeooo:paragraph-rsid="001ca7d8"/>
    </style:style>
    <style:style style:name="P5" style:family="paragraph" style:parent-style-name="Standard">
      <style:text-properties officeooo:rsid="0024cd72" officeooo:paragraph-rsid="00283199"/>
    </style:style>
    <style:style style:name="P6" style:family="paragraph" style:parent-style-name="Standard">
      <style:text-properties officeooo:rsid="002dc2af" officeooo:paragraph-rsid="003ef31c"/>
    </style:style>
    <style:style style:name="P7" style:family="paragraph" style:parent-style-name="Standard">
      <style:text-properties officeooo:rsid="00348486" officeooo:paragraph-rsid="004eb8a3"/>
    </style:style>
    <style:style style:name="P8" style:family="paragraph" style:parent-style-name="Standard">
      <style:paragraph-properties fo:margin-left="0cm" fo:margin-right="0cm" fo:line-height="100%" fo:text-indent="0cm" style:auto-text-indent="false"/>
      <style:text-properties fo:color="#ff0000" style:font-name-complex="Arial"/>
    </style:style>
    <style:style style:name="P9" style:family="paragraph" style:parent-style-name="Standard">
      <style:paragraph-properties fo:margin-left="0cm" fo:margin-right="0cm" fo:text-align="end" style:justify-single-word="false" fo:text-indent="0cm" style:auto-text-indent="false"/>
      <style:text-properties fo:color="#000000" style:font-name-complex="Arial"/>
    </style:style>
    <style:style style:name="P10" style:family="paragraph" style:parent-style-name="Standard">
      <style:paragraph-properties fo:margin-left="0cm" fo:margin-right="0cm" fo:text-align="center" style:justify-single-word="false" fo:text-indent="0cm" style:auto-text-indent="false"/>
      <style:text-properties fo:font-weight="bold" officeooo:rsid="002225e5" officeooo:paragraph-rsid="002225e5" style:font-weight-asian="bold" style:font-name-complex="Arial" style:font-weight-complex="bold"/>
    </style:style>
    <style:style style:name="P11" style:family="paragraph" style:parent-style-name="Standard">
      <style:paragraph-properties fo:margin-left="0cm" fo:margin-right="0cm" fo:text-indent="0cm" style:auto-text-indent="false"/>
      <style:text-properties officeooo:paragraph-rsid="0029adb1" style:font-name-complex="Arial"/>
    </style:style>
    <style:style style:name="P12" style:family="paragraph" style:parent-style-name="Standard">
      <style:paragraph-properties fo:margin-left="0cm" fo:margin-right="0cm" fo:margin-top="0.635cm" fo:margin-bottom="0.635cm" loext:contextual-spacing="false" fo:text-align="center" style:justify-single-word="false" fo:text-indent="0cm" style:auto-text-indent="false"/>
      <style:text-properties fo:font-weight="bold" style:font-weight-asian="bold" style:font-name-complex="Arial" style:font-weight-complex="bold"/>
    </style:style>
    <style:style style:name="P13" style:family="paragraph" style:parent-style-name="Standard">
      <style:paragraph-properties fo:margin-left="0cm" fo:margin-right="0cm" fo:margin-top="0.635cm" fo:margin-bottom="0.635cm" loext:contextual-spacing="false" fo:text-align="center" style:justify-single-word="false" fo:text-indent="0cm" style:auto-text-indent="false">
        <style:tab-stops>
          <style:tab-stop style:position="1.588cm"/>
        </style:tab-stops>
      </style:paragraph-properties>
      <style:text-properties fo:font-weight="bold" style:font-weight-asian="bold" style:font-name-complex="Arial" style:font-weight-complex="bold"/>
    </style:style>
    <style:style style:name="P14"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style:font-weight-asian="bold" style:font-name-complex="Arial" style:font-weight-complex="bold"/>
    </style:style>
    <style:style style:name="P15" style:family="paragraph" style:parent-style-name="Standard">
      <style:paragraph-properties fo:margin-left="0.349cm" fo:margin-right="0cm" fo:line-height="100%" fo:text-indent="-0.349cm" style:auto-text-indent="false"/>
    </style:style>
    <style:style style:name="P16" style:family="paragraph" style:parent-style-name="Normal_20__28_Web_29_">
      <style:text-properties style:font-name="Arial" fo:language="pt" fo:country="BR" style:font-name-complex="Arial"/>
    </style:style>
    <style:style style:name="P17" style:family="paragraph" style:parent-style-name="Standard">
      <style:paragraph-properties fo:margin-left="0cm" fo:margin-right="0.445cm" fo:line-height="100%" fo:text-indent="0cm" style:auto-text-indent="false"/>
      <style:text-properties style:font-name-complex="Arial"/>
    </style:style>
    <style:style style:name="P18" style:family="paragraph" style:parent-style-name="Standard">
      <style:paragraph-properties fo:text-align="end" style:justify-single-word="false"/>
      <style:text-properties fo:color="#000000" officeooo:rsid="001df25b" officeooo:paragraph-rsid="001ca7d8" style:font-name-asian="Arial" style:font-name-complex="Arial"/>
    </style:style>
    <style:style style:name="P19" style:family="paragraph" style:parent-style-name="Standard">
      <style:text-properties officeooo:rsid="0026cb6b" officeooo:paragraph-rsid="00283199" style:font-name-complex="Arial"/>
    </style:style>
    <style:style style:name="P20" style:family="paragraph" style:parent-style-name="Standard">
      <style:text-properties style:text-position="0% 100%" officeooo:rsid="0032081a" officeooo:paragraph-rsid="003ef31c" style:font-name-complex="Arial"/>
    </style:style>
    <style:style style:name="P21" style:family="paragraph" style:parent-style-name="Standard">
      <style:text-properties style:text-position="0% 100%" officeooo:rsid="0032081a" officeooo:paragraph-rsid="002dc2af" style:font-name-complex="Arial"/>
    </style:style>
    <style:style style:name="P22" style:family="paragraph" style:parent-style-name="Standard">
      <style:text-properties style:text-position="0% 100%" officeooo:rsid="0044fc95" officeooo:paragraph-rsid="00348486" style:font-name-complex="Arial"/>
    </style:style>
    <style:style style:name="P23" style:family="paragraph" style:parent-style-name="Standard">
      <style:text-properties style:font-name="Arial" fo:font-size="12pt"/>
    </style:style>
    <style:style style:name="P24" style:family="paragraph" style:parent-style-name="Standard">
      <style:text-properties officeooo:rsid="004eb8a3" officeooo:paragraph-rsid="004eb8a3"/>
    </style:style>
    <style:style style:name="P25" style:family="paragraph" style:parent-style-name="Standard">
      <style:text-properties officeooo:rsid="00579af9" officeooo:paragraph-rsid="00579af9"/>
    </style:style>
    <style:style style:name="P26" style:family="paragraph" style:parent-style-name="Standard">
      <style:paragraph-properties fo:margin-left="0cm" fo:margin-right="0cm" fo:margin-top="0.635cm" fo:margin-bottom="0.635cm" loext:contextual-spacing="false" fo:text-indent="0cm" style:auto-text-indent="false"/>
      <style:text-properties fo:font-weight="bold" style:font-weight-asian="bold" style:font-name-complex="Arial" style:font-weight-complex="bold"/>
    </style:style>
    <style:style style:name="P27" style:family="paragraph" style:parent-style-name="Standard">
      <style:paragraph-properties fo:margin-left="0cm" fo:margin-right="0cm" fo:margin-top="0.635cm" fo:margin-bottom="0.635cm" loext:contextual-spacing="false" fo:text-indent="0cm" style:auto-text-indent="false"/>
      <style:text-properties officeooo:paragraph-rsid="005bc929"/>
    </style:style>
    <style:style style:name="P28" style:family="paragraph" style:parent-style-name="Standard">
      <style:paragraph-properties fo:margin-left="0cm" fo:margin-right="0cm" fo:margin-top="0.635cm" fo:margin-bottom="0.635cm" loext:contextual-spacing="false" fo:text-indent="0cm" style:auto-text-indent="false"/>
      <style:text-properties officeooo:paragraph-rsid="006880f3"/>
    </style:style>
    <style:style style:name="P29" style:family="paragraph" style:parent-style-name="Standard">
      <style:paragraph-properties fo:margin-top="0cm" fo:margin-bottom="0.247cm" loext:contextual-spacing="false" fo:line-height="120%"/>
      <style:text-properties style:font-name="Arial" fo:font-size="12pt"/>
    </style:style>
    <style:style style:name="P30" style:family="paragraph" style:parent-style-name="Normal_20__28_Web_29_">
      <style:paragraph-properties fo:margin-left="0cm" fo:margin-right="0cm" fo:text-indent="0cm" style:auto-text-indent="false"/>
      <style:text-properties style:font-name="Arial" fo:language="pt" fo:country="BR" officeooo:paragraph-rsid="007139ec" style:font-name-complex="Arial" style:font-weight-complex="bold"/>
    </style:style>
    <style:style style:name="P31"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style:font-name-complex="Arial" style:font-weight-complex="bold"/>
    </style:style>
    <style:style style:name="P32"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officeooo:paragraph-rsid="006ad99c" style:font-weight-asian="bold" style:font-name-complex="Arial" style:font-weight-complex="bold"/>
    </style:style>
    <style:style style:name="P33"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officeooo:rsid="006ad99c" officeooo:paragraph-rsid="006ad99c" style:font-weight-asian="bold" style:font-name-complex="Arial" style:font-weight-complex="bold"/>
    </style:style>
    <style:style style:name="P34"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bold" officeooo:rsid="006ad99c" officeooo:paragraph-rsid="006ad99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35"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paragraph-rsid="006ad99c"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6" style:family="paragraph" style:parent-style-name="ANEXO" style:master-page-name="Standard">
      <style:paragraph-properties style:page-number="auto"/>
      <style:text-properties officeooo:rsid="002108b8" officeooo:paragraph-rsid="002108b8" style:font-name-complex="Arial"/>
    </style:style>
    <style:style style:name="T1" style:family="text">
      <style:text-properties style:font-name-complex="Arial"/>
    </style:style>
    <style:style style:name="T2" style:family="text">
      <style:text-properties officeooo:rsid="0026cb6b" style:font-name-complex="Arial"/>
    </style:style>
    <style:style style:name="T3" style:family="text">
      <style:text-properties officeooo:rsid="00283199" style:font-name-complex="Arial"/>
    </style:style>
    <style:style style:name="T4" style:family="text">
      <style:text-properties officeooo:rsid="002e47d5" style:font-name-complex="Arial"/>
    </style:style>
    <style:style style:name="T5" style:family="text">
      <style:text-properties fo:font-size="10pt" style:font-name-asian="Arial" style:font-size-asian="10pt" style:font-name-complex="Arial" style:font-size-complex="10pt"/>
    </style:style>
    <style:style style:name="T6" style:family="text">
      <style:text-properties fo:font-size="10pt" fo:font-style="italic" officeooo:rsid="001df25b" style:font-name-asian="Arial" style:font-size-asian="10pt" style:font-style-asian="italic" style:font-name-complex="Arial" style:font-size-complex="10pt"/>
    </style:style>
    <style:style style:name="T7" style:family="text">
      <style:text-properties fo:font-size="10pt" fo:font-style="italic" officeooo:rsid="002841ed" style:font-name-asian="Arial" style:font-size-asian="10pt" style:font-style-asian="italic" style:font-name-complex="Arial" style:font-size-complex="10pt"/>
    </style:style>
    <style:style style:name="T8" style:family="text">
      <style:text-properties fo:font-size="10pt" fo:font-style="italic" officeooo:rsid="0036bac7" style:font-name-asian="Arial" style:font-size-asian="10pt" style:font-style-asian="italic" style:font-name-complex="Arial" style:font-size-complex="10pt"/>
    </style:style>
    <style:style style:name="T9" style:family="text">
      <style:text-properties fo:font-style="italic" officeooo:rsid="002e47d5" style:font-style-asian="italic" style:font-name-complex="Arial" style:font-style-complex="italic"/>
    </style:style>
    <style:style style:name="T10" style:family="text">
      <style:text-properties fo:font-weight="bold" style:font-weight-asian="bold"/>
    </style:style>
    <style:style style:name="T11" style:family="text">
      <style:text-properties fo:font-weight="bold" style:font-weight-asian="bold" style:font-name-complex="Arial" style:font-weight-complex="bold"/>
    </style:style>
    <style:style style:name="T12" style:family="text">
      <style:text-properties fo:font-weight="bold" officeooo:rsid="005b2093" style:font-weight-asian="bold" style:font-name-complex="Arial" style:font-weight-complex="bold"/>
    </style:style>
    <style:style style:name="T13" style:family="text">
      <style:text-properties fo:color="#000000" style:font-name-complex="Arial"/>
    </style:style>
    <style:style style:name="T14" style:family="text">
      <style:text-properties fo:color="#000000" officeooo:rsid="001df25b" style:font-name-asian="Arial" style:font-name-complex="Arial"/>
    </style:style>
    <style:style style:name="T15" style:family="text">
      <style:text-properties style:font-name="Arial" fo:language="pt" fo:country="BR" fo:font-weight="bold" officeooo:rsid="005b2093" style:font-weight-asian="bold" style:font-name-complex="Arial" style:font-weight-complex="bold"/>
    </style:style>
    <style:style style:name="T16" style:family="text">
      <style:text-properties officeooo:rsid="001cfac5"/>
    </style:style>
    <style:style style:name="T17" style:family="text">
      <style:text-properties officeooo:rsid="002363d5"/>
    </style:style>
    <style:style style:name="T18" style:family="text">
      <style:text-properties officeooo:rsid="0024cd72"/>
    </style:style>
    <style:style style:name="T19" style:family="text">
      <style:text-properties style:text-position="0% 100%" style:font-name-complex="Arial"/>
    </style:style>
    <style:style style:name="T20" style:family="text">
      <style:text-properties style:text-position="0% 100%" officeooo:rsid="0026cb6b" style:font-name-complex="Arial"/>
    </style:style>
    <style:style style:name="T21" style:family="text">
      <style:text-properties style:text-position="0% 100%" officeooo:rsid="002e47d5" style:font-name-complex="Arial"/>
    </style:style>
    <style:style style:name="T22" style:family="text">
      <style:text-properties style:text-position="0% 100%" officeooo:rsid="0032081a" style:font-name-complex="Arial"/>
    </style:style>
    <style:style style:name="T23" style:family="text">
      <style:text-properties style:text-position="0% 100%" officeooo:rsid="00386556" style:font-name-complex="Arial"/>
    </style:style>
    <style:style style:name="T24" style:family="text">
      <style:text-properties style:text-position="0% 100%" officeooo:rsid="0039a1dc" style:font-name-complex="Arial"/>
    </style:style>
    <style:style style:name="T25" style:family="text">
      <style:text-properties style:text-position="0% 100%" officeooo:rsid="003b4baf" style:font-name-complex="Arial"/>
    </style:style>
    <style:style style:name="T26" style:family="text">
      <style:text-properties style:text-position="0% 100%" officeooo:rsid="003bee14" style:font-name-complex="Arial"/>
    </style:style>
    <style:style style:name="T27" style:family="text">
      <style:text-properties style:text-position="0% 100%" officeooo:rsid="003d89e4" style:font-name-complex="Arial"/>
    </style:style>
    <style:style style:name="T28" style:family="text">
      <style:text-properties style:text-position="0% 100%" officeooo:rsid="0040440f" style:font-name-complex="Arial"/>
    </style:style>
    <style:style style:name="T29" style:family="text">
      <style:text-properties style:text-position="0% 100%" officeooo:rsid="004057ea" style:font-name-complex="Arial"/>
    </style:style>
    <style:style style:name="T30" style:family="text">
      <style:text-properties style:text-position="0% 100%" officeooo:rsid="00438575" style:font-name-complex="Arial"/>
    </style:style>
    <style:style style:name="T31" style:family="text">
      <style:text-properties style:text-position="0% 100%" officeooo:rsid="0044fc95" style:font-name-complex="Arial"/>
    </style:style>
    <style:style style:name="T32" style:family="text">
      <style:text-properties style:text-position="0% 100%" officeooo:rsid="0048c66f" style:font-name-complex="Arial"/>
    </style:style>
    <style:style style:name="T33" style:family="text">
      <style:text-properties style:text-position="0% 100%" officeooo:rsid="004eb8a3" style:font-name-complex="Arial"/>
    </style:style>
    <style:style style:name="T34" style:family="text">
      <style:text-properties style:text-position="0% 100%" officeooo:rsid="005298ae" style:font-name-complex="Arial"/>
    </style:style>
    <style:style style:name="T35" style:family="text">
      <style:text-properties style:text-position="0% 100%" officeooo:rsid="00544dae" style:font-name-complex="Arial"/>
    </style:style>
    <style:style style:name="T36" style:family="text">
      <style:text-properties style:text-position="0% 100%" officeooo:rsid="0055bd6c" style:font-name-complex="Arial"/>
    </style:style>
    <style:style style:name="T37" style:family="text">
      <style:text-properties style:text-position="0% 100%" officeooo:rsid="00579af9" style:font-name-complex="Arial"/>
    </style:style>
    <style:style style:name="T38" style:family="text">
      <style:text-properties style:text-position="0% 100%" officeooo:rsid="0059028b" style:font-name-complex="Arial"/>
    </style:style>
    <style:style style:name="T39" style:family="text">
      <style:text-properties style:text-position="0% 100%" officeooo:rsid="0059ef0c" style:font-name-complex="Arial"/>
    </style:style>
    <style:style style:name="T40" style:family="text">
      <style:text-properties style:text-position="0% 100%" officeooo:rsid="005a620d" style:font-name-complex="Arial"/>
    </style:style>
    <style:style style:name="T41" style:family="text">
      <style:text-properties style:text-position="0% 100%" fo:font-style="italic" officeooo:rsid="004057ea" style:font-style-asian="italic" style:font-name-complex="Arial" style:font-style-complex="italic"/>
    </style:style>
    <style:style style:name="T42" style:family="text">
      <style:text-properties style:use-window-font-color="true" style:text-position="0% 100%" style:font-name="Arial" fo:font-size="12pt" fo:language="pt" fo:country="BR" officeooo:rsid="00544dae" style:font-name-asian="Times New Roman" style:font-size-asian="12pt" style:font-name-complex="Arial" style:font-size-complex="12pt" style:language-complex="ar" style:country-complex="SA"/>
    </style:style>
    <style:style style:name="T43" style:family="text">
      <style:text-properties style:use-window-font-color="true" style:text-position="0% 100%" style:font-name="Arial" fo:font-size="12pt" fo:language="pt" fo:country="BR" officeooo:rsid="006984e5" style:font-name-asian="Times New Roman" style:font-size-asian="12pt" style:font-name-complex="Arial" style:font-size-complex="12pt" style:language-complex="ar" style:country-complex="SA"/>
    </style:style>
    <style:style style:name="T44" style:family="text">
      <style:text-properties style:use-window-font-color="true" style:text-position="0% 100%" style:font-name="Arial" fo:font-size="12pt" fo:language="pt" fo:country="BR" officeooo:rsid="006a2c6d" style:font-name-asian="Times New Roman" style:font-size-asian="12pt" style:font-name-complex="Arial" style:font-size-complex="12pt" style:language-complex="ar" style:country-complex="SA"/>
    </style:style>
    <style:style style:name="T45" style:family="text">
      <style:text-properties style:use-window-font-color="true" style:text-position="0% 100%" style:font-name="Arial" fo:font-size="12pt" fo:language="pt" fo:country="BR" fo:font-style="italic" officeooo:rsid="00544dae" style:font-name-asian="Times New Roman" style:font-size-asian="12pt" style:font-style-asian="italic" style:font-name-complex="Arial" style:font-size-complex="12pt" style:language-complex="ar" style:country-complex="SA" style:font-style-complex="italic"/>
    </style:style>
    <style:style style:name="T46" style:family="text">
      <style:text-properties style:use-window-font-color="true" style:text-position="0% 100%" fo:font-size="12pt" fo:font-style="italic" officeooo:rsid="00544dae" style:font-name-asian="Times New Roman" style:font-size-asian="12pt" style:font-style-asian="italic" style:font-size-complex="12pt" style:language-complex="ar" style:country-complex="SA" style:font-style-complex="italic"/>
    </style:style>
    <style:style style:name="T47" style:family="text">
      <style:text-properties style:use-window-font-color="true" style:text-position="0% 100%" fo:font-size="12pt" fo:font-style="italic" officeooo:rsid="00732747" style:font-name-asian="Times New Roman" style:font-size-asian="12pt" style:font-style-asian="italic" style:font-size-complex="12pt" style:language-complex="ar" style:country-complex="SA" style:font-style-complex="italic"/>
    </style:style>
    <style:style style:name="T48" style:family="text">
      <style:text-properties style:use-window-font-color="true" style:text-position="0% 100%" fo:font-size="12pt" fo:font-style="normal" officeooo:rsid="007139ec" style:font-name-asian="Times New Roman" style:font-size-asian="12pt" style:font-style-asian="normal" style:font-size-complex="12pt" style:language-complex="ar" style:country-complex="SA" style:font-style-complex="normal"/>
    </style:style>
    <style:style style:name="T49" style:family="text">
      <style:text-properties style:use-window-font-color="true" style:text-position="0% 100%" fo:font-size="12pt" fo:font-style="normal" officeooo:rsid="00728d40" style:font-name-asian="Times New Roman" style:font-size-asian="12pt" style:font-style-asian="normal" style:font-size-complex="12pt" style:language-complex="ar" style:country-complex="SA" style:font-style-complex="normal"/>
    </style:style>
    <style:style style:name="T50" style:family="text">
      <style:text-properties style:use-window-font-color="true" style:text-position="0% 100%" fo:font-size="12pt" fo:font-style="normal" officeooo:rsid="00732747" style:font-name-asian="Times New Roman" style:font-size-asian="12pt" style:font-style-asian="normal" style:font-size-complex="12pt" style:language-complex="ar" style:country-complex="SA" style:font-style-complex="normal"/>
    </style:style>
    <style:style style:name="T51" style:family="text">
      <style:text-properties style:use-window-font-color="true" style:text-position="0% 100%" fo:font-size="12pt" fo:font-style="normal" officeooo:rsid="00733f53" style:font-name-asian="Times New Roman" style:font-size-asian="12pt" style:font-style-asian="normal" style:font-size-complex="12pt" style:language-complex="ar" style:country-complex="SA" style:font-style-complex="normal"/>
    </style:style>
    <style:style style:name="T52" style:family="text">
      <style:text-properties style:use-window-font-color="true" style:text-position="0% 100%" fo:font-size="12pt" fo:font-style="normal" officeooo:rsid="00756e9d" style:font-name-asian="Times New Roman" style:font-size-asian="12pt" style:font-style-asian="normal" style:font-size-complex="12pt" style:language-complex="ar" style:country-complex="SA" style:font-style-complex="normal"/>
    </style:style>
    <style:style style:name="T53" style:family="text">
      <style:text-properties officeooo:rsid="006a2c6d"/>
    </style:style>
    <style:style style:name="T54" style:family="text">
      <style:text-properties officeooo:rsid="006ad99c"/>
    </style:style>
    <style:style style:name="T55" style:family="text">
      <style:text-properties officeooo:rsid="006ff8b5"/>
    </style:style>
    <style:style style:name="T5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RQB30 – Modelagem da Informação da Cidade.</text:p>
      <text:p text:style-name="P10"><text:span text:style-name="T18">Python e </text:span>Ferramentas <text:span text:style-name="T18">para</text:span> Georreferenciamento, <text:span text:style-name="T17">Aquisição e Manipulação de Dados Geoespaciais</text:span>.</text:p>
      <text:p text:style-name="P18"/>
      <text:p text:style-name="P4"><text:span text:style-name="T14">Fernando Ferraz Ribeiro</text:span><text:span text:style-name="Footnote_20_Symbol"><text:span text:style-name="T13"><text:note text:id="ftn1" text:note-class="footnote"><text:note-citation>1</text:note-citation><text:note-body><text:p text:style-name="P15"><text:span text:style-name="T5"><text:s/></text:span><text:span text:style-name="T6">Fernando Ferraz Ribeiro. Arquiteto e Urbanista, Mestre em </text:span><text:span text:style-name="T7">M</text:span><text:span text:style-name="T6">odelagem </text:span><text:span text:style-name="T7">C</text:span><text:span text:style-name="T6">omputacional.Professor na Faculdade de Arquitetura – </text:span><text:span text:style-name="T8">UFBA</text:span><text:span text:style-name="T6">. </text:span><text:span text:style-name="T8">Pesquisador no LCAD.</text:span></text:p></text:note-body></text:note></text:span></text:span></text:p>
      <text:p text:style-name="P9"/>
      <text:p text:style-name="P17">Resumo: O resumo deve apresentar </text:p>
      <text:p text:style-name="P2"/>
      <text:p text:style-name="P11">Palavras-chave: <text:span text:style-name="T16">GIS. BIM. CIM. Ciência de Dados. Python.</text:span></text:p>
      <text:p text:style-name="P8"/>
      <text:p text:style-name="P26">1 INTRODUÇÃO</text:p>
      <text:p text:style-name="P5"><text:span text:style-name="T1">A aquisição, manipulação, armazenamento e criação de valor a partir de dados vem sendo reconhecida como uma das grandes contribuições da computação <text:s/>atual para o desenvolvimento do conhecimento humano. </text:span><text:span text:style-name="T2">No campo dos dados geoespaciais não tem sido diferente. A academia e a prática vem produzindo e discutindo aplicações da Ciência de Dados </text:span><text:span text:style-name="T3">na </text:span><text:span text:style-name="T2">prestação de serviços para os moradores e visitantes </text:span><text:reference-mark-start text:name="ADDIN CSL_CITATION {&quot;properties&quot;: {&quot;noteIndex&quot;: 0}, &quot;citationItems&quot;: [{&quot;id&quot;: &quot;ITEM-1&quot;, &quot;itemData&quot;: {&quot;container-title&quot;: &quot;Cities&quot;, &quot;title&quot;: &quot;Smart cities with big data: Reference models, challenges, and considerations&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SBN&quot;: &quot;9781118876053&quot;, &quot;publisher&quot;: &quot;Pergamon&quot;, &quot;issued&quot;: {&quot;date-parts&quot;: [[&quot;2018&quot;, &quot;5&quot;, &quot;26&quot;]]}, &quot;id&quot;: &quot;ITEM-1&quot;, &quot;ISSN&quot;: &quot;0264-2751&quot;, &quot;DOI&quot;: &quot;10.1016/J.CITIES.2018.04.011&quot;, &quot;type&quot;: &quot;article-journal&quot;, &quot;auth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edit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uris&quot;: [&quot;http://www.mendeley.com/documents/?uuid=a8ac371c-667d-44b7-b6c7-ce224d54f9ac&quot;]}], &quot;schema&quot;: &quot;https://github.com/citation-style-language/schema/raw/master/csl-citation.json&quot;, &quot;mendeley&quot;: {&quot;formattedCitation&quot;: &quot;(LIM; KIM; MAGLIO, 2018)&quot;, &quot;previouslyFormattedCitation&quot;: &quot;(LIM; KIM; MAGLIO, 2018)&quot;, &quot;plainTextFormattedCitation&quot;: &quot;(LIM; KIM; MAGLIO, 2018)&quot;}} RNDCXdmb8eJoe"/><text:span text:style-name="T20">(LIM; KIM; MAGLIO, 2018)</text:span><text:reference-mark-end text:name="ADDIN CSL_CITATION {&quot;properties&quot;: {&quot;noteIndex&quot;: 0}, &quot;citationItems&quot;: [{&quot;id&quot;: &quot;ITEM-1&quot;, &quot;itemData&quot;: {&quot;container-title&quot;: &quot;Cities&quot;, &quot;title&quot;: &quot;Smart cities with big data: Reference models, challenges, and considerations&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SBN&quot;: &quot;9781118876053&quot;, &quot;publisher&quot;: &quot;Pergamon&quot;, &quot;issued&quot;: {&quot;date-parts&quot;: [[&quot;2018&quot;, &quot;5&quot;, &quot;26&quot;]]}, &quot;id&quot;: &quot;ITEM-1&quot;, &quot;ISSN&quot;: &quot;0264-2751&quot;, &quot;DOI&quot;: &quot;10.1016/J.CITIES.2018.04.011&quot;, &quot;type&quot;: &quot;article-journal&quot;, &quot;auth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edit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uris&quot;: [&quot;http://www.mendeley.com/documents/?uuid=a8ac371c-667d-44b7-b6c7-ce224d54f9ac&quot;]}], &quot;schema&quot;: &quot;https://github.com/citation-style-language/schema/raw/master/csl-citation.json&quot;, &quot;mendeley&quot;: {&quot;formattedCitation&quot;: &quot;(LIM; KIM; MAGLIO, 2018)&quot;, &quot;previouslyFormattedCitation&quot;: &quot;(LIM; KIM; MAGLIO, 2018)&quot;, &quot;plainTextFormattedCitation&quot;: &quot;(LIM; KIM; MAGLIO, 2018)&quot;}} RNDCXdmb8eJoe"/><text:span text:style-name="T2">⁠, no monitoramento do trânsito </text:span><text:reference-mark-start text:name="ADDIN CSL_CITATION {&quot;properties&quot;: {&quot;noteIndex&quot;: 0}, &quot;citationItems&quot;: [{&quot;id&quot;: &quot;ITEM-1&quot;, &quot;itemData&quot;: {&quot;container-title&quot;: &quot;Automation in Construction&quot;, &quot;issue&quot;: &quot;May 2017&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type&quot;: &quot;article-journal&quot;, &quot;title&quot;: &quot;Analysing real world data streams with spatio-temporal correlations: Entropy vs. Pearson correlation&quot;, &quot;volume&quot;: &quot;88&quot;, &quot;issued&quot;: {&quot;date-parts&quot;: [[&quot;2018&quot;]]}, &quot;id&quot;: &quot;ITEM-1&quot;, &quot;ISSN&quot;: &quot;09265805&quot;, &quot;DOI&quot;: &quot;10.1016/j.autcon.2017.12.036&quot;, &quot;page&quot;: &quot;87-100&quot;, &quot;author&quot;: [{&quot;parse-names&quot;: false, &quot;suffix&quot;: &quot;&quot;, &quot;family&quot;: &quot;Bermudez-Edo&quot;, &quot;non-dropping-particle&quot;: &quot;&quot;, &quot;dropping-particle&quot;: &quot;&quot;, &quot;given&quot;: &quot;Maria&quot;}, {&quot;parse-names&quot;: false, &quot;suffix&quot;: &quot;&quot;, &quot;family&quot;: &quot;Barnaghi&quot;, &quot;non-dropping-particle&quot;: &quot;&quot;, &quot;dropping-particle&quot;: &quot;&quot;, &quot;given&quot;: &quot;Payam&quot;}, {&quot;parse-names&quot;: false, &quot;suffix&quot;: &quot;&quot;, &quot;family&quot;: &quot;Moessner&quot;, &quot;non-dropping-particle&quot;: &quot;&quot;, &quot;dropping-particle&quot;: &quot;&quot;, &quot;given&quot;: &quot;Klaus&quot;}]}, &quot;uris&quot;: [&quot;http://www.mendeley.com/documents/?uuid=743659be-576c-4dcf-86fb-4a8eff9369f0&quot;]}], &quot;schema&quot;: &quot;https://github.com/citation-style-language/schema/raw/master/csl-citation.json&quot;, &quot;mendeley&quot;: {&quot;formattedCitation&quot;: &quot;(BERMUDEZ-EDO; BARNAGHI; MOESSNER, 2018)&quot;, &quot;previouslyFormattedCitation&quot;: &quot;(BERMUDEZ-EDO; BARNAGHI; MOESSNER, 2018)&quot;, &quot;plainTextFormattedCitation&quot;: &quot;(BERMUDEZ-EDO; BARNAGHI; MOESSNER, 2018)&quot;}} RNDL0fUerJSNx"/><text:span text:style-name="T20">(BERMUDEZ-EDO; BARNAGHI; MOESSNER, 2018)</text:span><text:reference-mark-end text:name="ADDIN CSL_CITATION {&quot;properties&quot;: {&quot;noteIndex&quot;: 0}, &quot;citationItems&quot;: [{&quot;id&quot;: &quot;ITEM-1&quot;, &quot;itemData&quot;: {&quot;container-title&quot;: &quot;Automation in Construction&quot;, &quot;issue&quot;: &quot;May 2017&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type&quot;: &quot;article-journal&quot;, &quot;title&quot;: &quot;Analysing real world data streams with spatio-temporal correlations: Entropy vs. Pearson correlation&quot;, &quot;volume&quot;: &quot;88&quot;, &quot;issued&quot;: {&quot;date-parts&quot;: [[&quot;2018&quot;]]}, &quot;id&quot;: &quot;ITEM-1&quot;, &quot;ISSN&quot;: &quot;09265805&quot;, &quot;DOI&quot;: &quot;10.1016/j.autcon.2017.12.036&quot;, &quot;page&quot;: &quot;87-100&quot;, &quot;author&quot;: [{&quot;parse-names&quot;: false, &quot;suffix&quot;: &quot;&quot;, &quot;family&quot;: &quot;Bermudez-Edo&quot;, &quot;non-dropping-particle&quot;: &quot;&quot;, &quot;dropping-particle&quot;: &quot;&quot;, &quot;given&quot;: &quot;Maria&quot;}, {&quot;parse-names&quot;: false, &quot;suffix&quot;: &quot;&quot;, &quot;family&quot;: &quot;Barnaghi&quot;, &quot;non-dropping-particle&quot;: &quot;&quot;, &quot;dropping-particle&quot;: &quot;&quot;, &quot;given&quot;: &quot;Payam&quot;}, {&quot;parse-names&quot;: false, &quot;suffix&quot;: &quot;&quot;, &quot;family&quot;: &quot;Moessner&quot;, &quot;non-dropping-particle&quot;: &quot;&quot;, &quot;dropping-particle&quot;: &quot;&quot;, &quot;given&quot;: &quot;Klaus&quot;}]}, &quot;uris&quot;: [&quot;http://www.mendeley.com/documents/?uuid=743659be-576c-4dcf-86fb-4a8eff9369f0&quot;]}], &quot;schema&quot;: &quot;https://github.com/citation-style-language/schema/raw/master/csl-citation.json&quot;, &quot;mendeley&quot;: {&quot;formattedCitation&quot;: &quot;(BERMUDEZ-EDO; BARNAGHI; MOESSNER, 2018)&quot;, &quot;previouslyFormattedCitation&quot;: &quot;(BERMUDEZ-EDO; BARNAGHI; MOESSNER, 2018)&quot;, &quot;plainTextFormattedCitation&quot;: &quot;(BERMUDEZ-EDO; BARNAGHI; MOESSNER, 2018)&quot;}} RNDL0fUerJSNx"/><text:span text:style-name="T2">⁠ e n</text:span><text:span text:style-name="T3">o planejamento das cidades</text:span><text:span text:style-name="T2"> </text:span><text:reference-mark-start text:name="ADDIN CSL_CITATION {&quot;properties&quot;: {&quot;noteIndex&quot;: 0}, &quot;citationItems&quot;: [{&quot;id&quot;: &quot;ITEM-1&quot;, &quot;itemData&quot;: {&quot;container-title&quot;: &quot;Future Generation Computer Systems&quot;, &quot;title&quot;: &quot;A novel big data analytics framework for smart cities&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SSN&quot;: &quot;0167-739X&quot;, &quot;DOI&quot;: &quot;https://doi.org/10.1016/j.future.2018.06.046&quot;, &quot;page&quot;: &quot;620-633&quot;, &quot;type&quot;: &quot;article-journal&quot;, &quot;volume&quot;: &quot;91&quot;, &quot;author&quot;: [{&quot;parse-names&quot;: false, &quot;suffix&quot;: &quot;&quot;, &quot;family&quot;: &quot;Osman&quot;, &quot;non-dropping-particle&quot;: &quot;&quot;, &quot;dropping-particle&quot;: &quot;&quot;, &quot;given&quot;: &quot;Ahmed M Shahat&quot;}], &quot;issued&quot;: {&quot;date-parts&quot;: [[&quot;2019&quot;]]}, &quot;id&quot;: &quot;ITEM-1&quot;}, &quot;uris&quot;: [&quot;http://www.mendeley.com/documents/?uuid=ba877f52-96ef-46ea-9888-52616653e91b&quot;]}], &quot;schema&quot;: &quot;https://github.com/citation-style-language/schema/raw/master/csl-citation.json&quot;, &quot;mendeley&quot;: {&quot;formattedCitation&quot;: &quot;(OSMAN, 2019)&quot;, &quot;previouslyFormattedCitation&quot;: &quot;(OSMAN, 2019)&quot;, &quot;plainTextFormattedCitation&quot;: &quot;(OSMAN, 2019)&quot;}} RND0eCfubBNsC"/><text:span text:style-name="T20">(OSMAN, 2019)</text:span><text:reference-mark-end text:name="ADDIN CSL_CITATION {&quot;properties&quot;: {&quot;noteIndex&quot;: 0}, &quot;citationItems&quot;: [{&quot;id&quot;: &quot;ITEM-1&quot;, &quot;itemData&quot;: {&quot;container-title&quot;: &quot;Future Generation Computer Systems&quot;, &quot;title&quot;: &quot;A novel big data analytics framework for smart cities&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SSN&quot;: &quot;0167-739X&quot;, &quot;DOI&quot;: &quot;https://doi.org/10.1016/j.future.2018.06.046&quot;, &quot;page&quot;: &quot;620-633&quot;, &quot;type&quot;: &quot;article-journal&quot;, &quot;volume&quot;: &quot;91&quot;, &quot;author&quot;: [{&quot;parse-names&quot;: false, &quot;suffix&quot;: &quot;&quot;, &quot;family&quot;: &quot;Osman&quot;, &quot;non-dropping-particle&quot;: &quot;&quot;, &quot;dropping-particle&quot;: &quot;&quot;, &quot;given&quot;: &quot;Ahmed M Shahat&quot;}], &quot;issued&quot;: {&quot;date-parts&quot;: [[&quot;2019&quot;]]}, &quot;id&quot;: &quot;ITEM-1&quot;}, &quot;uris&quot;: [&quot;http://www.mendeley.com/documents/?uuid=ba877f52-96ef-46ea-9888-52616653e91b&quot;]}], &quot;schema&quot;: &quot;https://github.com/citation-style-language/schema/raw/master/csl-citation.json&quot;, &quot;mendeley&quot;: {&quot;formattedCitation&quot;: &quot;(OSMAN, 2019)&quot;, &quot;previouslyFormattedCitation&quot;: &quot;(OSMAN, 2019)&quot;, &quot;plainTextFormattedCitation&quot;: &quot;(OSMAN, 2019)&quot;}} RND0eCfubBNsC"/><text:span text:style-name="T2">⁠.</text:span></text:p>
      <text:p text:style-name="P19"/>
      <text:p text:style-name="P6"><text:span text:style-name="T2">U</text:span><text:span text:style-name="T1">m outro importante paradigma que utiliza a criação de um modelo </text:span><text:span text:style-name="T4">de informação, orientado ao estudo do espaço construído é o de </text:span><text:span text:style-name="T9">City Information Modeling</text:span><text:span text:style-name="T4"> (CIM)</text:span><text:span text:style-name="T21"> </text:span><text:reference-mark-start text:name="ADDIN CSL_CITATION {&quot;properties&quot;: {&quot;noteIndex&quot;: 0}, &quot;citationItems&quot;: [{&quot;id&quot;: &quot;ITEM-1&quot;, &quot;itemData&quot;: {&quot;container-title&quot;: &quot;Gest\u00e3o &amp; Tecnologia de Projetos&quot;, &quot;issue&quot;: &quot;2&quot;, &quot;abstract&quot;: &quot;&lt;p&gt;&amp;lt;p&amp;gt;Este artigo discute o paradigma &amp;lt;em&amp;gt;City Information Modeling&amp;lt;/em&amp;gt; (CIM) a partir de uma abordagem ampla, considerando um vi\u00e9s te\u00f3rico e conceitual deste e de outros termos relacionados. O CIM tem sido apontado por alguns autores como uma extens\u00e3o do conceito de BIM para o espa\u00e7o urbano. Contudo, face \u00e0s caracter\u00edsticas da cidade em rela\u00e7\u00e3o \u00e0 edifica\u00e7\u00e3o isolada&amp;lt;em&amp;gt; &amp;lt;/em&amp;gt;e \u00e0 profus\u00e3o de conceitos ora em uso, algumas quest\u00f5es precisam ser aprofundadas. Estes conceitos est\u00e3o intimamente relacionados, apresentando algum tipo de sobreposi\u00e7\u00e3o, e talvez por isto, sejam confundidos. Assim, pretende-se ampliar a discuss\u00e3o sobre esses conceitos, contribuindo para a utiliza\u00e7\u00e3o dos mesmos e avan\u00e7ando no estabelecimento de uma conceitua\u00e7\u00e3o e terminologias que facilitem o desenvolvimento das aplica\u00e7\u00f5es e a ado\u00e7\u00e3o das tecnologias nas pr\u00e1ticas relativas ao planejamento, \u00e0 gest\u00e3o e ao monitoramento da cidade. N\u00e3o e tem a pretens\u00e3o de esgotar o tema, seja pela vastid\u00e3o das quest\u00f5es envolvidas, seja ainda pelo reduzido espa\u00e7o a para discuss\u00e3o das mesmas, mas principalmente, porque estas quest\u00f5es est\u00e3o \u201cem aberto\u201d, sendo objeto de discuss\u00f5es e controv\u00e9rsias.\u00a0&amp;lt;/p&amp;gt;&lt;/p&gt;&quot;, &quot;type&quot;: &quot;article-journal&quot;, &quot;title&quot;: &quot;Discutindo City Information Modeling (Cim) E Conceitos Correlatos&quot;, &quot;volume&quot;: &quot;10&quot;, &quot;issued&quot;: {&quot;date-parts&quot;: [[&quot;2015&quot;]]}, &quot;id&quot;: &quot;ITEM-1&quot;, &quot;ISSN&quot;: &quot;1981-1543&quot;, &quot;DOI&quot;: &quot;10.11606/gtp.v10i2.103163&quot;, &quot;page&quot;: &quot;87&quot;, &quot;author&quot;: [{&quot;parse-names&quot;: false, &quot;suffix&quot;: &quot;&quot;, &quot;family&quot;: &quot;Amorim&quot;, &quot;non-dropping-particle&quot;: &quot;&quot;, &quot;dropping-particle&quot;: &quot;de&quot;, &quot;given&quot;: &quot;Arivaldo Le\u00e3o&quot;}]}, &quot;uris&quot;: [&quot;http://www.mendeley.com/documents/?uuid=70bb4a9f-57a2-4361-ba76-a577bb950c37&quot;]}, {&quot;id&quot;: &quot;ITEM-2&quot;, &quot;itemData&quot;: {&quot;container-title&quot;: &quot;29th eCAADe conference&quot;, &quot;issue&quot;: &quot;Cim&quot;, &quot;abstract&quot;: &quot;We have been witnessing an increased interest in a more holistic approach to urban design practice and education. In this paper we present a spatial data model for urban design that proposes the combination of urban environment feature classes with design process feature classes. This data model is implemented in a spatial database that becomes the backbone of a City Information Model (CIM), integrating urban neighbourhood formulation, design, and evaluation methods into a comprehensive urban design support system. We demonstrate its application to urban design analysis and evaluation through the development of a tool for AutoCAD Map 3D that is integrated with the PostGIS spatial database.&quot;, &quot;type&quot;: &quot;article-journal&quot;, &quot;title&quot;: &quot;The backbone of a City Information Model (CIM)&quot;, &quot;page&quot;: &quot;143-151&quot;, &quot;author&quot;: [{&quot;parse-names&quot;: false, &quot;suffix&quot;: &quot;&quot;, &quot;family&quot;: &quot;Gil&quot;, &quot;non-dropping-particle&quot;: &quot;&quot;, &quot;dropping-particle&quot;: &quot;&quot;, &quot;given&quot;: &quot;Jorge&quot;}, {&quot;parse-names&quot;: false, &quot;suffix&quot;: &quot;&quot;, &quot;family&quot;: &quot;Almeida&quot;, &quot;non-dropping-particle&quot;: &quot;&quot;, &quot;dropping-particle&quot;: &quot;&quot;, &quot;given&quot;: &quot;J.&quot;}, {&quot;parse-names&quot;: false, &quot;suffix&quot;: &quot;&quot;, &quot;family&quot;: &quot;Duarte&quot;, &quot;non-dropping-particle&quot;: &quot;&quot;, &quot;dropping-particle&quot;: &quot;&quot;, &quot;given&quot;: &quot;J.P.&quot;}], &quot;issued&quot;: {&quot;date-parts&quot;: [[&quot;2011&quot;]]}, &quot;id&quot;: &quot;ITEM-2&quot;}, &quot;uris&quot;: [&quot;http://www.mendeley.com/documents/?uuid=0c2fbf65-93b7-489e-96a9-f89c379a72e7&quot;]}, {&quot;id&quot;: &quot;ITEM-3&quot;, &quot;itemData&quot;: {&quot;container-title&quot;: &quot;Journal of Information Technology in Construction (ITcon)&quot;, &quot;issue&quot;: &quot;December 2013&quot;, &quot;abstract&quot;: &quot;\uff1a With the development of Geographic Information System (GIS), the concept of digital city is implemented widely. However, in practice, most of the GIS models are relatively poorly attributed, semantically. Building Information Modeling (BIM) is a process involving the generation and management of digital representations of physical and functional characteristics of building, which is most used in small scale projects. In order to address the target problem of completing the semantic attribution of 3D digital city model, a framework of integrating BIM technology into GIS is demonstrated. A new concept of city information modeling (CIM) is proposed with the goal of bringing great benefits to the urban construction and city management. The composition of city information model is discussed. The data schema behind BIM and GIS (i.e. IFC and CityGML) are compared and mapped with each other. A case study of land planning of campus is demonstrated to present the potential benefits of CIM&quot;, &quot;type&quot;: &quot;article-journal&quot;, &quot;title&quot;: &quot;From Building Information Modeling to city Information Modeling&quot;, &quot;page&quot;: &quot;292-307&quot;, &quot;volume&quot;: &quot;19&quot;, &quot;author&quot;: [{&quot;parse-names&quot;: false, &quot;suffix&quot;: &quot;&quot;, &quot;family&quot;: &quot;Xu&quot;, &quot;non-dropping-particle&quot;: &quot;&quot;, &quot;dropping-particle&quot;: &quot;&quot;, &quot;given&quot;: &quot;Xun&quot;}, {&quot;parse-names&quot;: false, &quot;suffix&quot;: &quot;&quot;, &quot;family&quot;: &quot;Ding&quot;, &quot;non-dropping-particle&quot;: &quot;&quot;, &quot;dropping-particle&quot;: &quot;&quot;, &quot;given&quot;: &quot;Lieyun&quot;}, {&quot;parse-names&quot;: false, &quot;suffix&quot;: &quot;&quot;, &quot;family&quot;: &quot;Luo&quot;, &quot;non-dropping-particle&quot;: &quot;&quot;, &quot;dropping-particle&quot;: &quot;&quot;, &quot;given&quot;: &quot;Hanbin&quot;}, {&quot;parse-names&quot;: false, &quot;suffix&quot;: &quot;&quot;, &quot;family&quot;: &quot;Ma&quot;, &quot;non-dropping-particle&quot;: &quot;&quot;, &quot;dropping-particle&quot;: &quot;&quot;, &quot;given&quot;: &quot;Ling&quot;}], &quot;issued&quot;: {&quot;date-parts&quot;: [[&quot;2014&quot;]]}, &quot;id&quot;: &quot;ITEM-3&quot;}, &quot;uris&quot;: [&quot;http://www.mendeley.com/documents/?uuid=6e129549-995b-4657-9e7c-ba6c04715d25&quot;]}, {&quot;id&quot;: &quot;ITEM-4&quot;, &quot;itemData&quot;: {&quot;container-title&quot;: &quot;Organization, Technology and Management in Construction: an International Journal&quot;, &quot;issue&quot;: &quot;1&quot;, &quot;abstract&quot;: &quot;Elements that constitute the built environment are vast and so are the independent systems developed to model its various aspects. Many of these systems have been developed under various assumptions and approaches to execute functions that are distinct, complementary or sometimes similar. Furthermore, these systems are ever increasing in number and often assume similar nomenclatures and acronyms, thereby exacerbating the challenges of understanding their peculiar functions, definitions and differences. The current societal demand to improve sustainability per\u00adformance through collaboration as well as whole-system and through-life thinking is driving the need to integrate independent systems associated with different aspects and scales of the built environment to deliver smart solutions and services that improve the well-being of citizens. The contemporary object-oriented digitization of real-world elements appears to provide a leeway for amalgamating the modelling systems of various domains in the built environment which we termed as built environment information modelling (BeIM). These domains include architecture, engineering, construction as well as urban planning and design. Applications such as building information modelling, geographic information systems and 3D city modelling systems are now being integrated for city modelling purposes. The various works directed at integrating these systems are examined, revealing that current research efforts on integration fall into three categories: (1) data/file conversion systems, (2) semantic mapping systems and (3) the hybrid of both. The review outcome suggests that good knowledge of these domains and how their respective systems operate is vital to pursuing holistic systems integration in the built environment.&quot;, &quot;type&quot;: &quot;article-journal&quot;, &quot;title&quot;: &quot;A state-of-the-art review of built environment information modelling (BeIM)&quot;, &quot;volume&quot;: &quot;9&quot;, &quot;issued&quot;: {&quot;date-parts&quot;: [[&quot;2017&quot;]]}, &quot;id&quot;: &quot;ITEM-4&quot;, &quot;ISSN&quot;: &quot;1847-6228&quot;, &quot;DOI&quot;: &quot;10.1515/otmcj-2016-0030&quot;, &quot;page&quot;: &quot;1638-1654&quot;, &quot;author&quot;: [{&quot;parse-names&quot;: false, &quot;suffix&quot;: &quot;&quot;, &quot;family&quot;: &quot;Tah&quot;, &quot;non-dropping-particle&quot;: &quot;&quot;, &quot;dropping-particle&quot;: &quot;&quot;, &quot;given&quot;: &quot;J.H.M.&quot;}, {&quot;parse-names&quot;: false, &quot;suffix&quot;: &quot;&quot;, &quot;family&quot;: &quot;Oti&quot;, &quot;non-dropping-particle&quot;: &quot;&quot;, &quot;dropping-particle&quot;: &quot;&quot;, &quot;given&quot;: &quot;A.H.&quot;}, {&quot;parse-names&quot;: false, &quot;suffix&quot;: &quot;&quot;, &quot;family&quot;: &quot;Abanda&quot;, &quot;non-dropping-particle&quot;: &quot;&quot;, &quot;dropping-particle&quot;: &quot;&quot;, &quot;given&quot;: &quot;F.H.&quot;}]}, &quot;uris&quot;: [&quot;http://www.mendeley.com/documents/?uuid=6d347480-1967-49c4-81af-6867e353eb9d&quot;]}], &quot;schema&quot;: &quot;https://github.com/citation-style-language/schema/raw/master/csl-citation.json&quot;, &quot;mendeley&quot;: {&quot;formattedCitation&quot;: &quot;(AMORIM, 2015; GIL; ALMEIDA; DUARTE, 2011; TAH; OTI; ABANDA, 2017; XU et al., 2014)&quot;, &quot;previouslyFormattedCitation&quot;: &quot;(AMORIM, 2015; GIL; ALMEIDA; DUARTE, 2011; TAH; OTI; ABANDA, 2017; XU et al., 2014)&quot;, &quot;plainTextFormattedCitation&quot;: &quot;(AMORIM, 2015; GIL; ALMEIDA; DUARTE, 2011; TAH; OTI; ABANDA, 2017; XU et al., 2014)&quot;}} RNDCrtHCQeR8X"/><text:span text:style-name="T21">(AMORIM, 2015; GIL; ALMEIDA; DUARTE, 2011; TAH; OTI; ABANDA, 2017; XU et al., 2014)</text:span><text:reference-mark-end text:name="ADDIN CSL_CITATION {&quot;properties&quot;: {&quot;noteIndex&quot;: 0}, &quot;citationItems&quot;: [{&quot;id&quot;: &quot;ITEM-1&quot;, &quot;itemData&quot;: {&quot;container-title&quot;: &quot;Gest\u00e3o &amp; Tecnologia de Projetos&quot;, &quot;issue&quot;: &quot;2&quot;, &quot;abstract&quot;: &quot;&lt;p&gt;&amp;lt;p&amp;gt;Este artigo discute o paradigma &amp;lt;em&amp;gt;City Information Modeling&amp;lt;/em&amp;gt; (CIM) a partir de uma abordagem ampla, considerando um vi\u00e9s te\u00f3rico e conceitual deste e de outros termos relacionados. O CIM tem sido apontado por alguns autores como uma extens\u00e3o do conceito de BIM para o espa\u00e7o urbano. Contudo, face \u00e0s caracter\u00edsticas da cidade em rela\u00e7\u00e3o \u00e0 edifica\u00e7\u00e3o isolada&amp;lt;em&amp;gt; &amp;lt;/em&amp;gt;e \u00e0 profus\u00e3o de conceitos ora em uso, algumas quest\u00f5es precisam ser aprofundadas. Estes conceitos est\u00e3o intimamente relacionados, apresentando algum tipo de sobreposi\u00e7\u00e3o, e talvez por isto, sejam confundidos. Assim, pretende-se ampliar a discuss\u00e3o sobre esses conceitos, contribuindo para a utiliza\u00e7\u00e3o dos mesmos e avan\u00e7ando no estabelecimento de uma conceitua\u00e7\u00e3o e terminologias que facilitem o desenvolvimento das aplica\u00e7\u00f5es e a ado\u00e7\u00e3o das tecnologias nas pr\u00e1ticas relativas ao planejamento, \u00e0 gest\u00e3o e ao monitoramento da cidade. N\u00e3o e tem a pretens\u00e3o de esgotar o tema, seja pela vastid\u00e3o das quest\u00f5es envolvidas, seja ainda pelo reduzido espa\u00e7o a para discuss\u00e3o das mesmas, mas principalmente, porque estas quest\u00f5es est\u00e3o \u201cem aberto\u201d, sendo objeto de discuss\u00f5es e controv\u00e9rsias.\u00a0&amp;lt;/p&amp;gt;&lt;/p&gt;&quot;, &quot;type&quot;: &quot;article-journal&quot;, &quot;title&quot;: &quot;Discutindo City Information Modeling (Cim) E Conceitos Correlatos&quot;, &quot;volume&quot;: &quot;10&quot;, &quot;issued&quot;: {&quot;date-parts&quot;: [[&quot;2015&quot;]]}, &quot;id&quot;: &quot;ITEM-1&quot;, &quot;ISSN&quot;: &quot;1981-1543&quot;, &quot;DOI&quot;: &quot;10.11606/gtp.v10i2.103163&quot;, &quot;page&quot;: &quot;87&quot;, &quot;author&quot;: [{&quot;parse-names&quot;: false, &quot;suffix&quot;: &quot;&quot;, &quot;family&quot;: &quot;Amorim&quot;, &quot;non-dropping-particle&quot;: &quot;&quot;, &quot;dropping-particle&quot;: &quot;de&quot;, &quot;given&quot;: &quot;Arivaldo Le\u00e3o&quot;}]}, &quot;uris&quot;: [&quot;http://www.mendeley.com/documents/?uuid=70bb4a9f-57a2-4361-ba76-a577bb950c37&quot;]}, {&quot;id&quot;: &quot;ITEM-2&quot;, &quot;itemData&quot;: {&quot;container-title&quot;: &quot;29th eCAADe conference&quot;, &quot;issue&quot;: &quot;Cim&quot;, &quot;abstract&quot;: &quot;We have been witnessing an increased interest in a more holistic approach to urban design practice and education. In this paper we present a spatial data model for urban design that proposes the combination of urban environment feature classes with design process feature classes. This data model is implemented in a spatial database that becomes the backbone of a City Information Model (CIM), integrating urban neighbourhood formulation, design, and evaluation methods into a comprehensive urban design support system. We demonstrate its application to urban design analysis and evaluation through the development of a tool for AutoCAD Map 3D that is integrated with the PostGIS spatial database.&quot;, &quot;type&quot;: &quot;article-journal&quot;, &quot;title&quot;: &quot;The backbone of a City Information Model (CIM)&quot;, &quot;page&quot;: &quot;143-151&quot;, &quot;author&quot;: [{&quot;parse-names&quot;: false, &quot;suffix&quot;: &quot;&quot;, &quot;family&quot;: &quot;Gil&quot;, &quot;non-dropping-particle&quot;: &quot;&quot;, &quot;dropping-particle&quot;: &quot;&quot;, &quot;given&quot;: &quot;Jorge&quot;}, {&quot;parse-names&quot;: false, &quot;suffix&quot;: &quot;&quot;, &quot;family&quot;: &quot;Almeida&quot;, &quot;non-dropping-particle&quot;: &quot;&quot;, &quot;dropping-particle&quot;: &quot;&quot;, &quot;given&quot;: &quot;J.&quot;}, {&quot;parse-names&quot;: false, &quot;suffix&quot;: &quot;&quot;, &quot;family&quot;: &quot;Duarte&quot;, &quot;non-dropping-particle&quot;: &quot;&quot;, &quot;dropping-particle&quot;: &quot;&quot;, &quot;given&quot;: &quot;J.P.&quot;}], &quot;issued&quot;: {&quot;date-parts&quot;: [[&quot;2011&quot;]]}, &quot;id&quot;: &quot;ITEM-2&quot;}, &quot;uris&quot;: [&quot;http://www.mendeley.com/documents/?uuid=0c2fbf65-93b7-489e-96a9-f89c379a72e7&quot;]}, {&quot;id&quot;: &quot;ITEM-3&quot;, &quot;itemData&quot;: {&quot;container-title&quot;: &quot;Journal of Information Technology in Construction (ITcon)&quot;, &quot;issue&quot;: &quot;December 2013&quot;, &quot;abstract&quot;: &quot;\uff1a With the development of Geographic Information System (GIS), the concept of digital city is implemented widely. However, in practice, most of the GIS models are relatively poorly attributed, semantically. Building Information Modeling (BIM) is a process involving the generation and management of digital representations of physical and functional characteristics of building, which is most used in small scale projects. In order to address the target problem of completing the semantic attribution of 3D digital city model, a framework of integrating BIM technology into GIS is demonstrated. A new concept of city information modeling (CIM) is proposed with the goal of bringing great benefits to the urban construction and city management. The composition of city information model is discussed. The data schema behind BIM and GIS (i.e. IFC and CityGML) are compared and mapped with each other. A case study of land planning of campus is demonstrated to present the potential benefits of CIM&quot;, &quot;type&quot;: &quot;article-journal&quot;, &quot;title&quot;: &quot;From Building Information Modeling to city Information Modeling&quot;, &quot;page&quot;: &quot;292-307&quot;, &quot;volume&quot;: &quot;19&quot;, &quot;author&quot;: [{&quot;parse-names&quot;: false, &quot;suffix&quot;: &quot;&quot;, &quot;family&quot;: &quot;Xu&quot;, &quot;non-dropping-particle&quot;: &quot;&quot;, &quot;dropping-particle&quot;: &quot;&quot;, &quot;given&quot;: &quot;Xun&quot;}, {&quot;parse-names&quot;: false, &quot;suffix&quot;: &quot;&quot;, &quot;family&quot;: &quot;Ding&quot;, &quot;non-dropping-particle&quot;: &quot;&quot;, &quot;dropping-particle&quot;: &quot;&quot;, &quot;given&quot;: &quot;Lieyun&quot;}, {&quot;parse-names&quot;: false, &quot;suffix&quot;: &quot;&quot;, &quot;family&quot;: &quot;Luo&quot;, &quot;non-dropping-particle&quot;: &quot;&quot;, &quot;dropping-particle&quot;: &quot;&quot;, &quot;given&quot;: &quot;Hanbin&quot;}, {&quot;parse-names&quot;: false, &quot;suffix&quot;: &quot;&quot;, &quot;family&quot;: &quot;Ma&quot;, &quot;non-dropping-particle&quot;: &quot;&quot;, &quot;dropping-particle&quot;: &quot;&quot;, &quot;given&quot;: &quot;Ling&quot;}], &quot;issued&quot;: {&quot;date-parts&quot;: [[&quot;2014&quot;]]}, &quot;id&quot;: &quot;ITEM-3&quot;}, &quot;uris&quot;: [&quot;http://www.mendeley.com/documents/?uuid=6e129549-995b-4657-9e7c-ba6c04715d25&quot;]}, {&quot;id&quot;: &quot;ITEM-4&quot;, &quot;itemData&quot;: {&quot;container-title&quot;: &quot;Organization, Technology and Management in Construction: an International Journal&quot;, &quot;issue&quot;: &quot;1&quot;, &quot;abstract&quot;: &quot;Elements that constitute the built environment are vast and so are the independent systems developed to model its various aspects. Many of these systems have been developed under various assumptions and approaches to execute functions that are distinct, complementary or sometimes similar. Furthermore, these systems are ever increasing in number and often assume similar nomenclatures and acronyms, thereby exacerbating the challenges of understanding their peculiar functions, definitions and differences. The current societal demand to improve sustainability per\u00adformance through collaboration as well as whole-system and through-life thinking is driving the need to integrate independent systems associated with different aspects and scales of the built environment to deliver smart solutions and services that improve the well-being of citizens. The contemporary object-oriented digitization of real-world elements appears to provide a leeway for amalgamating the modelling systems of various domains in the built environment which we termed as built environment information modelling (BeIM). These domains include architecture, engineering, construction as well as urban planning and design. Applications such as building information modelling, geographic information systems and 3D city modelling systems are now being integrated for city modelling purposes. The various works directed at integrating these systems are examined, revealing that current research efforts on integration fall into three categories: (1) data/file conversion systems, (2) semantic mapping systems and (3) the hybrid of both. The review outcome suggests that good knowledge of these domains and how their respective systems operate is vital to pursuing holistic systems integration in the built environment.&quot;, &quot;type&quot;: &quot;article-journal&quot;, &quot;title&quot;: &quot;A state-of-the-art review of built environment information modelling (BeIM)&quot;, &quot;volume&quot;: &quot;9&quot;, &quot;issued&quot;: {&quot;date-parts&quot;: [[&quot;2017&quot;]]}, &quot;id&quot;: &quot;ITEM-4&quot;, &quot;ISSN&quot;: &quot;1847-6228&quot;, &quot;DOI&quot;: &quot;10.1515/otmcj-2016-0030&quot;, &quot;page&quot;: &quot;1638-1654&quot;, &quot;author&quot;: [{&quot;parse-names&quot;: false, &quot;suffix&quot;: &quot;&quot;, &quot;family&quot;: &quot;Tah&quot;, &quot;non-dropping-particle&quot;: &quot;&quot;, &quot;dropping-particle&quot;: &quot;&quot;, &quot;given&quot;: &quot;J.H.M.&quot;}, {&quot;parse-names&quot;: false, &quot;suffix&quot;: &quot;&quot;, &quot;family&quot;: &quot;Oti&quot;, &quot;non-dropping-particle&quot;: &quot;&quot;, &quot;dropping-particle&quot;: &quot;&quot;, &quot;given&quot;: &quot;A.H.&quot;}, {&quot;parse-names&quot;: false, &quot;suffix&quot;: &quot;&quot;, &quot;family&quot;: &quot;Abanda&quot;, &quot;non-dropping-particle&quot;: &quot;&quot;, &quot;dropping-particle&quot;: &quot;&quot;, &quot;given&quot;: &quot;F.H.&quot;}]}, &quot;uris&quot;: [&quot;http://www.mendeley.com/documents/?uuid=6d347480-1967-49c4-81af-6867e353eb9d&quot;]}], &quot;schema&quot;: &quot;https://github.com/citation-style-language/schema/raw/master/csl-citation.json&quot;, &quot;mendeley&quot;: {&quot;formattedCitation&quot;: &quot;(AMORIM, 2015; GIL; ALMEIDA; DUARTE, 2011; TAH; OTI; ABANDA, 2017; XU et al., 2014)&quot;, &quot;previouslyFormattedCitation&quot;: &quot;(AMORIM, 2015; GIL; ALMEIDA; DUARTE, 2011; TAH; OTI; ABANDA, 2017; XU et al., 2014)&quot;, &quot;plainTextFormattedCitation&quot;: &quot;(AMORIM, 2015; GIL; ALMEIDA; DUARTE, 2011; TAH; OTI; ABANDA, 2017; XU et al., 2014)&quot;}} RNDCrtHCQeR8X"/><text:span text:style-name="T21">⁠, que, do ponto de vista dos dados, pode ser definido como a construção, armazenamento e manutenção de bancos de dados </text:span><text:span text:style-name="T22">com informações geoespaciais, semânticas e geométricas das cidades.</text:span></text:p>
      <text:p text:style-name="P20"/>
      <text:p text:style-name="P6"><text:span text:style-name="T23">Enquanto a Ciência de Dados </text:span><text:span text:style-name="T24">aborda a obtenção de dados, a transformação de dados em informação e a geração de valor, independente do formato e volume dos dados </text:span><text:reference-mark-start text:name="ADDIN CSL_CITATION {&quot;properties&quot;: {&quot;noteIndex&quot;: 0}, &quot;citationItems&quot;: [{&quot;id&quot;: &quot;ITEM-1&quot;, &quot;itemData&quot;: {&quot;type&quot;: &quot;book&quot;, &quot;title&quot;: &quot;Data Science and Big Data Analytics: Discovering, Analyzing, Visualizing and Presenting Data&quot;, &quot;id&quot;: &quot;ITEM-1&quot;, &quot;edition&quot;: &quot;1&quot;, &quot;ISBN&quot;: &quot;978-1-118-87605-3,1118876059,978-1-118-87613-8,111887613X,978-1-118-87622-0,1118876229&quot;, &quot;publisher-place&quot;: &quot;Indianapolis, Indiana, USA&quot;, &quot;number-of-pages&quot;: &quot;425&quot;, &quot;editor&quot;: [{&quot;parse-names&quot;: false, &quot;suffix&quot;: &quot;&quot;, &quot;family&quot;: &quot;Long&quot;, &quot;non-dropping-particle&quot;: &quot;&quot;, &quot;dropping-particle&quot;: &quot;&quot;, &quot;given&quot;: &quot;Carol&quot;}, {&quot;parse-names&quot;: false, &quot;suffix&quot;: &quot;&quot;, &quot;family&quot;: &quot;Talbot&quot;, &quot;non-dropping-particle&quot;: &quot;&quot;, &quot;dropping-particle&quot;: &quot;&quot;, &quot;given&quot;: &quot;Kelly&quot;}], &quot;author&quot;: [{&quot;parse-names&quot;: false, &quot;suffix&quot;: &quot;&quot;, &quot;family&quot;: &quot;EMC Education Service&quot;, &quot;non-dropping-particle&quot;: &quot;&quot;, &quot;dropping-particle&quot;: &quot;&quot;, &quot;given&quot;: &quot;&quot;}], &quot;issued&quot;: {&quot;date-parts&quot;: [[&quot;2015&quot;]]}, &quot;publisher&quot;: &quot;JOHN WILEY \\&amp; SONS&quot;}, &quot;uris&quot;: [&quot;http://www.mendeley.com/documents/?uuid=cb76cc9c-14b0-4482-9119-1b20772ec3a8&quot;]}], &quot;schema&quot;: &quot;https://github.com/citation-style-language/schema/raw/master/csl-citation.json&quot;, &quot;mendeley&quot;: {&quot;formattedCitation&quot;: &quot;(EMC EDUCATION SERVICE, 2015)&quot;, &quot;previouslyFormattedCitation&quot;: &quot;(EMC EDUCATION SERVICE, 2015)&quot;, &quot;plainTextFormattedCitation&quot;: &quot;(EMC EDUCATION SERVICE, 2015)&quot;}} RNDdkenco4gWP"/><text:span text:style-name="T24">(EMC EDUCATION SERVICE, 2015)</text:span><text:reference-mark-end text:name="ADDIN CSL_CITATION {&quot;properties&quot;: {&quot;noteIndex&quot;: 0}, &quot;citationItems&quot;: [{&quot;id&quot;: &quot;ITEM-1&quot;, &quot;itemData&quot;: {&quot;type&quot;: &quot;book&quot;, &quot;title&quot;: &quot;Data Science and Big Data Analytics: Discovering, Analyzing, Visualizing and Presenting Data&quot;, &quot;id&quot;: &quot;ITEM-1&quot;, &quot;edition&quot;: &quot;1&quot;, &quot;ISBN&quot;: &quot;978-1-118-87605-3,1118876059,978-1-118-87613-8,111887613X,978-1-118-87622-0,1118876229&quot;, &quot;publisher-place&quot;: &quot;Indianapolis, Indiana, USA&quot;, &quot;number-of-pages&quot;: &quot;425&quot;, &quot;editor&quot;: [{&quot;parse-names&quot;: false, &quot;suffix&quot;: &quot;&quot;, &quot;family&quot;: &quot;Long&quot;, &quot;non-dropping-particle&quot;: &quot;&quot;, &quot;dropping-particle&quot;: &quot;&quot;, &quot;given&quot;: &quot;Carol&quot;}, {&quot;parse-names&quot;: false, &quot;suffix&quot;: &quot;&quot;, &quot;family&quot;: &quot;Talbot&quot;, &quot;non-dropping-particle&quot;: &quot;&quot;, &quot;dropping-particle&quot;: &quot;&quot;, &quot;given&quot;: &quot;Kelly&quot;}], &quot;author&quot;: [{&quot;parse-names&quot;: false, &quot;suffix&quot;: &quot;&quot;, &quot;family&quot;: &quot;EMC Education Service&quot;, &quot;non-dropping-particle&quot;: &quot;&quot;, &quot;dropping-particle&quot;: &quot;&quot;, &quot;given&quot;: &quot;&quot;}], &quot;issued&quot;: {&quot;date-parts&quot;: [[&quot;2015&quot;]]}, &quot;publisher&quot;: &quot;JOHN WILEY \\&amp; SONS&quot;}, &quot;uris&quot;: [&quot;http://www.mendeley.com/documents/?uuid=cb76cc9c-14b0-4482-9119-1b20772ec3a8&quot;]}], &quot;schema&quot;: &quot;https://github.com/citation-style-language/schema/raw/master/csl-citation.json&quot;, &quot;mendeley&quot;: {&quot;formattedCitation&quot;: &quot;(EMC EDUCATION SERVICE, 2015)&quot;, &quot;previouslyFormattedCitation&quot;: &quot;(EMC EDUCATION SERVICE, 2015)&quot;, &quot;plainTextFormattedCitation&quot;: &quot;(EMC EDUCATION SERVICE, 2015)&quot;}} RNDdkenco4gWP"/><text:span text:style-name="T24">⁠, O CIM advoga pela criação de um </text:span><text:soft-page-break/><text:span text:style-name="T24">banco de dados específico, que armazenam um “modelo digital de cidades”, aplicado </text:span><text:span text:style-name="T25">tanto para a análise de dados, quanto </text:span><text:span text:style-name="T26">para o registro de modelos de informação e geometria das edificações e demais elementos da infraestrutura urbana. </text:span><text:span text:style-name="T27">Os modelos CIM sugerem uma analog</text:span><text:span text:style-name="T28">i</text:span><text:span text:style-name="T27">a com os modelos e conceitos de </text:span><text:span text:style-name="T41">Building Information Modeling</text:span><text:span text:style-name="T29"> (</text:span><text:span text:style-name="T27">BIM</text:span><text:span text:style-name="T29">)</text:span><text:span text:style-name="T27">. </text:span><text:span text:style-name="T30">Neste contexto, a interoperabilidade entre os formatos IFC, principal formato ligado ao BIM e CityGML, um esquema XML para representação de geometria e informações de elementos e infraestrutura das cidades, ganha destaque nas pesquisas da área. </text:span></text:p>
      <text:p text:style-name="P21"/>
      <text:p text:style-name="P7"><text:span text:style-name="T22">D</text:span><text:span text:style-name="T19">e acordo com </text:span><text:span text:style-name="T30">a revisão de literatura </text:span><text:span text:style-name="T32">realizada</text:span><text:span text:style-name="T30"> por </text:span><text:reference-mark-start text:name="ADDIN CSL_CITATION {&quot;properties&quot;: {&quot;noteIndex&quot;: 0}, &quot;citationItems&quot;: [{&quot;id&quot;: &quot;ITEM-1&quot;, &quot;itemData&quot;: {&quot;container-title&quot;: &quot;Procedia Engineering&quot;, &quot;issue&quot;: &quot;June&quot;, &quot;abstract&quot;: &quot;With the concepts of Smart City attracting the industry, the method of managing spatial information has become a hot research topic. Relating to this topic, GIS and BIM are two critical technologies. Although the application of GIS has a long history and BIM has also developed for over 10 years, their integrated application starts a new direction and is still at the early exploration stage. To better understand this newly expanded field, we review previous works in the field from the perspective of research and relevant application platform. Based on that, directions of future research are discussed.&quot;, &quot;type&quot;: &quot;article-journal&quot;, &quot;title&quot;: &quot;Integrated Application of BIM and GIS: An Overview&quot;, &quot;publisher&quot;: &quot;The Author(s)&quot;, &quot;issued&quot;: {&quot;date-parts&quot;: [[&quot;2017&quot;]]}, &quot;id&quot;: &quot;ITEM-1&quot;, &quot;ISSN&quot;: &quot;18777058&quot;, &quot;DOI&quot;: &quot;10.1016/j.proeng.2017.08.064&quot;, &quot;page&quot;: &quot;1072-1079&quot;, &quot;author&quot;: [{&quot;parse-names&quot;: false, &quot;suffix&quot;: &quot;&quot;, &quot;family&quot;: &quot;Ma&quot;, &quot;non-dropping-particle&quot;: &quot;&quot;, &quot;dropping-particle&quot;: &quot;&quot;, &quot;given&quot;: &quot;Zhiliang&quot;}, {&quot;parse-names&quot;: false, &quot;suffix&quot;: &quot;&quot;, &quot;family&quot;: &quot;Ren&quot;, &quot;non-dropping-particle&quot;: &quot;&quot;, &quot;dropping-particle&quot;: &quot;&quot;, &quot;given&quot;: &quot;Yuan&quot;}], &quot;volume&quot;: &quot;196&quot;}, &quot;uris&quot;: [&quot;http://www.mendeley.com/documents/?uuid=91b236ec-7c2f-4584-8e9d-0f4fbab09e06&quot;]}], &quot;schema&quot;: &quot;https://github.com/citation-style-language/schema/raw/master/csl-citation.json&quot;, &quot;mendeley&quot;: {&quot;formattedCitation&quot;: &quot;(MA; REN, 2017)&quot;, &quot;previouslyFormattedCitation&quot;: &quot;(MA; REN, 2017)&quot;, &quot;manualFormatting&quot;: &quot;Ma e Ren (2017)&quot;, &quot;plainTextFormattedCitation&quot;: &quot;(MA; REN, 2017)&quot;}} RNDggmHlr9pgg"/>Ma e Ren (2017)<text:reference-mark-end text:name="ADDIN CSL_CITATION {&quot;properties&quot;: {&quot;noteIndex&quot;: 0}, &quot;citationItems&quot;: [{&quot;id&quot;: &quot;ITEM-1&quot;, &quot;itemData&quot;: {&quot;container-title&quot;: &quot;Procedia Engineering&quot;, &quot;issue&quot;: &quot;June&quot;, &quot;abstract&quot;: &quot;With the concepts of Smart City attracting the industry, the method of managing spatial information has become a hot research topic. Relating to this topic, GIS and BIM are two critical technologies. Although the application of GIS has a long history and BIM has also developed for over 10 years, their integrated application starts a new direction and is still at the early exploration stage. To better understand this newly expanded field, we review previous works in the field from the perspective of research and relevant application platform. Based on that, directions of future research are discussed.&quot;, &quot;type&quot;: &quot;article-journal&quot;, &quot;title&quot;: &quot;Integrated Application of BIM and GIS: An Overview&quot;, &quot;publisher&quot;: &quot;The Author(s)&quot;, &quot;issued&quot;: {&quot;date-parts&quot;: [[&quot;2017&quot;]]}, &quot;id&quot;: &quot;ITEM-1&quot;, &quot;ISSN&quot;: &quot;18777058&quot;, &quot;DOI&quot;: &quot;10.1016/j.proeng.2017.08.064&quot;, &quot;page&quot;: &quot;1072-1079&quot;, &quot;author&quot;: [{&quot;parse-names&quot;: false, &quot;suffix&quot;: &quot;&quot;, &quot;family&quot;: &quot;Ma&quot;, &quot;non-dropping-particle&quot;: &quot;&quot;, &quot;dropping-particle&quot;: &quot;&quot;, &quot;given&quot;: &quot;Zhiliang&quot;}, {&quot;parse-names&quot;: false, &quot;suffix&quot;: &quot;&quot;, &quot;family&quot;: &quot;Ren&quot;, &quot;non-dropping-particle&quot;: &quot;&quot;, &quot;dropping-particle&quot;: &quot;&quot;, &quot;given&quot;: &quot;Yuan&quot;}], &quot;volume&quot;: &quot;196&quot;}, &quot;uris&quot;: [&quot;http://www.mendeley.com/documents/?uuid=91b236ec-7c2f-4584-8e9d-0f4fbab09e06&quot;]}], &quot;schema&quot;: &quot;https://github.com/citation-style-language/schema/raw/master/csl-citation.json&quot;, &quot;mendeley&quot;: {&quot;formattedCitation&quot;: &quot;(MA; REN, 2017)&quot;, &quot;previouslyFormattedCitation&quot;: &quot;(MA; REN, 2017)&quot;, &quot;manualFormatting&quot;: &quot;Ma e Ren (2017)&quot;, &quot;plainTextFormattedCitation&quot;: &quot;(MA; REN, 2017)&quot;}} RNDggmHlr9pgg"/><text:span text:style-name="T19">⁠, </text:span><text:span text:style-name="T31">analisando os estudos realizados entre 2008 e 2016, o pico desta pesquisa é alcançado em 2015, decaindo no ano seguinte. </text:span><text:span text:style-name="T33">Este decrécimo, no entanto, </text:span><text:span text:style-name="T31">é contrabalanceado pelo empenho em integrar a leitura de IFC na versão 3.0 do CityGML, em desenvolvimento desde 2014.. Embora o software ArchGis seja a ferramenta mais utilizada neste processo (31,7 %), o segundo grupo de ferramentas mais utilizado nesta integração são as ferramentas desenvolvidas pelos pesquisadores através de linguagens de programação (19,5%).</text:span></text:p>
      <text:p text:style-name="P22"/>
      <text:p text:style-name="P24"><text:span text:style-name="T31">A </text:span><text:span text:style-name="T19">programação e a análise e dados são habilidades consideradas fundamentais em várias áreas do conhecimento e atividades profissionais. A valorização destas habilidades tende a crescer no ambiente de pesquisa e na prática profissional nos próximos anos. </text:span><text:span text:style-name="T34">Um relatório encomendado pela divisão de pesquisa e treinamento da empresa de software Oracle </text:span><text:reference-mark-start text:name="ADDIN CSL_CITATION {&quot;properties&quot;: {&quot;noteIndex&quot;: 0}, &quot;citationItems&quot;: [{&quot;id&quot;: &quot;ITEM-1&quot;, &quot;itemData&quot;: {&quot;issue&quot;: &quot;June&quot;, &quot;title&quot;: &quot;Beyond Point and Click the Expanding Demand for Coding Skills&quot;, &quot;abstract&quot;: &quot;We live in a digital world. Our phones, our cars, our banks, and our hospitals \u2013 nearly every aspect of our lives \u2013 depend on computer code. As a result, coding, or computer programming, is becoming a core skill requirement for many well-paying jobs. Coding skills are in-demand across a broad range of careers, not just for programmers. The ability not only to use but also to program software is often required of business people who work with data, of designers and marketers who create websites, of engineers who build products and technologies, and of scientists who conduct research. This report analyzes the job market demand for coding skills in order to highlight the breadth and magnitude of employer demand for these skills and the range of opportunities that learning to code can open for students. The intent of this research is to showcase for school counselors and K-12 students alike the importance of learning to code and the value these skills will have in the job market. The data contained in this report are drawn from 26 million U.S. online job postings collected in 2015 and have been analyzed to determine the specific jobs and skills that employers are seeking.&quot;, &quot;type&quot;: &quot;article-journal&quot;, &quot;page&quot;: &quot;11&quot;, &quot;author&quot;: [{&quot;parse-names&quot;: false, &quot;suffix&quot;: &quot;&quot;, &quot;family&quot;: &quot;Burning Glass Technologies&quot;, &quot;non-dropping-particle&quot;: &quot;&quot;, &quot;dropping-particle&quot;: &quot;&quot;, &quot;given&quot;: &quot;&quot;}], &quot;issued&quot;: {&quot;date-parts&quot;: [[&quot;2016&quot;]]}, &quot;id&quot;: &quot;ITEM-1&quot;}, &quot;uris&quot;: [&quot;http://www.mendeley.com/documents/?uuid=141abe1d-1fb1-44c6-a921-f0343cd85037&quot;]}], &quot;schema&quot;: &quot;https://github.com/citation-style-language/schema/raw/master/csl-citation.json&quot;, &quot;mendeley&quot;: {&quot;formattedCitation&quot;: &quot;(BURNING GLASS TECHNOLOGIES, 2016)&quot;, &quot;previouslyFormattedCitation&quot;: &quot;(BURNING GLASS TECHNOLOGIES, 2016)&quot;, &quot;plainTextFormattedCitation&quot;: &quot;(BURNING GLASS TECHNOLOGIES, 2016)&quot;}} RNDfaIawhvM8h"/><text:span text:style-name="T34">(BURNING GLASS TECHNOLOGIES, 2016)</text:span><text:reference-mark-end text:name="ADDIN CSL_CITATION {&quot;properties&quot;: {&quot;noteIndex&quot;: 0}, &quot;citationItems&quot;: [{&quot;id&quot;: &quot;ITEM-1&quot;, &quot;itemData&quot;: {&quot;issue&quot;: &quot;June&quot;, &quot;title&quot;: &quot;Beyond Point and Click the Expanding Demand for Coding Skills&quot;, &quot;abstract&quot;: &quot;We live in a digital world. Our phones, our cars, our banks, and our hospitals \u2013 nearly every aspect of our lives \u2013 depend on computer code. As a result, coding, or computer programming, is becoming a core skill requirement for many well-paying jobs. Coding skills are in-demand across a broad range of careers, not just for programmers. The ability not only to use but also to program software is often required of business people who work with data, of designers and marketers who create websites, of engineers who build products and technologies, and of scientists who conduct research. This report analyzes the job market demand for coding skills in order to highlight the breadth and magnitude of employer demand for these skills and the range of opportunities that learning to code can open for students. The intent of this research is to showcase for school counselors and K-12 students alike the importance of learning to code and the value these skills will have in the job market. The data contained in this report are drawn from 26 million U.S. online job postings collected in 2015 and have been analyzed to determine the specific jobs and skills that employers are seeking.&quot;, &quot;type&quot;: &quot;article-journal&quot;, &quot;page&quot;: &quot;11&quot;, &quot;author&quot;: [{&quot;parse-names&quot;: false, &quot;suffix&quot;: &quot;&quot;, &quot;family&quot;: &quot;Burning Glass Technologies&quot;, &quot;non-dropping-particle&quot;: &quot;&quot;, &quot;dropping-particle&quot;: &quot;&quot;, &quot;given&quot;: &quot;&quot;}], &quot;issued&quot;: {&quot;date-parts&quot;: [[&quot;2016&quot;]]}, &quot;id&quot;: &quot;ITEM-1&quot;}, &quot;uris&quot;: [&quot;http://www.mendeley.com/documents/?uuid=141abe1d-1fb1-44c6-a921-f0343cd85037&quot;]}], &quot;schema&quot;: &quot;https://github.com/citation-style-language/schema/raw/master/csl-citation.json&quot;, &quot;mendeley&quot;: {&quot;formattedCitation&quot;: &quot;(BURNING GLASS TECHNOLOGIES, 2016)&quot;, &quot;previouslyFormattedCitation&quot;: &quot;(BURNING GLASS TECHNOLOGIES, 2016)&quot;, &quot;plainTextFormattedCitation&quot;: &quot;(BURNING GLASS TECHNOLOGIES, 2016)&quot;}} RNDfaIawhvM8h"/><text:span text:style-name="T34">⁠ </text:span><text:span text:style-name="T35">aponta que: Além do mercado de tecnologia da informação, trabalhar com programação tem sido uma característica profissional buscada em empregos ligados à engenharia, design e artes, análise de dados e </text:span><text:span text:style-name="T37">postos de pesquisa científica</text:span><text:span text:style-name="T35">; os empregos relacionados com programação crescem mais que o </text:span><text:span text:style-name="T36">próprio </text:span><text:span text:style-name="T35">mercado de trabalho e pagam melhores salários.</text:span></text:p>
      <text:p text:style-name="P24"><text:span text:style-name="T35"/></text:p>
      <text:p text:style-name="P25"><text:span text:style-name="T35">O </text:span><text:span text:style-name="T19">presente trabalho </text:span><text:span text:style-name="T38">foca </text:span><text:span text:style-name="T39">em algumas</text:span><text:span text:style-name="T38"> </text:span><text:span text:style-name="T40">bibliotaacas</text:span><text:span text:style-name="T38"> da linguagem Python relacionadas com dados geoespaciais. A leitura e escrita de arquivos, a integração com bancos de dados geoespaciais, a gravação e leitura de arquivos IFC e CityGML e as possibilidades futuras e aplicações atuais destas ferramentas. Apresentando </text:span><text:soft-page-break/><text:span text:style-name="T38">testes preliminares de algumas bibliotecas. Por fim os resultados e possibilidades são discutidas.</text:span></text:p>
      <text:p text:style-name="P27"><text:span text:style-name="T11">2 </text:span><text:span text:style-name="T12">AMBIENTE PYTHON E DADOS GEOESPACIAIS</text:span></text:p>
      <text:p text:style-name="P28"><text:span text:style-name="T15"><text:tab/></text:span><text:span text:style-name="T42">O Python é uma linguagem de programação de propósito geral, criada no início da década de 1990 por Guido van Rossum, mantida e desenvolvida pela fundação </text:span><text:span text:style-name="T45">Python Software Foundation</text:span><text:span text:style-name="T42">. Possui sintaxe simples e de fácil aprendizado, sendo uma das linguagens mais utilizadas no ensino e aprendizado de programação. Também é vastamente aplicada em pesquisa de ponta em computação, tendo a análise de dados e aprendizado de máquina como campos importantes para o impulsionamento e disseminação do seu uso.</text:span></text:p>
      <text:p text:style-name="P28"><text:span text:style-name="T42"><text:tab/>Diversas aplicações CAD, GIS e BIM são desenvolvidas e/ou expandidas pela linguagem Python (Autocad, Rhinocesros, Grasshopper, Qgis, ArcGis, Revit, Dynamo, FreeCad, Belnder) tronando-a bastante utilizadas entre arquitetos e engenheiros, dentre outros profissionais. Além da facilidade do aprendizado, o Python é considerada uma linguagem de rápida implementação, extremamente concisa e consistente </text:span><text:reference-mark-start text:name="ADDIN CSL_CITATION {&quot;properties&quot;: {&quot;noteIndex&quot;: 0}, &quot;citationItems&quot;: [{&quot;id&quot;: &quot;ITEM-1&quot;, &quot;itemData&quot;: {&quot;title&quot;: &quot;Python fluente: Programa\u00e7\u00e3o clara, concisa e eficaz&quot;, &quot;id&quot;: &quot;ITEM-1&quot;, &quot;ISBN&quot;: &quot;9788575224625&quot;, &quot;type&quot;: &quot;book&quot;, &quot;publisher&quot;: &quot;NOVATEC&quot;, &quot;author&quot;: [{&quot;parse-names&quot;: false, &quot;suffix&quot;: &quot;&quot;, &quot;family&quot;: &quot;Ramalho&quot;, &quot;non-dropping-particle&quot;: &quot;&quot;, &quot;dropping-particle&quot;: &quot;&quot;, &quot;given&quot;: &quot;L&quot;}], &quot;issued&quot;: {&quot;date-parts&quot;: [[&quot;2015&quot;]]}}, &quot;uris&quot;: [&quot;http://www.mendeley.com/documents/?uuid=25989304-3908-4056-82cb-3430e8147e39&quot;]}], &quot;schema&quot;: &quot;https://github.com/citation-style-language/schema/raw/master/csl-citation.json&quot;, &quot;mendeley&quot;: {&quot;formattedCitation&quot;: &quot;(RAMALHO, 2015)&quot;, &quot;previouslyFormattedCitation&quot;: &quot;(RAMALHO, 2015)&quot;, &quot;plainTextFormattedCitation&quot;: &quot;(RAMALHO, 2015)&quot;}} RNDtcmZWHwebM"/><text:span text:style-name="T42">(RAMALHO, 2015)</text:span><text:reference-mark-end text:name="ADDIN CSL_CITATION {&quot;properties&quot;: {&quot;noteIndex&quot;: 0}, &quot;citationItems&quot;: [{&quot;id&quot;: &quot;ITEM-1&quot;, &quot;itemData&quot;: {&quot;title&quot;: &quot;Python fluente: Programa\u00e7\u00e3o clara, concisa e eficaz&quot;, &quot;id&quot;: &quot;ITEM-1&quot;, &quot;ISBN&quot;: &quot;9788575224625&quot;, &quot;type&quot;: &quot;book&quot;, &quot;publisher&quot;: &quot;NOVATEC&quot;, &quot;author&quot;: [{&quot;parse-names&quot;: false, &quot;suffix&quot;: &quot;&quot;, &quot;family&quot;: &quot;Ramalho&quot;, &quot;non-dropping-particle&quot;: &quot;&quot;, &quot;dropping-particle&quot;: &quot;&quot;, &quot;given&quot;: &quot;L&quot;}], &quot;issued&quot;: {&quot;date-parts&quot;: [[&quot;2015&quot;]]}}, &quot;uris&quot;: [&quot;http://www.mendeley.com/documents/?uuid=25989304-3908-4056-82cb-3430e8147e39&quot;]}], &quot;schema&quot;: &quot;https://github.com/citation-style-language/schema/raw/master/csl-citation.json&quot;, &quot;mendeley&quot;: {&quot;formattedCitation&quot;: &quot;(RAMALHO, 2015)&quot;, &quot;previouslyFormattedCitation&quot;: &quot;(RAMALHO, 2015)&quot;, &quot;plainTextFormattedCitation&quot;: &quot;(RAMALHO, 2015)&quot;}} RNDtcmZWHwebM"/><text:span text:style-name="T42">⁠.</text:span></text:p>
      <text:p text:style-name="P28"><text:span text:style-name="T42"><text:tab/></text:span><text:span text:style-name="T43">Esta pesquisa realizou testes preliminares com o ambiente de programação Python, utilizando a distribuição científica Anaconda e o ambiente de desenvolvimento Jupyter. Apresentados na primeira seção. Em seguida a biblioteca Geopandas é apresentada, os experimentos realizados com a biblioteca são descritos e </text:span><text:span text:style-name="T44">sua integração com as bibliotecas de aprendizado de máquina são apresentados. Na terceira seção a biblioteca Osmnx, responsável pela leitura de informações da base de dados OpensStreetmaps é apresentada. Na quarta seção, apresentamos as bibliotecas utilizadas para leitura e escrita de bancos de dados, focando nos bancos de dados geoespaciais PostGis. Na quinta seção a biblioteca de manipulação de imagens georreferenciadas Rasterio é apresentada.</text:span></text:p>
      <text:p text:style-name="P14"><text:soft-page-break/>2.1 <text:span text:style-name="T53">Ambiente Conda e Jupyter Notebooks.</text:span></text:p>
      <text:p text:style-name="P30"><text:tab/><text:span text:style-name="T55">Uma linguagem de programação é primeiramente definida em um documento de requisitos. Este documento detalha como a linguagem será implementada em detalhes. Quais os tipos de dados e variáveis, quais as palavras reservadas e funções embutidas, como funciona a sintaxe da linguagem, etc. A linguagem Python não é diferente. Seus requisitos e definições são mantidos pela fundação </text:span><text:span text:style-name="T46">Python Software Foundation, </text:span><text:span text:style-name="T48">e cada implementação da linguagem é </text:span><text:span text:style-name="T49">chamada de</text:span><text:span text:style-name="T48"> distribuição. A distribuição padrão da linguagem é chamada de CPython e é disponibilizada pela mesma fundação. </text:span><text:span text:style-name="T50">Outra importante distribuição é a chamada IronPython, desenvolvida pela Microsoft, ela permite a criação de programas em Python (versão 2.7x) para o f</text:span><text:span text:style-name="T47">ramework</text:span><text:span text:style-name="T50">.Net. Esta implementação é utilizada pelas interfaces de programação de diversos programas CAD e BIM (Autocad, Revit, Rhinoceros, Dynamo, </text:span><text:span text:style-name="T52">etc</text:span><text:span text:style-name="T50">).</text:span></text:p>
      <text:p text:style-name="P30"><text:span text:style-name="T50"><text:tab/></text:span><text:span text:style-name="T51">No campo da programação científica a distribuição Anaconda (</text:span><text:a xlink:type="simple" xlink:href="http://www.anaconda.com/" text:style-name="Internet_20_link" text:visited-style-name="Visited_20_Internet_20_Link">www.anaconda.com</text:a><text:span text:style-name="T51">) apresenta elevado destaque. </text:span></text:p>
      <text:p text:style-name="P32">2.<text:span text:style-name="T54">2</text:span> <text:span text:style-name="T54">Pandas e Geopandas</text:span></text:p>
      <text:p text:style-name="P35"><text:tab/>Varia, em função da abordagem do tema.</text:p>
      <text:p text:style-name="P32">2.<text:span text:style-name="T54">3</text:span> <text:span text:style-name="T54">OpenStreetmaps e Osmnx</text:span></text:p>
      <text:p text:style-name="P35"><text:tab/>Varia, em função da abordagem do tema.</text:p>
      <text:p text:style-name="P32">2.<text:span text:style-name="T54">4</text:span> <text:span text:style-name="T54">Python e PostGis</text:span></text:p>
      <text:p text:style-name="P35"><text:tab/>Varia, em função da abordagem do tema.</text:p>
      <text:p text:style-name="P32"><text:soft-page-break/>2.<text:span text:style-name="T54">5</text:span> <text:span text:style-name="T54">Rasterio</text:span></text:p>
      <text:p text:style-name="P35"><text:tab/>Varia, em função da abordagem do tema.</text:p>
      <text:p text:style-name="P35"/>
      <text:p text:style-name="P34"/>
      <text:p text:style-name="P33"/>
      <text:p text:style-name="P31"/>
      <text:p text:style-name="P14">3 CONCLUSÃO </text:p>
      <text:p text:style-name="P16">Parte final do artigo, na qual se apresentam as conclusões correspondentes aos objetivos e às hipóteses.</text:p>
      <text:p text:style-name="P12"/>
      <text:p text:style-name="P12">REFERÊNCIAS </text:p>
      <text:p text:style-name="P3"><text:s/></text:p>
      <text:section text:style-name="Sect1" text:name="ADDIN Mendeley Bibliography CSL_BIBLIOGRAPHY  RNDCR0qg0bQgx">
        <text:p text:style-name="P29">AMORIM, A. L. DE. Discutindo City Information Modeling (Cim) E Conceitos Correlatos. <text:span text:style-name="T10">Gestão &amp; Tecnologia de Projetos</text:span>, v. 10, n. 2, p. 87, 2015. </text:p>
        <text:p text:style-name="P29">BERMUDEZ-EDO, M.; BARNAGHI, P.; MOESSNER, K. Analysing real world data streams with spatio-temporal correlations: Entropy vs. Pearson correlation. <text:span text:style-name="T10">Automation in Construction</text:span>, v. 88, n. May 2017, p. 87–100, 2018. </text:p>
        <text:p text:style-name="P29"><text:soft-page-break/>BURNING GLASS TECHNOLOGIES. Beyond Point and Click the Expanding Demand for Coding Skills. n. June, p. 11, 2016. </text:p>
        <text:p text:style-name="P29">EMC EDUCATION SERVICE. <text:span text:style-name="T10">Data Science and Big Data Analytics: Discovering, Analyzing, Visualizing and Presenting Data</text:span>. 1. ed. Indianapolis, Indiana, USA: JOHN WILEY \&amp; SONS, 2015. </text:p>
        <text:p text:style-name="P29">GIL, J.; ALMEIDA, J.; DUARTE, J. P. The backbone of a City Information Model (CIM). <text:span text:style-name="T10">29th eCAADe conference</text:span>, n. Cim, p. 143–151, 2011. </text:p>
        <text:p text:style-name="P29">LIM, C.; KIM, K.-J.; MAGLIO, P. P. Smart cities with big data: Reference models, challenges, and considerations. <text:span text:style-name="T10">Cities</text:span>, 26 May 2018. </text:p>
        <text:p text:style-name="P29">MA, Z.; REN, Y. Integrated Application of BIM and GIS: An Overview. <text:span text:style-name="T10">Procedia Engineering</text:span>, v. 196, n. June, p. 1072–1079, 2017. </text:p>
        <text:p text:style-name="P29">OSMAN, A. M. S. A novel big data analytics framework for smart cities. <text:span text:style-name="T10">Future Generation Computer Systems</text:span>, v. 91, p. 620–633, 2019. </text:p>
        <text:p text:style-name="P29">RAMALHO, L. <text:span text:style-name="T10">Python fluente: Programação clara, concisa e eficaz</text:span>. [s.l.] NOVATEC, 2015. </text:p>
        <text:p text:style-name="P29">TAH, J. H. M.; OTI, A. H.; ABANDA, F. H. A state-of-the-art review of built environment information modelling (BeIM). <text:span text:style-name="T10">Organization, Technology and Management in Construction: an International Journal</text:span>, v. 9, n. 1, p. 1638–1654, 2017. </text:p>
        <text:p text:style-name="P23">XU, X. et al. From Building Information Modeling to city Information Modeling. <text:span text:style-name="T10">Journal of Information Technology in Construction (ITcon)</text:span>, v. 19, n. December 2013, p. 292–307, 2014. </text:p>
      </text:section>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251cm" style:auto-text-indent="false"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Comic Sans MS" style:font-family-complex="'Comic Sans MS'" style:font-family-generic-complex="script"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name-complex="Tahoma" style:font-family-complex="Tahoma" style:font-family-generic-complex="swiss" style:font-pitch-complex="variable" style:font-size-complex="11pt"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loext:contextual-spacing="false" fo:text-align="start" style:justify-single-word="false" fo:text-indent="0cm" style:auto-text-indent="false" fo:keep-with-next="always"/>
      <style:text-properties fo:text-transform="uppercase"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635cm" loext:contextual-spacing="false" fo:text-align="start" style:justify-single-word="false" fo:text-indent="0cm" style:auto-text-indent="false" fo:keep-with-next="alway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635cm" loext:contextual-spacing="false" fo:text-align="start" style:justify-single-word="false" fo:text-indent="0cm" style:auto-text-indent="false"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TÍTULO_20_ANEXOS" style:display-name="TÍTULO 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1.251cm" style:auto-text-indent="false"/>
    </style:style>
    <style:style style:name="Contents_20_3" style:display-name="Contents 3" style:family="paragraph" style:parent-style-name="Standard" style:next-style-name="Standard" style:class="index">
      <style:paragraph-properties fo:margin-left="0.847cm" fo:margin-right="0cm" fo:text-indent="1.251cm" style:auto-text-indent="false"/>
    </style:style>
    <style:style style:name="Signature" style:family="paragraph" style:parent-style-name="Standard" style:class="text">
      <style:paragraph-properties fo:margin-left="7.5cm" fo:margin-right="0cm" fo:text-indent="1.251cm" style:auto-text-indent="false"/>
    </style:style>
    <style:style style:name="Assinatura_20_de_20_Email" style:display-name="Assinatura de Email" style:family="paragraph" style:parent-style-name="Standard"/>
    <style:style style:name="Com_20_marcadores" style:display-name="Com marcadores" style:family="paragraph" style:parent-style-name="Standard" style:list-style-name="WW8Num10"/>
    <style:style style:name="Com_20_marcadores_20_2" style:display-name="Com marcadores 2" style:family="paragraph" style:parent-style-name="Standard" style:list-style-name="WW8Num8"/>
    <style:style style:name="Com_20_marcadores_20_3" style:display-name="Com marcadores 3" style:family="paragraph" style:parent-style-name="Standard" style:list-style-name="WW8Num7"/>
    <style:style style:name="Com_20_marcadores_20_4" style:display-name="Com marcadores 4" style:family="paragraph" style:parent-style-name="Standard" style:list-style-name="WW8Num6"/>
    <style:style style:name="Com_20_marcadores_20_5" style:display-name="Com marcadores 5" style:family="paragraph" style:parent-style-name="Standard" style:list-style-name="WW8Num5"/>
    <style:style style:name="Corpo_20_de_20_texto_20_2" style:display-name="Corpo de texto 2" style:family="paragraph" style:parent-style-name="Standard">
      <style:paragraph-properties fo:margin-top="0cm" fo:margin-bottom="0.212cm" loext:contextual-spacing="false" fo:line-height="200%"/>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Data" style:family="paragraph" style:parent-style-name="Standard" style:next-style-name="Standard"/>
    <style:style style:name="Addressee" style:family="paragraph" style:parent-style-name="Standard" style:class="extra">
      <style:paragraph-properties fo:margin-left="5.001cm" fo:margin-right="0cm" fo:text-indent="1.251cm" style:auto-text-indent="false"/>
      <style:text-properties style:font-name-complex="Arial" style:font-family-complex="Arial" style:font-family-generic-complex="swiss" style:font-pitch-complex="variable" style:font-size-complex="12pt"/>
    </style:style>
    <style:style style:name="Encerramento" style:family="paragraph" style:parent-style-name="Standard">
      <style:paragraph-properties fo:margin-left="7.5cm" fo:margin-right="0cm" fo:text-indent="1.251cm" style:auto-text-indent="false"/>
    </style:style>
    <style:style style:name="Endereço_20_HTML" style:display-name="Endereço HTML" style:family="paragraph" style:parent-style-name="Standard">
      <style:text-properties fo:font-style="italic" style:font-style-asian="italic" style:font-style-complex="italic"/>
    </style:style>
    <style:style style:name="WW-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fo:language="none" fo:country="none" style:font-size-asian="11pt" style:language-asian="none" style:country-asian="non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a_20_de_20_continuação" style:display-name="Lista de continuação" style:family="paragraph" style:parent-style-name="Standard">
      <style:paragraph-properties fo:margin-left="0.499cm" fo:margin-right="0cm" fo:margin-top="0cm" fo:margin-bottom="0.212cm" loext:contextual-spacing="false" fo:text-indent="1.251cm" style:auto-text-indent="false"/>
    </style:style>
    <style:style style:name="Lista_20_de_20_continuação_20_2" style:display-name="Lista de continuação 2" style:family="paragraph" style:parent-style-name="Standard">
      <style:paragraph-properties fo:margin-left="0.998cm" fo:margin-right="0cm" fo:margin-top="0cm" fo:margin-bottom="0.212cm" loext:contextual-spacing="false" fo:text-indent="1.251cm" style:auto-text-indent="false"/>
    </style:style>
    <style:style style:name="Lista_20_de_20_continuação_20_3" style:display-name="Lista de continuação 3" style:family="paragraph" style:parent-style-name="Standard">
      <style:paragraph-properties fo:margin-left="1.498cm" fo:margin-right="0cm" fo:margin-top="0cm" fo:margin-bottom="0.212cm" loext:contextual-spacing="false" fo:text-indent="1.251cm" style:auto-text-indent="false"/>
    </style:style>
    <style:style style:name="Lista_20_de_20_continuação_20_4" style:display-name="Lista de continuação 4" style:family="paragraph" style:parent-style-name="Standard">
      <style:paragraph-properties fo:margin-left="1.997cm" fo:margin-right="0cm" fo:margin-top="0cm" fo:margin-bottom="0.212cm" loext:contextual-spacing="false" fo:text-indent="1.251cm" style:auto-text-indent="false"/>
    </style:style>
    <style:style style:name="Lista_20_de_20_continuação_20_5" style:display-name="Lista de continuação 5" style:family="paragraph" style:parent-style-name="Standard">
      <style:paragraph-properties fo:margin-left="2.496cm" fo:margin-right="0cm" fo:margin-top="0cm" fo:margin-bottom="0.212cm" loext:contextual-spacing="false" fo:text-indent="1.251cm" style:auto-text-indent="false"/>
    </style:style>
    <style:style style:name="Normal_20__28_Web_29_" style:display-name="Normal (Web)" style:family="paragraph" style:parent-style-name="Standard">
      <style:paragraph-properties fo:margin-top="0.494cm" fo:margin-bottom="0.494cm" loext:contextual-spacing="false"/>
      <style:text-properties style:font-name="Times" fo:font-family="Times" style:font-family-generic="roman" style:font-pitch="variable" fo:language="en" fo:country="US" style:font-name-complex="Times" style:font-family-complex="Times" style:font-family-generic-complex="roman" style:font-pitch-complex="variable"/>
    </style:style>
    <style:style style:name="Numerada" style:family="paragraph" style:parent-style-name="Standard" style:list-style-name="WW8Num9"/>
    <style:style style:name="Numerada_20_2" style:display-name="Numerada 2" style:family="paragraph" style:parent-style-name="Standard" style:list-style-name="WW8Num4"/>
    <style:style style:name="Numerada_20_3" style:display-name="Numerada 3" style:family="paragraph" style:parent-style-name="Standard" style:list-style-name="WW8Num3"/>
    <style:style style:name="Numerada_20_4" style:display-name="Numerada 4" style:family="paragraph" style:parent-style-name="Standard" style:list-style-name="WW8Num2"/>
    <style:style style:name="Numerada_20_5" style:display-name="Numerada 5" style:family="paragraph" style:parent-style-name="Standard" style:list-style-name="WW8Num1"/>
    <style:style style:name="Primeiro_20_recuo_20_de_20_corpo_20_de_20_texto" style:display-name="Primeiro recuo de corpo de texto"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1.251cm" style:auto-text-indent="false"/>
    </style:style>
    <style:style style:name="Primeiro_20_recuo_20_de_20_corpo_20_de_20_texto_20_2" style:display-name="Primeiro recuo de corpo de texto 2" style:family="paragraph" style:parent-style-name="Text_20_body_20_indent">
      <style:paragraph-properties fo:margin-left="0.499cm" fo:margin-right="0cm" fo:text-indent="0.37cm" style:auto-text-indent="false"/>
    </style:style>
    <style:style style:name="Recuo_20_de_20_corpo_20_de_20_texto_20_3" style:display-name="Recuo de corpo de texto 3"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 style:display-name="Recuo normal" style:family="paragraph" style:parent-style-name="Standard">
      <style:paragraph-properties fo:margin-left="1.249cm" fo:margin-right="0cm" fo:text-indent="1.251cm" style:auto-text-indent="false"/>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audação" style:family="paragraph" style:parent-style-name="Standard" style:next-style-name="Standard"/>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complex="Arial" style:font-family-complex="Arial" style:font-family-generic-complex="swiss" style:font-pitch-complex="variable" style:font-size-complex="12pt"/>
    </style:style>
    <style:style style:name="Texto_20_em_20_bloco" style:display-name="Texto em bloco"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da_20_nota" style:display-name="Título da nota" style:family="paragraph" style:parent-style-name="Standard" style:next-style-name="Standard"/>
    <style:style style:name="Header" style:family="paragraph" style:parent-style-name="Standard" style:class="extra">
      <style:paragraph-properties>
        <style:tab-stops>
          <style:tab-stop style:position="7.795cm" style:type="center"/>
          <style:tab-stop style:position="15.589cm" style:type="right"/>
          <style:tab-stop style:position="16.002cm" style:type="right" style:leader-style="dotted" style:leader-text="."/>
        </style:tab-stops>
      </style:paragraph-properties>
      <style:text-properties style:font-size-complex="12pt"/>
    </style:style>
    <style:style style:name="Índice_20_de_20_ilustrações" style:display-name="Índice de ilustrações" style:family="paragraph" style:parent-style-name="Standard" style:next-style-name="Standard">
      <style:paragraph-properties fo:margin-left="0cm" fo:margin-right="0cm" fo:text-align="start" style:justify-single-word="false" fo:text-indent="0cm" style:auto-text-indent="false"/>
    </style:style>
    <style:style style:name="Resumo" style:family="paragraph" style:parent-style-name="Standard">
      <style:paragraph-properties fo:text-align="justify" style:justify-single-word="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Cabeçalho_20_da_20_mensagem" style:display-name="Cabeçalho da mensagem" style:family="paragraph" style:parent-style-name="Standard">
      <style:paragraph-properties fo:margin-left="2cm" fo:margin-right="0cm" fo:text-indent="-2cm" style:auto-text-indent="false" fo:padding="0.035cm" fo:border="0.74pt solid #000000"/>
      <style:text-properties style:font-name-complex="Arial" style:font-family-complex="Arial" style:font-family-generic-complex="swiss" style:font-pitch-complex="variable" style:font-size-complex="12pt"/>
    </style:style>
    <style:style style:name="Dados_20_Cadastrais" style:display-name="Dados Cadastrais" style:family="paragraph" style:parent-style-name="Standard">
      <style:paragraph-properties fo:margin-left="0cm" fo:margin-right="0cm" fo:line-height="100%" fo:text-indent="0cm" style:auto-text-indent="false">
        <style:tab-stops>
          <style:tab-stop style:position="15.002cm" style:type="right"/>
        </style:tab-stops>
      </style:paragraph-properties>
      <style:text-properties fo:text-transform="uppercase" style:font-name-complex="Arial" style:font-family-complex="Arial" style:font-family-generic-complex="swiss" style:font-pitch-complex="variable"/>
    </style:style>
    <style:style style:name="Endnote" style:family="paragraph" style:parent-style-name="Standard" style:class="extra"/>
    <style:style style:name="Footnote" style:family="paragraph" style:parent-style-name="Standard" style:class="extra">
      <style:paragraph-properties fo:margin-top="0cm" fo:margin-bottom="0.212cm" loext:contextual-spacing="false">
        <style:tab-stops>
          <style:tab-stop style:position="0.75cm"/>
        </style:tab-stops>
      </style:paragraph-properties>
      <style:text-properties fo:font-size="11pt" fo:letter-spacing="-0.014cm" style:font-size-asian="11pt"/>
    </style:style>
    <style:style style:name="CITAÇÃO" style:family="paragraph" style:parent-style-name="Standard" style:next-style-name="Standard">
      <style:paragraph-properties fo:margin-left="4.001cm" fo:margin-right="0cm" fo:margin-top="0.635cm" fo:margin-bottom="0.635cm" loext:contextual-spacing="false" fo:text-align="justify" style:justify-single-word="false" fo:text-indent="1.25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CC-C5" style:family="paragraph" style:parent-style-name="Standard">
      <style:paragraph-properties fo:margin-top="0cm" fo:margin-bottom="0.212cm" loext:contextual-spacing="false">
        <style:tab-stops>
          <style:tab-stop style:position="16.002cm" style:type="right" style:leader-style="dotted" style:leader-text="."/>
        </style:tab-stops>
      </style:paragraph-properties>
      <style:text-properties style:font-name-complex="Times New Roman" style:font-family-complex="'Times New Roman'" style:font-family-generic-complex="roman" style:font-pitch-complex="variable"/>
    </style:style>
    <style:style style:name="grafico" style:family="paragraph" style:parent-style-name="Standard" style:next-style-name="Standard">
      <style:paragraph-properties fo:margin-left="0cm" fo:margin-right="0cm" fo:line-height="100%" fo:text-align="center" style:justify-single-word="false"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font-size-complex="10pt"/>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List_20_Paragraph" style:display-name="List Paragraph" style:family="paragraph" style:parent-style-name="Standard">
      <style:paragraph-properties fo:margin-left="1.27cm" fo:margin-right="0cm" fo:margin-top="0cm" fo:margin-bottom="0.353cm" loext:contextual-spacing="true" fo:line-height="115%" fo:text-indent="1.251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Verdana" fo:font-family="Verdana" style:font-family-generic="swiss" style:font-pitch="variable" fo:font-size="12pt" fo:language="pt" fo:country="BR"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2pt" style:language-complex="ar" style:country-complex="SA"/>
    </style:style>
    <style:style style:name="Pa3" style:family="paragraph" style:parent-style-name="Standard" style:next-style-name="Standard">
      <style:paragraph-properties style:line-height-at-least="0.425cm" style:text-autospace="none"/>
      <style:text-properties style:font-name="Gill Sans" fo:font-family="'Gill Sans'" style:font-family-generic="swiss" style:font-name-complex="Gill Sans" style:font-family-complex="'Gill Sans'" style:font-family-generic-complex="swiss"/>
    </style:style>
    <style:style style:name="Parágrafo_20_da_20_Lista1" style:display-name="Parágrafo da Lista1" style:family="paragraph" style:parent-style-name="Standard">
      <style:paragraph-properties fo:margin-left="1.27cm" fo:margin-right="0cm" fo:margin-top="0cm" fo:margin-bottom="0.635cm" loext:contextual-spacing="tru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style>
    <style:style style:name="Primeiro_20_recuo_20_de_20_corpo_20_de_20_texto1" style:display-name="Primeiro recuo de corpo de texto1" style:family="paragraph" style:parent-style-name="Standard">
      <style:paragraph-properties fo:margin-left="0cm" fo:margin-right="0cm" fo:text-indent="0.37cm" style:auto-text-indent="false"/>
    </style:style>
    <style:style style:name="Autoridade" style:family="paragraph" style:parent-style-name="Standard">
      <style:paragraph-properties fo:margin-left="3.3cm" fo:margin-right="3.3cm" style:line-height-at-least="0.635cm" fo:text-align="center" style:justify-single-word="false" fo:text-indent="1.251cm" style:auto-text-indent="false" style:text-autospace="none"/>
      <style:text-properties fo:text-transform="uppercase" fo:color="#000000"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Capa" style:family="paragraph" style:parent-style-name="Standard" style:next-style-name="Standard">
      <style:paragraph-properties fo:margin-left="0cm" fo:margin-right="0cm"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Contents_20_4" style:display-name="Contents 4" style:family="paragraph" style:parent-style-name="Standard" style:next-style-name="Standard" style:class="index">
      <style:paragraph-properties fo:margin-left="1.27cm" fo:margin-right="0cm" fo:text-indent="1.251cm" style:auto-text-indent="false"/>
    </style:style>
    <style:style style:name="Ementa" style:family="paragraph" style:parent-style-name="Standard">
      <style:paragraph-properties fo:margin-left="5.502cm" fo:margin-right="0cm" fo:text-align="justify" style:justify-single-word="false" fo:hyphenation-ladder-count="no-limit" fo:text-indent="1.251cm" style:auto-text-indent="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Pré-formatação_20_HTML" style:display-name="Pré-formatação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6" style:display-name="Contents 6" style:family="paragraph" style:parent-style-name="Standard" style:next-style-name="Standard" style:class="index">
      <style:paragraph-properties fo:margin-left="0cm" fo:margin-right="0cm" fo:text-indent="0cm" style:auto-text-indent="false"/>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text-indent="1.251cm" style:auto-text-indent="false"/>
    </style:style>
    <style:style style:name="Texto_20_de_20_nota_20_de_20_rodapé" style:display-name="Texto de nota de rodapé" style:family="paragraph" style:parent-style-name="Standard">
      <style:text-properties fo:font-size="10pt" style:font-size-asian="10pt"/>
    </style:style>
    <style:style style:name="REFERÊNCIA_20_2" style:display-name="REFERÊNCIA 2"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117cm" fo:margin-right="0cm" fo:text-indent="1.251cm" style:auto-text-indent="false"/>
    </style:style>
    <style:style style:name="Contents_20_8" style:display-name="Contents 8" style:family="paragraph" style:parent-style-name="Standard" style:next-style-name="Standard" style:class="index">
      <style:paragraph-properties fo:margin-left="2.469cm" fo:margin-right="0cm" fo:text-indent="1.251cm" style:auto-text-indent="false"/>
    </style:style>
    <style:style style:name="Capa_20_Texto" style:display-name="Capa Texto" style:family="paragraph" style:next-style-name="Standard">
      <style:paragraph-properties fo:margin-left="0cm" fo:margin-right="0cm" fo:line-height="200%" fo:text-align="center" style:justify-single-word="false" fo:orphans="2" fo:widows="2" fo:text-indent="1.501cm" style:auto-text-indent="false" fo:keep-with-next="always"/>
      <style:text-properties fo:text-transform="uppercase" fo:color="#000000" style:font-name="Arial" fo:font-family="Arial" style:font-family-generic="swiss" style:font-pitch="variable" fo:font-size="16pt" fo:language="pt" fo:country="BR" style:font-name-asian="Times New Roman" style:font-family-asian="'Times New Roman'" style:font-family-generic-asian="roman" style:font-pitch-asian="variable" style:font-size-asian="16pt" style:language-asian="none" style:country-asian="none" style:font-name-complex="Arial" style:font-family-complex="Arial" style:font-family-generic-complex="swiss" style:font-pitch-complex="variable" style:font-size-complex="10pt" style:language-complex="ar" style:country-complex="SA"/>
    </style:style>
    <style:style style:name="Capa_20_Texto2" style:display-name="Capa Texto2"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ize-complex="14pt" style:font-style-complex="italic"/>
    </style:style>
    <style:style style:name="Citação" style:family="paragraph" style:parent-style-name="Standard" style:next-style-name="Standard">
      <style:paragraph-properties fo:margin-left="4.001cm" fo:margin-right="0cm" fo:margin-top="1.27cm" fo:margin-bottom="1.27cm" loext:contextual-spacing="false" fo:text-align="justify" style:justify-single-word="false" fo:text-indent="1.251cm" style:auto-text-indent="false"/>
      <style:text-properties style:font-name="Arial" fo:font-family="Arial" style:font-family-generic="swiss" style:font-pitch="variable" fo:language="none" fo:country="none" style:font-name-complex="Arial" style:font-family-complex="Arial" style:font-family-generic-complex="swiss" style:font-pitch-complex="variable" style:font-style-complex="italic"/>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style>
    <style:style style:name="CITAÇÃO_20_LONGA_20_MC" style:display-name="CITAÇÃO LONGA MC" style:family="paragraph" style:parent-style-name="Standard">
      <style:paragraph-properties fo:margin-left="4.001cm" fo:margin-right="0cm" fo:margin-top="0cm" fo:margin-bottom="0.423cm" loext:contextual-spacing="false" fo:orphans="0" fo:widows="0" fo:text-indent="1.251cm" style:auto-text-indent="false">
        <style:tab-stops>
          <style:tab-stop style:position="16.002cm" style:type="right" style:leader-style="dotted" style:leader-text="."/>
        </style:tab-stops>
      </style:paragraph-properties>
      <style:text-properties fo:font-size="10pt" style:font-size-asian="10pt" style:font-size-complex="10pt"/>
    </style:style>
    <style:style style:name="CM25" style:family="paragraph" style:parent-style-name="Default" style:next-style-name="Default">
      <style:paragraph-properties fo:margin-left="0cm" fo:margin-right="0cm" fo:line-height="150%" fo:text-indent="1.501cm" style:auto-text-indent="false"/>
      <style:text-properties fo:color="#000000"/>
    </style:style>
    <style:style style:name="CM26" style:family="paragraph" style:parent-style-name="Default" style:next-style-name="Default">
      <style:paragraph-properties fo:margin-left="0cm" fo:margin-right="0cm" fo:line-height="150%" fo:text-indent="1.501cm" style:auto-text-indent="false"/>
      <style:text-properties fo:color="#000000"/>
    </style:style>
    <style:style style:name="CM27" style:family="paragraph" style:parent-style-name="Default" style:next-style-name="Default">
      <style:paragraph-properties fo:margin-left="0cm" fo:margin-right="0cm" fo:line-height="150%" fo:text-indent="1.501cm" style:auto-text-indent="false"/>
      <style:text-properties fo:color="#000000"/>
    </style:style>
    <style:style style:name="CM28" style:family="paragraph" style:parent-style-name="Default" style:next-style-name="Default">
      <style:paragraph-properties fo:margin-left="0cm" fo:margin-right="0cm" fo:line-height="150%" fo:text-indent="1.501cm" style:auto-text-indent="false"/>
      <style:text-properties fo:color="#000000"/>
    </style:style>
    <style:style style:name="Estilo_20_Estilo_20_Título_20_1_20__2b__20_À_20_esquerda_3a__20__20_0_20_cm_20_Primeira_20_linha_3a__20__20_0_20_cm_20_Dep..." style:display-name="Estilo Estilo Título 1 + À esquerda:  0 cm Primeira linha:  0 cm Dep..."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font-size-complex="10pt" style:font-weight-complex="bold"/>
    </style:style>
    <style:style style:name="Contents_20_5" style:display-name="Contents 5" style:family="paragraph" style:parent-style-name="Standard" style:next-style-name="Standard" style:class="index">
      <style:paragraph-properties fo:margin-left="1.411cm" fo:margin-right="0cm" fo:text-indent="1.251cm" style:auto-text-indent="false"/>
      <style:text-properties fo:font-size="10pt" style:font-name-asian="SimSun" style:font-family-asian="SimSun, 宋体" style:font-pitch-asian="variable" style:font-size-asian="10pt" style:language-asian="zh" style:country-asian="CN" style:font-size-complex="10pt"/>
    </style:style>
    <style:style style:name="Estilo_20_Título_20_1_20__2b__20_À_20_esquerda_3a__20__20_0_20_cm_20_Primeira_20_linha_3a__20__20_0_20_cm_20_Depois_20_d..." style:display-name="Estilo Título 1 + À esquerda:  0 cm Primeira linha:  0 cm Depois d..."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À_20_esquerda_3a__20__20_0_20_cm_20_Primeira_20_linha_3a__20__20_0_20_cm_20_Depois_20_d...1" style:display-name="Estilo Título 1 + À esquerda:  0 cm Primeira linha:  0 cm Depois d...1"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Depois_20_de_3a__20__20_48_20_pt" style:display-name="Estilo Título 1 + Depois de:  48 pt"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2_20__2b__20_Antes_3a__20__20_4_20_linha_20_Depois_20_de_3a__20__20_4_20_linha" style:display-name="Estilo Título 2 + Antes:  4 linha Depois de:  4 linha" style:family="paragraph" style:parent-style-name="Heading_20_2" style:default-outline-level="" style:list-style-name="">
      <style:paragraph-properties fo:margin-left="0cm" fo:margin-right="0cm" fo:text-indent="1.501cm" style:auto-text-indent="false">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2_20__2b__20_Antes_3a__20__20_4_20_linha_20_Depois_20_de_3a__20__20_4_20_linha1" style:display-name="Estilo Título 2 + Antes:  4 linha Depois de:  4 linha1" style:family="paragraph" style:parent-style-name="Heading_20_2" style:default-outline-level="" style:list-style-name="">
      <style:paragraph-properties>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3_20__2b__20_Antes_3a__20__20_48_20_pt_20_Depois_20_de_3a__20__20_48_20_pt" style:display-name="Estilo Título 3 + Antes:  48 pt Depois de:  48 pt"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color="#000000" fo:background-color="#ffffff" style:font-name-complex="Times New Roman" style:font-family-complex="'Times New Roman'" style:font-family-generic-complex="roman" style:font-pitch-complex="variable" style:font-size-complex="10pt"/>
    </style:style>
    <style:style style:name="Estilo_20_Título_20_3_20__2b__20_Antes_3a__20__20_48_20_pt_20_Depois_20_de_3a__20__20_48_20_pt1" style:display-name="Estilo Título 3 + Antes:  48 pt Depois de:  48 pt1"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background-color="#ffffff" style:font-name-complex="Times New Roman" style:font-family-complex="'Times New Roman'" style:font-family-generic-complex="roman" style:font-pitch-complex="variable" style:font-size-complex="10pt"/>
    </style:style>
    <style:style style:name="Estilo_20_TÍTULO_20_PRINCIPAL_20_MC_20__2b__20_À_20_esquerda" style:display-name="Estilo TÍTULO PRINCIPAL MC + À esquerda" style:family="paragraph" style:parent-style-name="Standard" style:default-outline-level="1" style:list-style-name="">
      <style:paragraph-properties fo:margin-top="0cm" fo:margin-bottom="0.635cm" loext:contextual-spacing="false" fo:text-align="center" style:justify-single-word="false" fo:orphans="0" fo:widows="0">
        <style:tab-stops>
          <style:tab-stop style:position="16.002cm" style:type="right" style:leader-style="dotted" style:leader-text="."/>
        </style:tab-stops>
      </style:paragraph-properties>
      <style:text-properties fo:font-weight="bold" style:font-weight-asian="bold" style:font-size-complex="10pt" style:font-weight-complex="bold"/>
    </style:style>
    <style:style style:name="Normal_20__2b__20_Negrito" style:display-name="Normal + Negrito" style:family="paragraph" style:parent-style-name="Standard">
      <style:paragraph-properties fo:margin-left="0.635cm" fo:margin-right="0cm" fo:text-indent="1.251cm" style:auto-text-indent="false"/>
      <style:text-properties fo:font-weight="bold" style:font-weight-asian="bold"/>
    </style:style>
    <style:style style:name="Estilo1" style:family="paragraph" style:parent-style-name="Normal_20__2b__20_Negrito">
      <style:paragraph-properties fo:margin-left="0cm" fo:margin-right="0cm" fo:text-indent="1.251cm" style:auto-text-indent="false"/>
      <style:text-properties fo:font-size="13pt" fo:font-weight="normal" style:font-size-asian="13pt" style:font-weight-asian="normal" style:font-name-complex="Arial" style:font-family-complex="Arial" style:font-family-generic-complex="swiss" style:font-pitch-complex="variable" style:font-size-complex="13pt"/>
    </style:style>
    <style:style style:name="Estilo2" style:family="paragraph" style:parent-style-name="Standard">
      <style:text-properties style:font-name="Gill Sans Ultra Bold" fo:font-family="'Gill Sans Ultra Bold'" style:font-family-generic="swiss" style:font-pitch="variable" fo:font-size="13pt" style:font-size-asian="13pt" style:font-name-complex="Gill Sans Ultra Bold" style:font-family-complex="'Gill Sans Ultra Bold'" style:font-family-generic-complex="swiss" style:font-pitch-complex="variable" style:font-size-complex="12pt"/>
    </style:style>
    <style:style style:name="Joaquim-Capa_5f_Registro" style:display-name="Joaquim-Capa_Registro" style:family="paragraph" style:parent-style-name="Standard">
      <style:paragraph-properties fo:margin-left="0cm" fo:margin-right="0cm" fo:margin-top="0.212cm" fo:margin-bottom="0.212cm" loext:contextual-spacing="false" fo:text-align="end" style:justify-single-word="false" fo:text-indent="0cm" style:auto-text-indent="false"/>
      <style:text-properties fo:font-size="10pt" fo:font-weight="bold" style:font-size-asian="10pt" style:font-weight-asian="bold" style:font-name-complex="Arial" style:font-family-complex="Arial" style:font-family-generic-complex="swiss" style:font-pitch-complex="variable"/>
    </style:style>
    <style:style style:name="Joaquim-Registro_5f_CAPA" style:display-name="Joaquim-Registro_CAPA" style:family="paragraph" style:parent-style-name="Joaquim-Capa_5f_Registro">
      <style:text-properties fo:language="pt" fo:country="BR" fo:font-style="italic" style:font-style-asian="italic"/>
    </style:style>
    <style:style style:name="Estilo3" style:family="paragraph" style:parent-style-name="Joaquim-Registro_5f_CAPA">
      <style:paragraph-properties fo:margin-left="8.001cm" fo:margin-right="0cm" fo:text-align="justify" style:justify-single-word="false" fo:text-indent="0cm" style:auto-text-indent="false"/>
      <style:text-properties fo:font-weight="normal" style:font-weight-asian="normal"/>
    </style:style>
    <style:style style:name="Estilo4" style:family="paragraph" style:parent-style-name="Contents_20_1">
      <style:paragraph-properties>
        <style:tab-stops>
          <style:tab-stop style:position="2.117cm"/>
        </style:tab-stops>
      </style:paragraph-properties>
    </style:style>
    <style:style style:name="Estilo5" style:family="paragraph" style:parent-style-name="Estilo4">
      <style:text-properties fo:language="pt" fo:country="BR"/>
    </style:style>
    <style:style style:name="Contents_20_9" style:display-name="Contents 9" style:family="paragraph" style:parent-style-name="Standard" style:next-style-name="Standard" style:class="index">
      <style:paragraph-properties fo:margin-left="2.822cm" fo:margin-right="0cm" fo:text-indent="1.251cm" style:auto-text-indent="false"/>
    </style:style>
    <style:style style:name="Introd_20_e_20_conclusão" style:display-name="Introd e conclusão"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style>
    <style:style style:name="Local_20_e_20_Data" style:display-name="Local e Data"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tyle-complex="italic"/>
    </style:style>
    <style:style style:name="N" style:family="paragraph" style:parent-style-name="Standard">
      <style:paragraph-properties fo:margin-left="1.244cm" fo:margin-right="0cm" fo:margin-top="0.423cm" fo:margin-bottom="0.212cm" loext:contextual-spacing="false" fo:text-indent="1.251cm" style:auto-text-indent="false">
        <style:tab-stops>
          <style:tab-stop style:position="16.002cm" style:type="right" style:leader-style="dotted" style:leader-text="."/>
        </style:tab-stops>
      </style:paragraph-properties>
    </style:style>
    <style:style style:name="Nome_20_Trabalho" style:display-name="Nome Trabalho" style:family="paragraph" style:parent-style-name="Standard" style:default-outline-level="1" style:list-style-name="">
      <style:paragraph-properties fo:text-align="center" style:justify-single-word="false">
        <style:tab-stops>
          <style:tab-stop style:position="16.002cm" style:type="right" style:leader-style="dotted" style:leader-text="."/>
        </style:tab-stops>
      </style:paragraph-properties>
      <style:text-properties fo:text-transform="uppercase" fo:color="#000000" fo:font-size="16pt" style:font-size-asian="16pt" style:font-style-complex="italic"/>
    </style:style>
    <style:style style:name="nomesecao" style:family="paragraph" style:parent-style-name="Standard">
      <style:paragraph-properties fo:margin-top="0.494cm" fo:margin-bottom="0.494cm" loext:contextual-spacing="false">
        <style:tab-stops>
          <style:tab-stop style:position="16.002cm" style:type="right" style:leader-style="dotted" style:leader-text="."/>
        </style:tab-stops>
      </style:paragraph-properties>
    </style:style>
    <style:style style:name="Normal_20_3" style:display-name="Normal 3" style:family="paragraph">
      <style:paragraph-properties fo:margin-left="0cm" fo:margin-right="0cm" fo:line-height="150%" fo:orphans="2" fo:widows="2" fo:text-indent="1.501cm" style:auto-text-indent="false">
        <style:tab-stops>
          <style:tab-stop style:position="8.573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none" style:country-asian="none" style:font-name-complex="Arial" style:font-family-complex="Arial" style:font-family-generic-complex="swiss" style:font-pitch-complex="variable" style:font-size-complex="10pt" style:language-complex="ar" style:country-complex="SA"/>
    </style:style>
    <style:style style:name="normal_20_abnt" style:display-name="normal abnt" style:family="paragraph" style:parent-style-name="Standard">
      <style:paragraph-properties fo:margin-top="0cm" fo:margin-bottom="0.847cm" loext:contextual-spacing="false"/>
      <style:text-properties style:font-name-complex="Arial" style:font-family-complex="Arial" style:font-family-generic-complex="swiss" style:font-pitch-complex="variable"/>
    </style:style>
    <style:style style:name="Normal_20_Abnt" style:display-name="Normal Abnt" style:family="paragraph">
      <style:paragraph-properties fo:margin-left="0cm" fo:margin-right="0cm" fo:margin-top="0cm" fo:margin-bottom="0.847cm" loext:contextual-spacing="false" fo:line-height="150%"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_5f_ABNT" style:display-name="Normal_ABNT" style:family="paragraph" style:parent-style-name="Standard">
      <style:paragraph-properties fo:margin-top="0cm" fo:margin-bottom="0.847cm" loext:contextual-spacing="false">
        <style:tab-stops>
          <style:tab-stop style:position="1.501cm"/>
        </style:tab-stops>
      </style:paragraph-properties>
      <style:text-properties fo:color="#000000" style:font-name-complex="Arial" style:font-family-complex="Arial" style:font-family-generic-complex="swiss" style:font-pitch-complex="variable"/>
    </style:style>
    <style:style style:name="Nota_20_de_20_Rodapé" style:display-name="Nota de Rodapé" style:family="paragraph" style:parent-style-name="Standard">
      <style:paragraph-properties fo:margin-left="0.21cm" fo:margin-right="0cm" fo:line-height="100%" fo:text-indent="-0.21cm" style:auto-text-indent="false"/>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Referencias_20_bibligraficas" style:display-name="Referencias bibligraficas" style:family="paragraph" style:parent-style-name="Standard" style:default-outline-level="1" style:list-style-name="">
      <style:paragraph-properties fo:margin-left="0cm" fo:margin-right="0cm" fo:margin-top="0cm" fo:margin-bottom="0.635cm" loext:contextual-spacing="false" fo:text-align="center" style:justify-single-word="false" fo:text-indent="0cm" style:auto-text-indent="false" fo:break-before="page" fo:keep-with-next="always"/>
      <style:text-properties fo:text-transform="uppercase" fo:font-weight="bold" style:font-weight-asian="bold"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Remissivo_20_4" style:display-name="Remissivo 4" style:family="paragraph" style:parent-style-name="Standard" style:next-style-name="Standard">
      <style:paragraph-properties fo:margin-left="1.411cm" fo:margin-right="0cm" fo:text-indent="-0.353cm" style:auto-text-indent="false"/>
    </style:style>
    <style:style style:name="Remissivo_20_5" style:display-name="Remissivo 5" style:family="paragraph" style:parent-style-name="Standard" style:next-style-name="Standard">
      <style:paragraph-properties fo:margin-left="1.764cm" fo:margin-right="0cm" fo:text-indent="-0.353cm" style:auto-text-indent="false"/>
    </style:style>
    <style:style style:name="Remissivo_20_6" style:display-name="Remissivo 6" style:family="paragraph" style:parent-style-name="Standard" style:next-style-name="Standard">
      <style:paragraph-properties fo:margin-left="2.117cm" fo:margin-right="0cm" fo:text-indent="-0.353cm" style:auto-text-indent="false"/>
    </style:style>
    <style:style style:name="Remissivo_20_7" style:display-name="Remissivo 7" style:family="paragraph" style:parent-style-name="Standard" style:next-style-name="Standard">
      <style:paragraph-properties fo:margin-left="2.469cm" fo:margin-right="0cm" fo:text-indent="-0.353cm" style:auto-text-indent="false"/>
    </style:style>
    <style:style style:name="Remissivo_20_8" style:display-name="Remissivo 8" style:family="paragraph" style:parent-style-name="Standard" style:next-style-name="Standard">
      <style:paragraph-properties fo:margin-left="2.822cm" fo:margin-right="0cm" fo:text-indent="-0.353cm" style:auto-text-indent="false"/>
    </style:style>
    <style:style style:name="Remissivo_20_9" style:display-name="Remissivo 9" style:family="paragraph" style:parent-style-name="Standard" style:next-style-name="Standard">
      <style:paragraph-properties fo:margin-left="3.175cm" fo:margin-right="0cm" fo:text-indent="-0.353cm" style:auto-text-indent="false"/>
    </style:style>
    <style:style style:name="Resumo_20_Abstract" style:display-name="Resumo Abstract" style:family="paragraph" style:parent-style-name="Standard">
      <style:paragraph-properties fo:margin-left="0cm" fo:margin-right="0cm" fo:margin-top="0cm" fo:margin-bottom="0.635cm" loext:contextual-spacing="false" fo:text-indent="0cm" style:auto-text-indent="false" fo:keep-with-next="always">
        <style:tab-stops>
          <style:tab-stop style:position="15.983cm" style:type="right" style:leader-style="dotted" style:leader-text="."/>
        </style:tab-stops>
      </style:paragraph-properties>
      <style:text-properties style:font-name-complex="Arial" style:font-family-complex="Arial" style:font-family-generic-complex="swiss" style:font-pitch-complex="variable"/>
    </style:style>
    <style:style style:name="Sem_20_Espaçamento" style:display-name="Sem Espaçamento" style:family="paragraph">
      <style:paragraph-properties fo:orphans="2" fo:widows="2"/>
      <style:text-properties style:use-window-font-color="true"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_20_Fora_20_do_20_Sumário" style:display-name="Tít. Fora do Sumári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fo:keep-with-next="always">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TÍTULO_20_1.1_20_MC" style:display-name="TÍTULO 1.1 MC" style:family="paragraph" style:parent-style-name="Standard" style:default-outline-level="3"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MC" style:display-name="TÍTULO 1MC" style:family="paragraph" style:parent-style-name="Standard" style:default-outline-level="2"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CENTRAL_20_1" style:display-name="TÍTULO CENTRAL 1" style:family="paragraph" style:parent-style-name="Standard" style:next-style-name="Standard">
      <style:paragraph-properties fo:margin-top="0cm" fo:margin-bottom="1.27cm" loext:contextual-spacing="false" fo:line-height="150%" fo:text-align="center" style:justify-single-word="false" fo:hyphenation-ladder-count="no-limit"/>
      <style:text-properties fo:text-transform="uppercas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font-size-complex="11pt" fo:hyphenate="false" fo:hyphenation-remain-char-count="2" fo:hyphenation-push-char-count="2"/>
    </style:style>
    <style:style style:name="TÍTULO_20_CENTRAL_20_2" style:display-name="TÍTULO CENTRAL 2"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ize-complex="12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ítulo_20_não_20_numerado_20_a_20_esquerda" style:display-name="Título não numerado a esquerda" style:family="paragraph" style:parent-style-name="Heading">
      <style:paragraph-properties fo:margin-left="0cm" fo:margin-right="0cm" fo:text-align="start" style:justify-single-word="false" fo:text-indent="0cm" style:auto-text-indent="false"/>
      <style:text-properties fo:text-transform="uppercase" fo:language="none" fo:country="none" fo:font-weight="normal" style:language-asian="none" style:country-asian="none" style:font-weight-asian="normal"/>
    </style:style>
    <style:style style:name="TÍTULO_20_PRINCIPAL_20_MC" style:display-name="TÍTULO PRINCIPAL MC" style:family="paragraph" style:parent-style-name="Standard" style:default-outline-level="1" style:list-style-name="">
      <style:paragraph-properties fo:margin-left="0cm" fo:margin-right="0cm" fo:margin-top="0cm" fo:margin-bottom="0.635cm" loext:contextual-spacing="false" fo:text-align="center" style:justify-single-word="false" fo:orphans="0" fo:widows="0"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Sumário" style:family="paragraph" style:parent-style-name="Heading_20_1" style:next-style-name="Standard" style:default-outline-level="" style:list-style-name=""/>
    <style:style style:name="western" style:family="paragraph" style:parent-style-name="Standard">
      <style:paragraph-properties fo:margin-top="0.494cm" fo:margin-bottom="0.21cm" loext:contextual-spacing="false"/>
    </style:style>
    <style:style style:name="Cabeçalho_20_do_20_Sumário" style:display-name="Cabeçalho do Sumário" style:family="paragraph" style:parent-style-name="Heading_20_1" style:next-style-name="Standard" style:default-outline-level="" style:list-style-name="">
      <style:paragraph-properties fo:margin-top="0.847cm" fo:margin-bottom="0.635cm" loext:contextual-spacing="false" fo:keep-together="always"/>
      <style:text-properties fo:color="#365f91" fo:font-size="14pt" style:font-size-asian="14pt" style:font-size-complex="14pt"/>
    </style:style>
    <style:style style:name="Relato" style:family="paragraph">
      <style:paragraph-properties fo:margin-left="0cm" fo:margin-right="0cm" fo:text-align="justify" style:justify-single-word="false" fo:orphans="2" fo:widows="2" fo:text-indent="1.501cm" style:auto-text-indent="false"/>
      <style:text-properties style:use-window-font-color="true" style:font-name="Ottawa" fo:font-family="Ottawa" style:font-pitch="variable" fo:font-size="12pt" fo:language="pt" fo:country="BR" style:letter-kerning="true" style:font-name-asian="Times New Roman" style:font-family-asian="'Times New Roman'" style:font-family-generic-asian="roman" style:font-pitch-asian="variable" style:font-size-asian="12pt" style:font-name-complex="Ottawa" style:font-family-complex="Ottawa" style:font-pitch-complex="variable" style:font-size-complex="10pt" style:language-complex="ar" style:country-complex="SA"/>
    </style:style>
    <style:style style:name="Citação_20_Intensa" style:display-name="Citação Intensa" style:family="paragraph" style:parent-style-name="Standard" style:next-style-name="Standard">
      <style:paragraph-properties fo:margin-left="1.27cm" fo:margin-right="1.27cm" fo:text-indent="1.251cm" style:auto-text-indent="false"/>
      <style:text-properties fo:language="en" fo:country="US" fo:font-style="italic" style:font-style-asian="italic" style:font-name-complex="Calibri" style:font-family-complex="Calibri" style:font-family-generic-complex="swiss" style:font-pitch-complex="variable" style:font-size-complex="11pt" style:language-complex="en" style:country-complex="US"/>
    </style:style>
    <style:style style:name="Illustration" style:family="paragraph" style:parent-style-name="Standard" style:next-style-name="Standard" style:class="extra">
      <style:paragraph-properties fo:text-align="center" style:justify-single-word="false" style:text-autospace="none">
        <style:tab-stops>
          <style:tab-stop style:position="16.002cm" style:type="right" style:leader-style="dotted" style:leader-text="."/>
        </style:tab-stops>
      </style:paragraph-properties>
    </style:style>
    <style:style style:name="Reference" style:family="paragraph" style:parent-style-name="Standard">
      <style:paragraph-properties fo:margin-left="0.501cm" fo:margin-right="0cm" fo:margin-top="0.212cm" fo:margin-bottom="0cm" loext:contextual-spacing="false" fo:text-indent="-0.501cm" style:auto-text-indent="false">
        <style:tab-stops>
          <style:tab-stop style:position="1.27cm"/>
        </style:tab-stops>
      </style:paragraph-properties>
      <style:text-properties style:font-name="Times" fo:font-family="Times" style:font-family-generic="roman" style:font-pitch="variable" style:font-name-complex="Times" style:font-family-complex="Times" style:font-family-generic-complex="roman" style:font-pitch-complex="variable" style:font-size-complex="10pt"/>
    </style:style>
    <style:style style:name="RESUMO" style:family="paragraph" style:parent-style-name="Standard" style:next-style-name="Standard">
      <style:paragraph-properties fo:margin-left="2.75cm" fo:margin-right="0cm" fo:margin-top="0.635cm" fo:margin-bottom="0.212cm" loext:contextual-spacing="false" fo:text-align="justify" style:justify-single-word="false" fo:text-indent="1.251cm" style:auto-text-indent="false" style:text-autospace="none">
        <style:tab-stops>
          <style:tab-stop style:position="2.752cm"/>
        </style:tab-stops>
      </style:paragraph-properties>
      <style:text-properties fo:font-size="12pt" fo:letter-spacing="0.007cm" fo:language="pt" fo:country="BR" style:font-name-asian="Times New Roman" style:font-family-asian="'Times New Roman'" style:font-family-generic-asian="roman" style:font-pitch-asian="variable" style:font-size-asian="12pt" style:font-size-complex="12pt"/>
    </style:style>
    <style:style style:name="texto10"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Formulários" style:family="paragraph" style:parent-style-name="Standard">
      <style:paragraph-properties fo:hyphenation-ladder-count="no-limit"/>
      <style:text-properties fo:color="#0000ff" fo:font-size="10pt" fo:font-weight="bold" style:font-size-asian="10pt" style:font-weight-asian="bold" style:font-size-complex="10pt" fo:hyphenate="false" fo:hyphenation-remain-char-count="2" fo:hyphenation-push-char-count="2"/>
    </style:style>
    <style:style style:name="titulo1" style:family="paragraph" style:parent-style-name="Standard">
      <style:paragraph-properties fo:margin-top="0.494cm" fo:margin-bottom="0.494cm" loext:contextual-spacing="false"/>
      <style:text-properties fo:color="#0e3259" fo:font-size="22.5pt" fo:font-weight="bold" style:font-size-asian="22.5pt" style:font-weight-asian="bold" style:font-name-complex="Arial" style:font-family-complex="Arial" style:font-family-generic-complex="swiss" style:font-pitch-complex="variable" style:font-size-complex="22.5pt" style:font-weight-complex="bold"/>
    </style:style>
    <style:style style:name="titulo2" style:family="paragraph" style:parent-style-name="Standard">
      <style:paragraph-properties fo:margin-top="0.494cm" fo:margin-bottom="0.494cm" loext:contextual-spacing="false"/>
      <style:text-properties fo:color="#000000" fo:font-size="17pt" fo:font-weight="bold" style:font-size-asian="17pt" style:font-weight-asian="bold" style:font-name-complex="Arial" style:font-family-complex="Arial" style:font-family-generic-complex="swiss" style:font-pitch-complex="variable" style:font-size-complex="17pt" style:font-weight-complex="bold"/>
    </style:style>
    <style:style style:name="Ementa_20_-_20_Título" style:display-name="Ementa - Título" style:family="paragraph" style:parent-style-name="Standard">
      <style:paragraph-properties fo:margin-left="5.001cm" fo:margin-right="0cm" fo:line-height="100%" fo:text-indent="0cm" style:auto-text-indent="false"/>
      <style:text-properties fo:text-transform="uppercase" fo:font-size="11pt" style:font-size-asian="11pt" style:font-name-complex="Arial" style:font-family-complex="Arial" style:font-family-generic-complex="swiss" style:font-pitch-complex="variable" style:font-size-complex="11pt" style:font-weight-complex="bold"/>
    </style:style>
    <style:style style:name="Parágrafo_20_Normal" style:display-name="Parágrafo Normal" style:family="paragraph" style:parent-style-name="Standard">
      <style:paragraph-properties fo:margin-left="0cm" fo:margin-right="0cm" fo:margin-top="0cm" fo:margin-bottom="0.106cm" loext:contextual-spacing="false" fo:text-indent="2.501cm" style:auto-text-indent="false"/>
      <style:text-properties style:font-name-complex="Arial" style:font-family-complex="Arial" style:font-family-generic-complex="swiss" style:font-pitch-complex="variable"/>
    </style:style>
    <style:style style:name="TCC-Capa" style:family="paragraph" style:parent-style-name="Standard">
      <style:paragraph-properties fo:line-height="200%" fo:text-align="center" style:justify-single-word="false"/>
      <style:text-properties style:font-name="Times New Roman" fo:font-family="'Times New Roman'" style:font-family-generic="roman"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font-size-complex="10pt"/>
    </style:style>
    <style:style style:name="Título_20_central_20_2" style:display-name="Título central 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EXTO_20_CORRIDO" style:display-name="TEXTO CORRIDO"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central_20_2" style:display-name="título central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REFERÊNCIA" style:display-name="TÍTULO REFERÊ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DE_20_CAPÍTULO" style:display-name="TÍTULO DE CAPÍTULO" style:family="paragraph" style:parent-style-name="Standard" style:next-style-name="Standard">
      <style:paragraph-properties fo:margin-left="0cm" fo:margin-right="0cm" fo:text-align="end" style:justify-single-word="false" fo:text-indent="0cm" style:auto-text-indent="false"/>
      <style:text-properties fo:text-transform="uppercase" fo:font-size="14pt" fo:font-weight="bold" style:font-size-asian="14pt" style:font-weight-asian="bold" style:font-size-complex="14pt"/>
    </style:style>
    <style:style style:name="referenciass" style:family="paragraph" style:parent-style-name="Standard">
      <style:paragraph-properties fo:margin-top="0cm" fo:margin-bottom="0.635cm" loext:contextual-spacing="false" fo:line-height="100%">
        <style:tab-stops>
          <style:tab-stop style:position="1.251cm"/>
        </style:tab-stops>
      </style:paragraph-properties>
    </style:style>
    <style:style style:name="TÍTULO_20_APÊNDICE_20_ANEXO" style:display-name="TÍTULO APÊNDICE 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WW-Com_20_marcadores_20_2" style:display-name="WW-Com marcadores 2" style:family="paragraph" style:parent-style-name="Standard">
      <style:paragraph-properties fo:line-height="100%" fo:hyphenation-ladder-count="no-limit" fo:keep-with-next="always">
        <style:tab-stops>
          <style:tab-stop style:position="1.27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TCC-Títulop" style:family="paragraph" style:parent-style-name="Standard">
      <style:paragraph-properties fo:margin-top="0cm" fo:margin-bottom="1.27cm" loext:contextual-spacing="false" fo:text-align="center" style:justify-single-word="false">
        <style:tab-stops>
          <style:tab-stop style:position="13.751cm" style:leader-style="dotted" style:leader-text="."/>
        </style:tab-stops>
      </style:paragraph-properties>
      <style:text-properties fo:text-transform="uppercase" style:font-name="Times" fo:font-family="Times" style:font-family-generic="roman" style:font-pitch="variable" fo:font-weight="bold" style:font-weight-asian="bold" style:font-name-complex="Times" style:font-family-complex="Times" style:font-family-generic-complex="roman" style:font-pitch-complex="variable" style:font-size-complex="10pt"/>
    </style:style>
    <style:style style:name="ENTREVISTA"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font-size-complex="10pt"/>
    </style:style>
    <style:style style:name="Pa0" style:family="paragraph" style:parent-style-name="Standard" style:next-style-name="Standard">
      <style:paragraph-properties fo:margin-left="0cm" fo:margin-right="0cm" style:line-height-at-least="0.425cm" fo:text-align="start" style:justify-single-word="false" fo:text-indent="0cm" style:auto-text-indent="false" style:text-autospace="none"/>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Pa2" style:family="paragraph" style:parent-style-name="Default" style:next-style-name="Default">
      <style:paragraph-properties style:line-height-at-least="0.564cm"/>
      <style:text-properties fo:color="#000000"/>
    </style:style>
    <style:style style:name="Pa6" style:family="paragraph" style:parent-style-name="Default" style:next-style-name="Default">
      <style:paragraph-properties style:line-height-at-least="0.3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Pa8" style:family="paragraph" style:parent-style-name="Default" style:next-style-name="Default">
      <style:paragraph-properties style:line-height-at-least="0.353cm"/>
      <style:text-properties fo:color="#000000" style:font-name="XQJRTB+Agenda-Light" fo:font-family="XQJRTB+Agenda-Light, Agenda" style:font-family-generic="swiss" style:font-name-complex="XQJRTB+Agenda-Light" style:font-family-complex="XQJRTB+Agenda-Light, Agenda" style:font-family-generic-complex="swiss"/>
    </style:style>
    <style:style style:name="Índice_20_de_20_autoridades" style:display-name="Índice de autoridades" style:family="paragraph" style:parent-style-name="Standard" style:next-style-name="Standard">
      <style:paragraph-properties fo:margin-left="0.353cm" fo:margin-right="0cm" fo:text-indent="-0.353cm" style:auto-text-indent="false"/>
    </style:style>
    <style:style style:name="Texto_20_de_20_macro" style:display-name="Texto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pt" fo:country="B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ítulo_20_de_20_índice_20_de_20_autoridades" style:display-name="Título de índice de autoridades"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post-footer-line_20_post-footer-line-1" style:display-name="post-footer-line post-footer-line-1" style:family="paragraph" style:parent-style-name="Standard">
      <style:paragraph-properties fo:margin-top="0.494cm" fo:margin-bottom="0.494cm" loext:contextual-spacing="false"/>
    </style:style>
    <style:style style:name="TCC-Citação" style:family="paragraph" style:parent-style-name="TCC-C5">
      <style:paragraph-properties fo:margin-left="4.001cm" fo:margin-right="0cm" fo:margin-top="1.27cm" fo:margin-bottom="1.27cm" loext:contextual-spacing="false" fo:hyphenation-ladder-count="no-limit" fo:text-indent="1.251cm" style:auto-text-indent="false">
        <style:tab-stops>
          <style:tab-stop style:position="16.002cm" style:type="right" style:leader-style="dotted" style:leader-text="."/>
        </style:tab-stops>
      </style:paragraph-properties>
      <style:text-properties fo:font-size="10pt" style:font-size-asian="10pt" fo:hyphenate="true" fo:hyphenation-remain-char-count="2" fo:hyphenation-push-char-count="2"/>
    </style:style>
    <style:style style:name="TCC-Ref._20_Bibliográficas" style:display-name="TCC-Ref. Bibliográficas" style:family="paragraph" style:parent-style-name="TCC-C5">
      <style:paragraph-properties fo:margin-top="0.212cm" fo:margin-bottom="0.212cm" loext:contextual-spacing="false">
        <style:tab-stops>
          <style:tab-stop style:position="1.251cm"/>
          <style:tab-stop style:position="16.002cm" style:type="right" style:leader-style="dotted" style:leader-text="."/>
        </style:tab-stops>
      </style:paragraph-properties>
    </style:style>
    <style:style style:name="TCC-Título" style:family="paragraph" style:parent-style-name="Standard" style:next-style-name="Standard">
      <style:paragraph-properties fo:margin-top="4.001cm" fo:margin-bottom="1.711cm" loext:contextual-spacing="false" fo:line-height="200%" fo:text-align="center" style:justify-single-word="false">
        <style:tab-stops>
          <style:tab-stop style:position="13.751cm" style:leader-style="dotted" style:leader-text="."/>
        </style:tab-stops>
      </style:paragraph-properties>
      <style:text-properties fo:text-transform="uppercase" fo:font-size="15pt" fo:font-weight="bold" style:font-size-asian="15pt" style:font-weight-asian="bold" style:font-size-complex="10pt"/>
    </style:style>
    <style:style style:name="TÍTULO_20_PRÉ-TEXTUAL" style:display-name="TÍTULO PRÉ-TEXTUAL"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Normal_20_ABNT" style:display-name="Normal ABNT" style:family="paragraph" style:parent-style-name="Standard" style:list-style-name="WW8Num46">
      <style:text-properties style:font-name-asian="Times New Roman" style:font-family-asian="'Times New Roman'" style:font-family-generic-asian="roman" style:font-pitch-asian="variable" style:font-size-complex="10pt"/>
    </style:style>
    <style:style style:name="Referências" style:family="paragraph" style:parent-style-name="Standard">
      <style:paragraph-properties fo:line-height="100%"/>
      <style:text-properties style:font-name-asian="Times New Roman" style:font-family-asian="'Times New Roman'" style:font-family-generic-asian="roman" style:font-pitch-asian="variable" style:font-size-complex="10pt"/>
    </style:style>
    <style:style style:name="Legenda1"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Título1" style:family="paragraph" style:parent-style-name="Standard" style:next-style-name="Standard">
      <style:paragraph-properties fo:margin-top="0.423cm" fo:margin-bottom="0.212cm" loext:contextual-spacing="false" fo:keep-with-next="always"/>
      <style:text-properties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CITAÇAO" style:family="paragraph" style:parent-style-name="Standard" style:next-style-name="Standard">
      <style:paragraph-properties fo:margin-left="4.001cm" fo:margin-right="0cm" fo:margin-top="0.635cm" fo:margin-bottom="0.635cm" loext:contextual-spacing="false" fo:line-height="100%" fo:text-indent="1.251cm" style:auto-text-indent="false" style:text-autospace="none"/>
      <style:text-properties style:font-name-complex="Arial" style:font-family-complex="Arial" style:font-family-generic-complex="swiss" style:font-pitch-complex="variable"/>
    </style:style>
    <style:style style:name="Referências_20_texto_20_Char" style:display-name="Referências texto Char" style:family="paragraph" style:parent-style-name="Default" style:next-style-name="Default">
      <style:text-properties fo:color="#000000"/>
    </style:style>
    <style:style style:name="TITULO_20_ANEXO_20_E_20_APENDICE" style:display-name="TITULO ANEXO E 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complex="Arial" style:font-family-complex="Arial" style:font-family-generic-complex="swiss" style:font-pitch-complex="variable" style:font-size-complex="14pt"/>
    </style:style>
    <style:style style:name="TITULO_20_PRETEXTUAIS" style:display-name="TITULO PRETEXTUAIS"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font-name-complex="Arial" style:font-family-complex="Arial" style:font-family-generic-complex="swiss" style:font-pitch-complex="variable"/>
    </style:style>
    <style:style style:name="TITULO_20_REFERENCIA" style:display-name="TITULO REFERE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size-complex="14pt"/>
    </style:style>
    <style:style style:name="Capítulo" style:family="paragraph" style:parent-style-name="Standard" style:next-style-name="Standard">
      <style:paragraph-properties fo:margin-top="0.423cm" fo:margin-bottom="0.212cm" loext:contextual-spacing="false"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trada_20_de_20_índice_20_10" style:display-name="Entrada de índice 10" style:family="paragraph" style:parent-style-name="Index">
      <style:paragraph-properties fo:margin-left="4.493cm" fo:margin-right="0cm" fo:orphans="0" fo:widows="0" fo:hyphenation-ladder-count="no-limit" fo:text-indent="0cm" style:auto-text-indent="false">
        <style:tab-stops>
          <style:tab-stop style:position="39.462cm" style:type="right" style:leader-style="dotted" style:leader-text="."/>
        </style:tab-stops>
      </style:paragraph-properties>
      <style:text-properties style:letter-kerning="true" style:font-name-asian="Lucida Sans Unicode" style:font-family-asian="'Lucida Sans Unicode'" style:font-family-generic-asian="swiss" style:font-pitch-asian="variable" style:font-size-complex="12pt" fo:hyphenate="false" fo:hyphenation-remain-char-count="2" fo:hyphenation-push-char-count="2"/>
    </style:style>
    <style:style style:name="Legenda2"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Legenda3"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4"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5"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6"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7"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Título_20_da_20_tabela" style:display-name="Título da tabela" style:family="paragraph" style:parent-style-name="Table_20_Contents">
      <style:paragraph-properties fo:text-align="center" style:justify-single-word="false"/>
      <style:text-properties style:font-weight-complex="bold"/>
    </style:style>
    <style:style style:name="Body_20_Text_20_31" style:display-name="Body Text 31" style:family="paragraph" style:parent-style-name="Standard">
      <style:paragraph-properties fo:margin-left="0cm" fo:margin-right="0cm" fo:text-indent="1.501cm" style:auto-text-indent="false"/>
      <style:text-properties style:font-name-asian="Calibri" style:font-family-asian="Calibri" style:font-family-generic-asian="swiss" style:font-pitch-asian="variable" style:font-size-complex="11pt"/>
    </style:style>
    <style:style style:name="Mapa_20_do_20_Documento" style:display-name="Mapa do Documento" style:family="paragraph" style:parent-style-name="Standard">
      <style:paragraph-properties fo:line-height="100%"/>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Capitulo" style:family="paragraph" style:parent-style-name="Standard">
      <style:text-properties fo:font-weight="bold" style:font-weight-asian="bold"/>
    </style:style>
    <style:style style:name="Citação1" style:family="paragraph" style:parent-style-name="Standard">
      <style:paragraph-properties fo:margin-left="4.001cm" fo:margin-right="0cm" fo:margin-top="1.482cm" fo:margin-bottom="1.482cm" loext:contextual-spacing="true" fo:text-indent="0cm" style:auto-text-indent="false"/>
      <style:text-properties fo:font-size="10pt" style:font-size-asian="10pt" style:font-size-complex="10pt"/>
    </style:style>
    <style:style style:name="Decimal_20_Aligned" style:display-name="Decimal Aligned"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ab-stops>
          <style:tab-stop style:position="0.635cm" style:type="char" style:char=","/>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Subtitulo" style:family="paragraph" style:parent-style-name="Standard">
      <style:text-properties style:font-name-complex="Arial" style:font-family-complex="Arial" style:font-family-generic-complex="swiss" style:font-pitch-complex="variable"/>
    </style:style>
    <style:style style:name="Subtitulo_5f_2" style:display-name="Subtitulo_2" style:family="paragraph" style:parent-style-name="Standard">
      <style:paragraph-properties fo:margin-left="1.249cm" fo:margin-right="0cm" fo:text-indent="0cm" style:auto-text-indent="false" style:text-autospace="none"/>
      <style:text-properties fo:font-weight="bold" style:font-weight-asian="bold" style:font-name-complex="Arial" style:font-family-complex="Arial" style:font-family-generic-complex="swiss" style:font-pitch-complex="variable"/>
    </style:style>
    <style:style style:name="titulo_20_central_20_2" style:display-name="ti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Parag" style:family="paragraph" style:paren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ítulo_20_Central_20_2" style:display-name="Tí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name-asian="Calibri" style:font-family-asian="Calibri" style:font-family-generic-asian="swiss" style:font-pitch-asian="variable" style:font-weight-asian="bold" style:font-size-complex="12pt"/>
    </style:style>
    <style:style style:name="ABNT_20_Fur_20_-_20_CAPA" style:display-name="ABNT Fur - CAPA" style:family="paragraph" style:parent-style-name="Standard">
      <style:paragraph-properties fo:margin-left="0cm" fo:margin-right="0.131cm" fo:margin-top="0cm" fo:margin-bottom="0.018cm" loext:contextual-spacing="false" fo:text-align="center" style:justify-single-word="false" fo:text-indent="1.251cm" style:auto-text-indent="false">
        <style:tab-stops>
          <style:tab-stop style:position="4.501cm"/>
        </style:tab-stops>
      </style:paragraph-properties>
      <style:text-properties fo:font-weight="bold" style:font-weight-asian="bold" style:font-name-complex="Arial" style:font-family-complex="Arial" style:font-family-generic-complex="swiss" style:font-pitch-complex="variable"/>
    </style:style>
    <style:style style:name="Indice" style:family="paragraph" style:parent-style-name="Contents_20_1">
      <style:paragraph-properties fo:text-align="center" style:justify-single-word="false">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nível_20_4" style:display-name="nível 4"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Unisinos_20_Normal_20_Times" style:display-name="Unisinos Normal Times" style:family="paragraph" style:parent-style-name="Standard"/>
    <style:style style:name="Conteúdo_20_de_20_quadro" style:display-name="Conteúdo de quadro" style:family="paragraph" style:parent-style-name="Standard">
      <style:text-properties fo:font-weight="bold" style:font-weight-asian="bold"/>
    </style:style>
    <style:style style:name="Conteúdo_20_de_20_tabela" style:display-name="Conteúdo de tabela" style:family="paragraph" style:parent-style-name="Standard">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size-complex="11pt" fo:hyphenate="false" fo:hyphenation-remain-char-count="2" fo:hyphenation-push-char-count="2"/>
    </style:style>
    <style:style style:name="tabelas" style:family="paragraph" style:parent-style-name="Standard">
      <style:paragraph-properties fo:margin-left="0cm" fo:margin-right="0cm" fo:line-height="100%" fo:text-align="center" style:justify-single-word="false" fo:keep-together="always" fo:orphans="0" fo:widows="0" fo:hyphenation-ladder-count="no-limit" fo:text-indent="0cm" style:auto-text-indent="false" fo:keep-with-next="always"/>
      <style:text-properties style:font-name="Times" fo:font-family="Times" style:font-family-generic="roman" style:font-pitch="variable" style:letter-kerning="true" style:font-name-asian="Lucida Sans Unicode" style:font-family-asian="'Lucida Sans Unicode'" style:font-family-generic-asian="swiss" style:font-pitch-asian="variable" style:font-name-complex="Times" style:font-family-complex="Times" style:font-family-generic-complex="roman" style:font-pitch-complex="variable" style:font-size-complex="10pt" fo:hyphenate="false" fo:hyphenation-remain-char-count="2" fo:hyphenation-push-char-count="2"/>
    </style:style>
    <style:style style:name="Texto_20_de_20_comentário1" style:display-name="Texto de comentário1" style:family="paragraph" style:parent-style-name="Standard">
      <style:text-properties fo:font-size="10pt" style:font-size-asian="10pt"/>
    </style:style>
    <style:style style:name="Table_20_Heading" style:display-name="Table Heading" style:family="paragraph" style:parent-style-name="Conteúdo_20_de_20_tabela" style:class="extra">
      <style:paragraph-properties fo:text-align="center" style:justify-single-word="false"/>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style style:name="ABNT_20_Fur_20_-_20_TÍTULO_20_SUMÁRIO" style:display-name="ABNT Fur - TÍTULO SUMÁRIO" style:family="paragraph" style:parent-style-name="Standard" style:next-style-name="Standard">
      <style:paragraph-properties fo:margin-top="5.009cm" fo:margin-bottom="3.069cm" loext:contextual-spacing="false" fo:text-align="center" style:justify-single-word="false" fo:orphans="0" fo:widows="0"/>
      <style:text-properties fo:font-weight="bold" style:font-weight-asian="bold" style:font-name-complex="Arial" style:font-family-complex="Arial" style:font-family-generic-complex="swiss" style:font-pitch-complex="variable"/>
    </style:style>
    <style:style style:name="Texto_20_de_20_comentário" style:display-name="Texto de comentário" style:family="paragraph" style:parent-style-name="Standard">
      <style:paragraph-properties fo:margin-top="0cm" fo:margin-bottom="0.353cm" loext:contextual-spacing="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CEARTIGO" style:family="paragraph" style:parent-style-name="Standard">
      <style:paragraph-properties fo:margin-left="0cm" fo:margin-right="0cm" fo:margin-top="0.635cm" fo:margin-bottom="0cm" loext:contextual-spacing="false" fo:text-indent="1cm" style:auto-text-indent="false" style:snap-to-layout-gri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EPARÁGRAFO" style:family="paragraph" style:parent-style-name="CEARTIGO" style:default-outline-level="5" style:list-style-name="">
      <style:paragraph-properties fo:margin-top="0.176cm" fo:margin-bottom="0cm" loext:contextual-spacing="false">
        <style:tab-stops>
          <style:tab-stop style:position="1.6cm" style:type="right"/>
        </style:tab-stops>
      </style:paragraph-properties>
    </style:style>
    <style:style style:name="CM76"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M77"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6"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9"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 style:family="paragraph" style:parent-style-name="Heading_20_1" style:next-style-name="Standard" style:default-outline-level="" style:list-style-name="">
      <style:text-properties style:font-size-complex="10pt" style:font-weight-complex="normal"/>
    </style:style>
    <style:style style:name="TÍTULO_20_3" style:display-name="TÍTULO 3" style:family="paragraph" style:parent-style-name="Normal_20__28_Web_29_" style:next-style-name="Standard" style:default-outline-level="3" style:list-style-name="">
      <style:paragraph-properties fo:margin-top="1.27cm" fo:margin-bottom="1.27cm" loext:contextual-spacing="false"/>
      <style:text-properties fo:font-weight="bold" style:font-weight-asian="bold"/>
    </style:style>
    <style:style style:name="Título_5f_semnumero" style:display-name="Título_semnumero" style:family="paragraph" style:parent-style-name="Heading_20_1" style:default-outline-level="" style:list-style-name="">
      <style:paragraph-properties fo:margin-top="5.009cm" fo:margin-bottom="1.27cm" loext:contextual-spacing="false" fo:line-height="200%"/>
      <style:text-properties fo:font-variant="normal" fo:text-transform="none" fo:font-size="12pt" style:font-size-asian="12pt"/>
    </style:style>
    <style:style style:name="wp-caption-text" style:family="paragraph" style:parent-style-name="Standard">
      <style:paragraph-properties fo:margin-top="0.494cm" fo:margin-bottom="0.494cm" loext:contextual-spacing="false" style:line-height-at-least="0.804cm"/>
      <style:text-properties fo:color="#525252"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itação_20__2b__20_3_20_linhas_20_Char" style:display-name="citação + 3 linhas Char" style:family="paragraph" style:parent-style-name="Standard">
      <style:paragraph-properties fo:margin-left="4.001cm" fo:margin-right="0cm" fo:margin-top="1.27cm" fo:margin-bottom="1.27cm" loext:contextual-spacing="false" fo:text-indent="1.251cm" style:auto-text-indent="false" style:text-autospace="none"/>
      <style:text-properties fo:language="pt" fo:country="PT"/>
    </style:style>
    <style:style style:name="Texto_20_tcc" style:display-name="Texto tcc" style:family="paragraph">
      <style:paragraph-properties fo:margin-left="0cm" fo:margin-right="0cm" fo:line-height="200%" fo:text-align="justify" style:justify-single-word="false" fo:orphans="2" fo:widows="2" fo:text-indent="1.251cm" style:auto-text-indent="fals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edicatória" style:family="paragraph" style:parent-style-name="Texto_20_tcc">
      <style:paragraph-properties fo:margin-left="8.502cm" fo:margin-right="0cm" fo:margin-top="12.277cm" fo:margin-bottom="0cm" loext:contextual-spacing="false" fo:text-indent="0cm" style:auto-text-indent="false"/>
    </style:style>
    <style:style style:name="Epígrafe" style:family="paragraph" style:parent-style-name="Dedicatória"/>
    <style:style style:name="Estilo_20_Arial_20_Justificado_20_Primeira_20_linha_3a__20__20_125_20_cm_20_Espaçamento_20_ent..." style:display-name="Estilo Arial Justificado Primeira linha:  125 cm Espaçamento ent..." style:family="paragraph" style:parent-style-name="Standard">
      <style:paragraph-properties fo:margin-left="0cm" fo:margin-right="0cm" fo:text-indent="1.249cm" style:auto-text-indent="false"/>
    </style:style>
    <style:style style:name="Monografia_20_1" style:display-name="Monografia 1" style:family="paragraph" style:parent-style-name="Standard">
      <style:paragraph-properties fo:margin-left="0cm" fo:margin-right="0cm" fo:text-indent="1cm" style:auto-text-indent="false">
        <style:tab-stops>
          <style:tab-stop style:position="0cm"/>
        </style:tab-stops>
      </style:paragraph-properties>
      <style:text-properties style:font-name-complex="Arial" style:font-family-complex="Arial" style:font-family-generic-complex="swiss" style:font-pitch-complex="variable"/>
    </style:style>
    <style:style style:name="Padrão_7e_LT_7e_Gliederung_20_1" style:display-name="Padrão~LT~Gliederung 1" style:family="paragraph">
      <style:paragraph-properties fo:margin-top="0.282cm" fo:margin-bottom="0cm" loext: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ahoma" fo:font-family="Tahoma" style:font-family-generic="swiss" style:font-pitch="variable" fo:font-size="32pt" fo:language="pt" fo:country="BR" style:font-name-asian="Times New Roman" style:font-family-asian="'Times New Roman'" style:font-family-generic-asian="roman" style:font-pitch-asian="variable" style:font-size-asian="32pt" style:font-name-complex="Tahoma" style:font-family-complex="Tahoma" style:font-family-generic-complex="swiss" style:font-pitch-complex="variable" style:font-size-complex="32pt" style:language-complex="ar" style:country-complex="SA" fo:hyphenate="false" fo:hyphenation-remain-char-count="2" fo:hyphenation-push-char-count="2"/>
    </style:style>
    <style:style style:name="Ref_20_Bibliográfica" style:display-name="Ref Bibliográfica" style:family="paragraph" style:parent-style-name="TCC-C5"/>
    <style:style style:name="Resumo_20_texto" style:display-name="Resumo texto" style:family="paragraph" style:parent-style-name="Standard">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o_20_tcc" style:display-name="texto tcc" style:family="paragraph" style:parent-style-name="Standard">
      <style:paragraph-properties fo:margin-left="0cm" fo:margin-right="0cm" fo:text-indent="1.249cm" style:auto-text-indent="false"/>
      <style:text-properties fo:language="none" fo:country="none"/>
    </style:style>
    <style:style style:name="Título2"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Recuo_20_de_20_corpo_20_de_20_texto_20_21" style:display-name="Recuo de corpo de texto 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fo:hyphenate="false" fo:hyphenation-remain-char-count="2" fo:hyphenation-push-char-count="2"/>
    </style:style>
    <style:style style:name="Mapa_20_do_20_Documento1" style:display-name="Mapa do Documento1"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Pa11" style:family="paragraph" style:parent-style-name="Default" style:next-style-name="Default">
      <style:paragraph-properties style:line-height-at-least="0.355cm"/>
      <style:text-properties fo:color="#000000" style:font-name="Times" fo:font-family="Times" style:font-family-generic="roman" style:font-pitch="variable" style:font-name-complex="Times" style:font-family-complex="Times" style:font-family-generic-complex="roman" style:font-pitch-complex="variable"/>
    </style:style>
    <style:style style:name="Pa7" style:family="paragraph" style:parent-style-name="Default" style:next-style-name="Default">
      <style:paragraph-properties style:line-height-at-least="0.355cm"/>
      <style:text-properties fo:color="#000000" style:font-name-complex="Times New Roman" style:font-family-complex="'Times New Roman'" style:font-family-generic-complex="roman" style:font-pitch-complex="variable"/>
    </style:style>
    <style:style style:name="Pa9" style:family="paragraph" style:parent-style-name="Standard" style:next-style-name="Standard">
      <style:paragraph-properties style:line-height-at-least="0.319cm" style:text-autospace="none"/>
      <style:text-properties style:font-name="Libre Semi Serif SSi" fo:font-family="'Libre Semi Serif SSi', 'Times New Roman'" style:font-family-generic="roman" style:font-name-complex="Libre Semi Serif SSi" style:font-family-complex="'Libre Semi Serif SSi', 'Times New Roman'" style:font-family-generic-complex="roman"/>
    </style:style>
    <style:style style:name="Parágrafo" style:family="paragraph" style:parent-style-name="Standard">
      <style:paragraph-properties fo:margin-left="0cm" fo:margin-right="0cm" fo:orphans="2" fo:widows="2" fo:text-indent="0cm" style:auto-text-indent="false">
        <style:tab-stops>
          <style:tab-stop style:position="1.501cm"/>
          <style:tab-stop style:position="4.815cm"/>
        </style:tab-stops>
      </style:paragraph-properties>
      <style:text-properties style:font-name-complex="Arial" style:font-family-complex="Arial" style:font-family-generic-complex="swiss" style:font-pitch-complex="variable" style:font-size-complex="12pt"/>
    </style:style>
    <style:style style:name="Revisão"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pt" fo:country="BR" style:font-name-asian="Arial" style:font-family-asian="Arial"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Texto_20_NORMAL" style:display-name="Texto NORMAL" style:family="paragraph" style:parent-style-name="Standard">
      <style:text-properties fo:font-weight="bold" style:font-weight-asian="bold" style:font-name-complex="Arial" style:font-family-complex="Arial" style:font-family-generic-complex="swiss" style:font-pitch-complex="variable"/>
    </style:style>
    <style:style style:name="CAPA" style:family="paragraph" style:parent-style-name="Standard" style:next-style-name="Standard">
      <style:paragraph-properties fo:margin-left="0cm" fo:margin-right="0cm" fo:margin-top="0cm" fo:margin-bottom="0.847cm" loext:contextual-spacing="false" fo:line-height="150%" fo:text-align="center" style:justify-single-word="false" fo:hyphenation-ladder-count="no-limit" fo:text-indent="1.501cm" style:auto-text-indent="false" style:text-autospace="none"/>
      <style:text-properties fo:text-transform="uppercase" style:font-name="Arial" fo:font-family="Arial" style:font-family-generic="swiss" style:font-pitch="variable" fo:font-size="12pt" fo:letter-spacing="0.009cm"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fo:hyphenate="false" fo:hyphenation-remain-char-count="2" fo:hyphenation-push-char-count="2"/>
    </style:style>
    <style:style style:name="Ementa_20_-_20_Corpo" style:display-name="Ementa - Corpo" style:family="paragraph" style:parent-style-name="Standard">
      <style:paragraph-properties fo:margin-left="5.001cm" fo:margin-right="0cm" fo:line-height="100%" fo:text-indent="0cm" style:auto-text-indent="false"/>
      <style:text-properties fo:font-size="11pt" fo:language="pt" fo:country="BR" style:font-size-asian="11pt" style:font-name-complex="Arial" style:font-family-complex="Arial" style:font-family-generic-complex="swiss" style:font-pitch-complex="variable" style:font-size-complex="11pt" style:language-complex="ar" style:country-complex="SA" style:font-weight-complex="bold"/>
    </style:style>
    <style:style style:name="Parag_5f_dedic_5f_agrad" style:display-name="Parag_dedic_agrad" style:family="paragraph" style:parent-style-name="Parag">
      <style:paragraph-properties fo:margin-left="6.981cm" fo:margin-right="0cm" fo:margin-top="0cm" fo:margin-bottom="0.635cm" loext:contextual-spacing="false" fo:line-height="100%" fo:text-indent="0cm" style:auto-text-indent="false"/>
      <style:text-properties fo:font-style="italic" style:font-style-asian="italic" style:font-style-complex="italic"/>
    </style:style>
    <style:style style:name="REFERÊNCIAS"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tj"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xBr_5f_p1" style:display-name="TxBr_p1" style:family="paragraph" style:parent-style-name="Standard">
      <style:paragraph-properties style:line-height-at-least="0.423cm" fo:orphans="0" fo:widows="0" style:text-autospace="none">
        <style:tab-stops>
          <style:tab-stop style:position="0.36cm"/>
        </style:tab-stops>
      </style:paragraph-properties>
    </style:style>
    <style:style style:name="Quote" style:family="paragraph" style:parent-style-name="Standard" style:next-style-name="Standard">
      <style:text-properties fo:color="#000000" fo:font-style="italic" style:font-style-asian="italic" style:font-style-complex="italic"/>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style>
    <style:style style:name="Voto" style:family="paragraph">
      <style:paragraph-properties fo:margin-left="0cm" fo:margin-right="0cm" fo:line-height="150%" fo:text-align="justify" style:justify-single-word="false" fo:orphans="2" fo:widows="2" fo:text-indent="2cm" style:auto-text-indent="fals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inicio" style:family="paragraph" style:parent-style-name="Standard">
      <style:paragraph-properties fo:margin-left="1.199cm" fo:margin-right="1cm" style:line-height-at-least="0.635cm" fo:text-indent="1.251cm" style:auto-text-indent="false"/>
      <style:text-properties fo:font-weight="bold" style:font-weight-asian="bold" style:font-size-complex="10pt"/>
    </style:style>
    <style:style style:name="Recuo_20_de_20_corpo_20_de_20_texto_20_31" style:display-name="Recuo de corpo de texto 31"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Heading_20_10" style:display-name="Heading 10" style:family="paragraph" style:parent-style-name="Título2" style:next-style-name="Standard" style:default-outline-level="9" style:list-style-name="" style:class="text">
      <style:paragraph-properties fo:margin-top="0.635cm" fo:margin-bottom="0.635cm" loext:contextual-spacing="false"/>
      <style:text-properties fo:text-transform="uppercase" style:font-name="Times New Roman" fo:font-family="'Times New Roman'" style:font-family-generic="roman" style:font-pitch="variable" fo:font-size="10.5pt"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Estilo_20_TCC-Ref._20_Bibliográficas_20__2b__20_Espaçamento_20_entre_20_linhas_3a__20__20_simples" style:display-name="Estilo TCC-Ref. Bibliográficas + Espaçamento entre linhas:  simples" style:family="paragraph" style:parent-style-name="TCC-Ref._20_Bibliográficas">
      <style:paragraph-properties>
        <style:tab-stops>
          <style:tab-stop style:position="1.251cm"/>
        </style:tab-stops>
      </style:paragraph-properties>
      <style:text-properties style:font-size-complex="10pt"/>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Times New Roman" style:font-family-complex="'Times New Roman'" style:font-family-generic-complex="roman" style:font-pitch-complex="variable"/>
    </style:style>
    <style:style style:name="citação" style:family="paragraph" style:parent-style-name="Standard">
      <style:paragraph-properties fo:margin-left="5.001cm" fo:margin-right="0cm" fo:margin-top="0cm" fo:margin-bottom="0.847cm" loext:contextual-spacing="false" fo:line-height="0.529cm" fo:text-indent="0cm" style:auto-text-indent="false"/>
      <style:text-properties style:font-name="Arial Rounded MT Bold" fo:font-family="'Arial Rounded MT Bold'" style:font-family-generic="swiss" style:font-pitch="variable" fo:font-style="italic" style:font-style-asian="italic" style:font-name-complex="Arial Rounded MT Bold" style:font-family-complex="'Arial Rounded MT Bold'" style:font-family-generic-complex="swiss" style:font-pitch-complex="variable"/>
    </style:style>
    <style:style style:name="Normalpres" style:family="paragraph" style:parent-style-name="Standard">
      <style:paragraph-properties fo:margin-top="0.212cm" fo:margin-bottom="0cm" loext:contextual-spacing="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miologer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me_20_Julgador_20_Padrão" style:display-name="Nome Julgador Padrão" style:family="paragraph" style:parent-style-name="Standard">
      <style:paragraph-properties fo:margin-left="0cm" fo:margin-right="0cm" fo:margin-top="0cm" fo:margin-bottom="0.106cm" loext:contextual-spacing="false" fo:text-indent="0cm" style:auto-text-indent="false"/>
      <style:text-properties fo:text-transform="uppercase" style:font-name-complex="Arial" style:font-family-complex="Arial" style:font-family-generic-complex="swiss" style:font-pitch-complex="variable" style:font-weight-complex="bold"/>
    </style:style>
    <style:style style:name="Parágrafo_20_normal" style:display-name="Parágrafo normal" style:family="paragraph" style:parent-style-name="Standard" style:next-style-name="Standard">
      <style:paragraph-properties fo:margin-left="0cm" fo:margin-right="0cm" fo:line-height="150%" fo:text-align="justify" style:justify-single-word="false" fo:text-indent="1.251cm" style:auto-text-indent="false"/>
    </style:style>
    <style:style style:name="style1"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5"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 style:display-name="TÍTULO 1" style:family="paragraph" style:parent-style-name="Heading_20_1" style:default-outline-level="" style:list-style-name="">
      <style:text-properties style:font-name="Cambria" fo:font-family="Cambria" style:font-family-generic="roman" style:font-pitch="variable" fo:font-size="16pt" fo:language="none" fo:country="none" style:text-underline-style="solid" style:text-underline-width="auto" style:text-underline-color="font-color" style:font-size-asian="16pt" style:font-name-complex="Times New Roman" style:font-family-complex="'Times New Roman'" style:font-family-generic-complex="roman" style:font-pitch-complex="variable" style:font-weight-complex="normal"/>
    </style:style>
    <style:style style:name="Título_20_Principal" style:display-name="Título Principal" style:family="paragraph" style:parent-style-name="Heading_20_1" style:default-outline-level="" style:list-style-name="">
      <style:paragraph-properties fo:margin-top="0.423cm" fo:margin-bottom="0.106cm" loext:contextual-spacing="false"/>
      <style:text-properties fo:font-variant="normal" fo:text-transform="none" fo:font-size="14pt" fo:letter-spacing="0.106cm" style:font-size-asian="14pt" style:text-scale="150%"/>
    </style:style>
    <style:style style:name="TÍTULO1" style:family="paragraph" style:parent-style-name="TÍTULO_20_PRÉ-TEXTUAL"/>
    <style:style style:name="Normalpres_20_Char_20_Char_20_Char_20_Char_20_Char" style:display-name="Normalpres Char Char Char Char Char" style:family="paragraph" style:parent-style-name="Standard">
      <style:paragraph-properties fo:margin-left="0cm" fo:margin-right="0cm" fo:margin-top="0.318cm" fo:margin-bottom="0cm" loext:contextual-spacing="false" fo:line-height="200%" fo:text-indent="1.199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Pa17" style:family="paragraph" style:parent-style-name="Default" style:next-style-name="Default">
      <style:paragraph-properties style:line-height-at-least="0.319cm"/>
      <style:text-properties fo:color="#000000" style:font-name="Times" fo:font-family="Times" style:font-family-generic="roman" style:font-pitch="variable" style:font-name-complex="Times" style:font-family-complex="Times" style:font-family-generic-complex="roman" style:font-pitch-complex="variable"/>
    </style:style>
    <style:style style:name="yiv166552938msonormal"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paragraph-properties fo:margin-left="0cm" fo:margin-right="0cm" fo:margin-top="0.212cm" fo:margin-bottom="0.212cm" loext:contextual-spacing="false" fo:text-indent="1.249cm" style:auto-text-indent="false"/>
      <style:text-properties fo:font-size="10pt" style:font-size-asian="10pt"/>
    </style:style>
    <style:style style:name="padrao" style:family="paragraph" style:parent-style-name="Standard"/>
    <style:style style:name="pdrao" style:family="paragraph" style:parent-style-name="Standard"/>
    <style:style style:name="titulo"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BNT_20_Titulo_20_Central_20_1" style:display-name="ABNT 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ABNT_20_Titulo_20_Central_20_2" style:display-name="ABNT Titulo Central 2" style:family="paragraph" style:parent-style-name="Contents_20_1" style:next-style-name="Standard">
      <style:paragraph-properties fo:margin-top="0cm" fo:margin-bottom="1.27cm" loext:contextual-spacing="false" fo:line-height="150%" fo:text-align="center" style:justify-single-word="false"/>
      <style:text-properties fo:text-transform="uppercase" style:font-weight-complex="bold"/>
    </style:style>
    <style:style style:name="ABSTRACT"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LICEP" style:family="paragraph" style:parent-style-name="Standard">
      <style:paragraph-properties fo:orphans="0" fo:widows="0" fo:hyphenation-ladder-count="no-limit"/>
      <style:text-properties style:font-name="Times New Roman" fo:font-family="'Times New Roman'" style:font-family-generic="roman" style:font-pitch="variable" style:letter-kerning="true" style:font-name-asian="Lucida Sans Unicode" style:font-family-asian="'Lucida Sans Unicode'" style:font-family-generic-asian="swiss" style:font-pitch-asian="variable" style:font-name-complex="Device Font 10cpi" style:font-family-complex="'Device Font 10cpi'" style:font-family-generic-complex="modern" fo:hyphenate="false" fo:hyphenation-remain-char-count="2" fo:hyphenation-push-char-count="2"/>
    </style:style>
    <style:style style:name="ALICEPARAGRAFO" style:family="paragraph" style:parent-style-name="Normal_20__28_Web_29_">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LÍNEA" style:family="paragraph" style:parent-style-name="Standard">
      <style:paragraph-properties fo:margin-left="1cm" fo:margin-right="0cm" fo:margin-top="0.212cm" fo:margin-bottom="0.635cm" loext:contextual-spacing="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anexos" style:family="paragraph" style:parent-style-name="Standard" style:default-outline-level="1" style:list-style-name="">
      <style:paragraph-properties fo:margin-left="0cm" fo:margin-right="0cm" fo:line-height="100%"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n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ano_20_rosto" style:display-name="ano rost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size-complex="10pt"/>
    </style:style>
    <style:style style:name="BIBLIOG" style:family="paragraph" style:parent-style-name="Standard" style:default-outline-level="1" style:list-style-name="">
      <style:paragraph-properties fo:margin-left="0cm" fo:margin-right="0cm" fo:margin-top="0cm" fo:margin-bottom="0.847cm" loext:contextual-spacing="false" fo:line-height="100%" fo:text-indent="0cm"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font-weight-complex="bold"/>
    </style:style>
    <style:style style:name="Bibliografia" style:family="paragraph" style:parent-style-name="Standard">
      <style:paragraph-properties fo:margin-top="0cm" fo:margin-bottom="0.212cm" loext:contextual-spacing="false" fo:text-align="justify" style:justify-single-word="false" fo:orphans="0" fo:widows="0"/>
      <style:text-properties fo:font-size="10pt" fo:language="it" fo:country="IT" style:font-size-asian="10pt" style:font-size-complex="10pt"/>
    </style:style>
    <style:style style:name="Block_20_Text" style:display-name="Block Text" style:family="paragraph" style:parent-style-name="Standard">
      <style:paragraph-properties fo:margin-left="1.199cm" fo:margin-right="-0.501cm" style:line-height-at-least="0.847cm" fo:text-indent="2.70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ody_20_Text_20_2" style:display-name="Body Text 2" style:family="paragraph" style:parent-style-name="Standard">
      <style:paragraph-properties fo:margin-top="0.212cm" fo:margin-bottom="0.423cm" loext:contextual-spacing="false" fo:line-height="200%" style:text-autospace="none" style:punctuation-wrap="simpl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readcrumb" style:family="paragraph" style:parent-style-name="Standard">
      <style:paragraph-properties fo:margin-left="0cm" fo:margin-right="0cm" style:line-height-at-least="0.309cm" fo:text-align="start" style:justify-single-word="false" fo:text-indent="0cm" style:auto-text-indent="false"/>
      <style:text-properties fo:color="#666666" fo:font-size="7pt" style:font-size-asian="7pt" style:font-name-complex="Arial" style:font-family-complex="Arial" style:font-family-generic-complex="swiss" style:font-pitch-complex="variable" style:font-size-complex="7pt"/>
    </style:style>
    <style:style style:name="bullet" style:family="paragraph" style:parent-style-name="Standard">
      <style:paragraph-properties fo:margin-left="0.63cm" fo:margin-right="0cm" fo:line-height="200%" fo:text-indent="-0.63cm" style:auto-text-indent="false">
        <style:tab-stops>
          <style:tab-stop style:position="0.635cm"/>
          <style:tab-stop style:position="0.75cm"/>
        </style:tab-stops>
      </style:paragraph-properties>
      <style:text-properties fo:letter-spacing="-0.014cm" style:font-size-complex="10pt"/>
    </style:style>
    <style:style style:name="Cabeçalho_20_da_20_mensagem1" style:display-name="Cabeçalho da mensagem1" style:family="paragraph" style:parent-style-name="Standard">
      <style:paragraph-properties fo:margin-left="2cm" fo:margin-right="0cm" fo:line-height="100%" fo:text-align="start" style:justify-single-word="false" fo:hyphenation-ladder-count="no-limit" fo:text-indent="-2cm" style:auto-text-indent="false"/>
      <style:text-properties style:font-name-complex="Arial" style:font-family-complex="Arial" style:font-family-generic-complex="swiss" style:font-pitch-complex="variable" style:font-size-complex="12pt" fo:hyphenate="false" fo:hyphenation-remain-char-count="2" fo:hyphenation-push-char-count="2"/>
    </style:style>
    <style:style style:name="Cabeçalho_20_da_20_mensagem2" style:display-name="Cabeçalho da mensagem2" style:family="paragraph" style:parent-style-name="Standard">
      <style:paragraph-properties fo:margin-left="2cm" fo:margin-right="0cm" fo:orphans="0" fo:widows="0" fo:hyphenation-ladder-count="no-limit" fo:text-indent="-2cm" style:auto-text-indent="false" fo:padding="0.035cm" fo:border="0.51pt solid #000000"/>
      <style:text-properties style:font-name-asian="Arial Unicode MS" style:font-family-asian="'Arial Unicode MS'" style:font-family-generic-asian="swiss" style:font-pitch-asian="variable" style:font-name-complex="Arial" style:font-family-complex="Arial" style:font-family-generic-complex="swiss" style:font-pitch-complex="variable" fo:hyphenate="false" fo:hyphenation-remain-char-count="2" fo:hyphenation-push-char-count="2"/>
    </style:style>
    <style:style style:name="cAPA" style:family="paragraph" style:parent-style-name="Standard" style:next-style-name="Standard">
      <style:paragraph-properties fo:margin-left="1.801cm" fo:margin-right="0.131cm" fo:line-height="100%" fo:text-indent="-0.55cm" style:auto-text-indent="false">
        <style:tab-stops>
          <style:tab-stop style:position="1.134cm"/>
          <style:tab-stop style:position="1.801cm"/>
          <style:tab-stop style:position="1.886cm"/>
        </style:tab-stops>
      </style:paragraph-properties>
      <style:text-properties fo:font-size="11pt" fo:font-weight="bold" style:font-size-asian="11pt" style:font-weight-asian="bold" style:font-size-complex="11pt" style:font-weight-complex="bold"/>
    </style:style>
    <style:style style:name="capa" style:family="paragraph" style:parent-style-name="Heading">
      <style:paragraph-properties fo:margin-left="0cm" fo:margin-right="0cm" fo:line-height="100%" fo:text-indent="0cm" style:auto-text-indent="false"/>
      <style:text-properties fo:language="none" fo:country="none" fo:font-weight="normal" style:language-asian="none" style:country-asian="none" style:font-weight-asian="normal" style:font-name-complex="Times New Roman" style:font-family-complex="'Times New Roman'" style:font-family-generic-complex="roman" style:font-pitch-complex="variable" style:font-size-complex="10pt" style:font-weight-complex="normal"/>
    </style:style>
    <style:style style:name="capa_20_11" style:display-name="capa 11" style:family="paragraph" style:parent-style-name="Standard">
      <style:paragraph-properties fo:margin-left="0cm" fo:margin-right="0cm" fo:margin-top="4.798cm" fo:margin-bottom="0cm" loext:contextual-spacing="false" fo:text-align="center" style:justify-single-word="false" fo:text-indent="0cm" style:auto-text-indent="false"/>
      <style:text-properties fo:font-weight="bold" style:font-weight-asian="bold" style:font-size-complex="10pt" style:font-weight-complex="bold"/>
    </style:style>
    <style:style style:name="capa_20_25" style:display-name="capa 25" style:family="paragraph" style:parent-style-name="Standard">
      <style:paragraph-properties fo:margin-left="0cm" fo:margin-right="0cm" fo:margin-top="15.24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capa_20_55" style:display-name="capa 55" style:family="paragraph" style:parent-style-name="Heading_20_3" style:default-outline-level="" style:list-style-name="">
      <style:paragraph-properties fo:margin-top="2.54cm" fo:margin-bottom="0.635cm" loext:contextual-spacing="false" fo:text-align="center" style:justify-single-word="false"/>
      <style:text-properties style:font-name="Times New Roman" fo:font-family="'Times New Roman'" style:font-family-generic="roman" style:font-pitch="variable" fo:font-weight="bold" style:font-name-asian="Batang" style:font-family-asian="Batang, 바탕" style:font-family-generic-asian="roman" style:font-pitch-asian="variable" style:font-weight-asian="bold" style:font-name-complex="Times New Roman" style:font-family-complex="'Times New Roman'" style:font-family-generic-complex="roman" style:font-pitch-complex="variable" style:font-size-complex="10pt" style:font-weight-complex="normal"/>
    </style:style>
    <style:style style:name="CAPA_20_ABNT" style:display-name="CAPA ABNT" style:family="paragraph" style:parent-style-name="Standard" style:nex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CAPA1" style:family="paragraph" style:parent-style-name="Standard" style:next-style-name="Standard">
      <style:paragraph-properties fo:text-align="center" style:justify-single-word="false" fo:hyphenation-ladder-count="no-limit"/>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Cargo_20_da_20_assinatura" style:display-name="Cargo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D4" style:family="paragraph" style:parent-style-name="Standard">
      <style:paragraph-properties fo:margin-left="4.001cm" fo:margin-right="0cm" fo:margin-top="0.423cm" fo:margin-bottom="0cm" loext:contextual-spacing="false" fo:line-height="100%"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centr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cit_20_Char_20_Char" style:display-name="cit Char Char" style:family="paragraph" style:parent-style-name="Standard">
      <style:paragraph-properties fo:margin-left="4.001cm" fo:margin-right="0cm" fo:margin-top="0cm" fo:margin-bottom="1.27cm" loext:contextual-spacing="false" fo:line-height="100%" fo:text-indent="1.50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it_20_recuo_20_Char" style:display-name="cit recuo Char" style:family="paragraph" style:parent-style-name="cit_20_Char_20_Char">
      <style:paragraph-properties fo:margin-left="4.001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itacao" style:family="paragraph" style:parent-style-name="Standard">
      <style:paragraph-properties fo:margin-left="4.001cm" fo:margin-right="0cm" fo:margin-top="1.27cm" fo:margin-bottom="1.27cm" loext:contextual-spacing="false" fo:line-height="100%" fo:text-indent="0cm" style:auto-text-indent="false">
        <style:tab-stops>
          <style:tab-stop style:position="0.75cm"/>
        </style:tab-stops>
      </style:paragraph-properties>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line-height="100%" fo:text-indent="0cm" style:auto-text-indent="false" style:text-autospace="none"/>
      <style:text-properties fo:font-size="11pt" style:font-name-asian="Calibri" style:font-family-asian="Calibri" style:font-family-generic-asian="swiss" style:font-pitch-asian="variable" style:font-size-asian="11pt" style:font-name-complex="Arial" style:font-family-complex="Arial" style:font-family-generic-complex="swiss" style:font-pitch-complex="variable"/>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ABNT_20_Char" style:display-name="CITAÇÃO ABNT Char"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Char_20_Char" style:display-name="Citação Char Char" style:family="paragraph" style:parent-style-name="Standard">
      <style:paragraph-properties fo:margin-left="4.001cm" fo:margin-right="0cm" fo:margin-top="1.27cm" fo:margin-bottom="1.27cm" loext:contextual-spacing="false" fo:orphans="0" fo:widows="0" fo:text-indent="1.251cm" style:auto-text-indent="false"/>
      <style:text-properties fo:font-size="10pt" style:font-size-asian="10pt" style:font-size-complex="10pt"/>
    </style:style>
    <style:style style:name="Citacao_20_Ital" style:display-name="Citacao Ital" style:family="paragraph" style:parent-style-name="Standard">
      <style:paragraph-properties fo:margin-left="3.251cm" fo:margin-right="0cm" fo:margin-top="0cm" fo:margin-bottom="0.847cm" loext:contextual-spacing="false" fo:line-height="100%" fo:text-indent="1.251cm" style:auto-text-indent="false">
        <style:tab-stops>
          <style:tab-stop style:position="0.75cm"/>
        </style:tab-stops>
      </style:paragraph-properties>
      <style:text-properties fo:letter-spacing="-0.014cm" fo:font-style="italic" style:font-style-asian="italic" style:font-size-complex="10pt"/>
    </style:style>
    <style:style style:name="CITAÇÃO1" style:family="paragraph" style:parent-style-name="Standard" style:next-style-name="Standard">
      <style:paragraph-properties fo:margin-left="4.001cm" fo:margin-right="0cm" fo:margin-top="1.27cm" fo:margin-bottom="1.27cm" loext:contextual-spacing="false" fo:line-height="100%" fo:hyphenation-ladder-count="no-limit" fo:text-indent="0cm" style:auto-text-indent="false"/>
      <style:text-properties fo:color="#0000ff"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m_20_marcadores_20_21" style:display-name="Com marcadores 2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22" style:display-name="Com marcadores 2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31" style:display-name="Com marcadores 3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32" style:display-name="Com marcadores 3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41" style:display-name="Com marcadores 4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42" style:display-name="Com marcadores 4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51" style:display-name="Com marcadores 5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52" style:display-name="Com marcadores 5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1" style:display-name="Com marcadores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2" style:display-name="Com marcadores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Standard" style:class="extra">
      <style:text-properties fo:font-weight="bold" style:font-weight-asian="bold"/>
    </style:style>
    <style:style style:name="Corpo_20_de_20_texto_20_21" style:display-name="Corpo de texto 21" style:family="paragraph" style:parent-style-name="Standard">
      <style:paragraph-properties fo:margin-left="0cm" fo:margin-right="0cm" fo:line-height="200%" fo:text-align="center" style:justify-single-word="false" fo:hyphenation-ladder-count="no-limit"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Corpo_20_de_20_texto_20_22" style:display-name="Corpo de texto 22" style:family="paragraph" style:parent-style-name="Standard">
      <style:paragraph-properties fo:margin-top="0cm" fo:margin-bottom="0.212cm" loext:contextual-spacing="false" fo:line-height="200%"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rpo_20_de_20_texto_20_31" style:display-name="Corpo de texto 31" style:family="paragraph" style:parent-style-name="Standard">
      <style:paragraph-properties fo:margin-left="0cm" fo:margin-right="0cm" fo:line-height="100%" fo:text-align="center" style:justify-single-word="false" fo:hyphenation-ladder-count="no-limit" fo:text-indent="0cm" style:auto-text-indent="false"/>
      <style:text-properties fo:font-size="10pt" fo:font-weight="bold" style:font-size-asian="10pt" style:font-weight-asian="bold" style:font-name-complex="Arial" style:font-family-complex="Arial" style:font-family-generic-complex="swiss" style:font-pitch-complex="variable" style:font-size-complex="12pt" style:font-weight-complex="bold" fo:hyphenate="false" fo:hyphenation-remain-char-count="2" fo:hyphenation-push-char-count="2"/>
    </style:style>
    <style:style style:name="Corpo_20_de_20_texto_20_32" style:display-name="Corpo de texto 32" style:family="paragraph" style:parent-style-name="Standard">
      <style:paragraph-properties fo:margin-top="0cm" fo:margin-bottom="0.212cm" loext:contextual-spacing="false" fo:orphans="0" fo:widows="0" fo:hyphenation-ladder-count="no-limit"/>
      <style:text-properties fo:font-size="8pt" style:font-name-asian="Arial Unicode MS" style:font-family-asian="'Arial Unicode MS'" style:font-family-generic-asian="swiss" style:font-pitch-asian="variable" style:font-size-asian="8pt" style:font-size-complex="8pt" fo:hyphenate="false" fo:hyphenation-remain-char-count="2" fo:hyphenation-push-char-count="2"/>
    </style:style>
    <style:style style:name="curs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Data1" style:family="paragraph" style:parent-style-name="Standard" style:nex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Data2" style:family="paragraph" style:parent-style-name="Standard" style:nex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Empresa_20_da_20_assinatura" style:display-name="Empresa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ncerramento1" style:family="paragraph" style:parent-style-name="Standard">
      <style:paragraph-properties fo:margin-left="7.5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Encerramento2" style:family="paragraph" style:parent-style-name="Standard">
      <style:paragraph-properties fo:margin-left="7.5cm" fo:margin-right="0cm"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Estilo_20_Título_20_4_20__2b__20_À_20_esquerda" style:display-name="Estilo Título 4 + À esquerda" style:family="paragraph" style:parent-style-name="Heading_20_4" style:default-outline-level="" style:list-style-name="">
      <style:paragraph-properties fo:margin-top="0.423cm" fo:margin-bottom="0.494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0pt" style:font-weight-complex="normal"/>
    </style:style>
    <style:style style:name="Estrutura_20_do_20_documento1" style:display-name="Estrutura do documento1"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font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Univers 55" style:font-family-complex="'Univers 55'" style:font-family-generic-complex="swiss" style:font-pitch-complex="variable" style:font-size-complex="7pt"/>
    </style:style>
    <style:style style:name="font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Univers 55" style:font-family-complex="'Univers 55'" style:font-family-generic-complex="swiss" style:font-pitch-complex="variable" style:font-size-complex="7pt" style:font-style-complex="italic"/>
    </style:style>
    <style:style style:name="Índice_20_de_20_figuras1" style:display-name="Índice de figuras1" style:family="paragraph" style:parent-style-name="Standard" style:next-style-name="Standard">
      <style:paragraph-properties fo:margin-left="0.847cm" fo:margin-right="0cm" fo:orphans="0" fo:widows="0" fo:hyphenation-ladder-count="no-limit" fo:text-indent="-0.847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Índice_20_de_20_ilustrações1" style:display-name="Índice de ilustrações1" style:family="paragraph" style:parent-style-name="Standard" style:next-style-name="Standard">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Legenda10"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1"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2"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8" style:family="paragraph" style:parent-style-name="Standard" style:next-style-name="Standard">
      <style:paragraph-properties fo:margin-top="0.212cm" fo:margin-bottom="0.212cm" loext:contextual-spacing="false" fo:text-align="center" style:justify-single-word="false" fo:orphans="0" fo:widows="0" fo:hyphenation-ladder-count="no-limit"/>
      <style:text-properties fo:font-size="11pt" style:font-name-asian="Arial Unicode MS" style:font-family-asian="'Arial Unicode MS'" style:font-family-generic-asian="swiss" style:font-pitch-asian="variable" style:font-size-asian="11pt" style:font-size-complex="11pt" style:font-weight-complex="bold" fo:hyphenate="false" fo:hyphenation-remain-char-count="2" fo:hyphenation-push-char-count="2"/>
    </style:style>
    <style:style style:name="Legenda9"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ista_20_21" style:display-name="Lista 21" style:family="paragraph" style:parent-style-name="Standard">
      <style:paragraph-properties fo:margin-left="0.9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22" style:display-name="Lista 22" style:family="paragraph" style:parent-style-name="Standard">
      <style:paragraph-properties fo:margin-left="0.9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31" style:display-name="Lista 31" style:family="paragraph" style:parent-style-name="Standard">
      <style:paragraph-properties fo:margin-left="1.4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32" style:display-name="Lista 32" style:family="paragraph" style:parent-style-name="Standard">
      <style:paragraph-properties fo:margin-left="1.4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41" style:display-name="Lista 41" style:family="paragraph" style:parent-style-name="Standard">
      <style:paragraph-properties fo:margin-left="1.997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42" style:display-name="Lista 42" style:family="paragraph" style:parent-style-name="Standard">
      <style:paragraph-properties fo:margin-left="1.997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51" style:display-name="Lista 51" style:family="paragraph" style:parent-style-name="Standard">
      <style:paragraph-properties fo:margin-left="2.496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52" style:display-name="Lista 52" style:family="paragraph" style:parent-style-name="Standard">
      <style:paragraph-properties fo:margin-left="2.496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21" style:display-name="Lista de continuação 21" style:family="paragraph" style:parent-style-name="Standard">
      <style:paragraph-properties fo:margin-left="0.9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22" style:display-name="Lista de continuação 22" style:family="paragraph" style:parent-style-name="Standard">
      <style:paragraph-properties fo:margin-left="0.9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31" style:display-name="Lista de continuação 31" style:family="paragraph" style:parent-style-name="Standard">
      <style:paragraph-properties fo:margin-left="1.4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32" style:display-name="Lista de continuação 32" style:family="paragraph" style:parent-style-name="Standard">
      <style:paragraph-properties fo:margin-left="1.4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41" style:display-name="Lista de continuação 41" style:family="paragraph" style:parent-style-name="Standard">
      <style:paragraph-properties fo:margin-left="1.997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42" style:display-name="Lista de continuação 42" style:family="paragraph" style:parent-style-name="Standard">
      <style:paragraph-properties fo:margin-left="1.997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51" style:display-name="Lista de continuação 51" style:family="paragraph" style:parent-style-name="Standard">
      <style:paragraph-properties fo:margin-left="2.496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52" style:display-name="Lista de continuação 52" style:family="paragraph" style:parent-style-name="Standard">
      <style:paragraph-properties fo:margin-left="2.496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1" style:display-name="Lista de continuação1" style:family="paragraph" style:parent-style-name="Standard">
      <style:paragraph-properties fo:margin-left="0.499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2" style:display-name="Lista de continuação2" style:family="paragraph" style:parent-style-name="Standard">
      <style:paragraph-properties fo:margin-left="0.499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ref" style:display-name="Lista ref" style:family="paragraph" style:parent-style-name="Standard"/>
    <style:style style:name="listas"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listfl" style:family="paragraph" style:parent-style-name="Standard">
      <style:paragraph-properties fo:margin-left="0cm" fo:margin-right="0.43cm" style:line-height-at-least="0.376cm" fo:text-align="end" style:justify-single-word="false" fo:text-indent="0cm" style:auto-text-indent="false"/>
      <style:text-properties fo:color="#666666" fo:font-size="7.5pt" style:font-size-asian="7.5pt" style:font-name-complex="Arial" style:font-family-complex="Arial" style:font-family-generic-complex="swiss" style:font-pitch-complex="variable" style:font-size-complex="7.5pt"/>
    </style:style>
    <style:style style:name="listp" style:family="paragraph" style:parent-style-name="Standard">
      <style:paragraph-properties fo:margin-left="0cm" fo:margin-right="0cm" style:line-height-at-least="0.376cm" fo:text-align="start" style:justify-single-word="false" fo:text-indent="0cm" style:auto-text-indent="false"/>
      <style:text-properties fo:color="#000000" fo:font-size="7.5pt" style:font-size-asian="7.5pt" style:font-name-complex="Arial" style:font-family-complex="Arial" style:font-family-generic-complex="swiss" style:font-pitch-complex="variable" style:font-size-complex="7.5pt"/>
    </style:style>
    <style:style style:name="Local" style:family="paragraph" style:parent-style-name="capa_20_25"/>
    <style:style style:name="local_20_rosto" style:display-name="local rosto" style:family="paragraph" style:parent-style-name="Standard">
      <style:paragraph-properties fo:margin-left="0cm" fo:margin-right="0cm" fo:margin-top="2.258cm" fo:margin-bottom="0cm" loext:contextual-spacing="false" fo:text-align="center" style:justify-single-word="false" fo:text-indent="0cm" style:auto-text-indent="false"/>
      <style:text-properties style:font-size-complex="10pt"/>
    </style:style>
    <style:style style:name="natureza_20_do_20_trabalho" style:display-name="natureza do trabalho" style:family="paragraph" style:parent-style-name="Standard">
      <style:paragraph-properties fo:margin-left="0cm" fo:margin-right="0cm" fo:margin-top="3.175cm" fo:margin-bottom="0cm" loext:contextual-spacing="false" fo:text-align="center" style:justify-single-word="false" fo:text-indent="0cm" style:auto-text-indent="false"/>
      <style:text-properties style:font-size-complex="10pt"/>
    </style:style>
    <style:style style:name="NORMAL"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normal"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ORMAL_20_ABNT" style:display-name="NORMAL ABNT" style:family="paragraph" style:parent-style-name="Standard" style:next-style-name="Standard"/>
    <style:style style:name="NORMAL_20_ABNT_20_Char" style:display-name="NORMAL ABNT Char" style:family="paragraph" style:parent-style-name="Standard" style:next-style-name="Standard"/>
    <style:style style:name="NORMAL_20_ELIETE" style:display-name="NORMAL ELIETE" style:family="paragraph" style:parent-style-name="Standard" style:next-style-name="Standard"/>
    <style:style style:name="Normal_20_Unisinos" style:display-name="Normal Unisinos" style:family="paragraph" style:parent-style-name="Standard" style:next-style-name="Standard">
      <style:text-properties style:letter-kerning="true"/>
    </style:style>
    <style:style style:name="Numerada_20_21" style:display-name="Numerada 21" style:family="paragraph" style:parent-style-name="Standard"/>
    <style:style style:name="Numerada_20_22" style:display-name="Numerada 22" style:family="paragraph" style:parent-style-name="Standard">
      <style:paragraph-properties fo:margin-left="0cm" fo:margin-right="0cm" fo:text-indent="0cm" style:auto-text-indent="false"/>
    </style:style>
    <style:style style:name="Numerada_20_31" style:display-name="Numerada 31" style:family="paragraph" style:parent-style-name="Standard"/>
    <style:style style:name="Numerada_20_32" style:display-name="Numerada 32" style:family="paragraph" style:parent-style-name="Standard">
      <style:paragraph-properties fo:margin-left="0cm" fo:margin-right="0cm" fo:text-indent="0cm" style:auto-text-indent="false"/>
    </style:style>
    <style:style style:name="Numerada_20_41" style:display-name="Numerada 41" style:family="paragraph" style:parent-style-name="Standard"/>
    <style:style style:name="Numerada_20_42" style:display-name="Numerada 42" style:family="paragraph" style:parent-style-name="Standard">
      <style:paragraph-properties fo:margin-left="0cm" fo:margin-right="0cm" fo:text-indent="0cm" style:auto-text-indent="false"/>
    </style:style>
    <style:style style:name="Numerada_20_51" style:display-name="Numerada 51" style:family="paragraph" style:parent-style-name="Standard"/>
    <style:style style:name="Numerada_20_52" style:display-name="Numerada 52" style:family="paragraph" style:parent-style-name="Standard">
      <style:paragraph-properties fo:margin-left="0cm" fo:margin-right="0cm" fo:text-indent="0cm" style:auto-text-indent="false"/>
    </style:style>
    <style:style style:name="Numerada1" style:family="paragraph" style:parent-style-name="Standard"/>
    <style:style style:name="Numerada2" style:family="paragraph" style:parent-style-name="Standard">
      <style:paragraph-properties fo:margin-left="0cm" fo:margin-right="0cm" fo:text-indent="0cm" style:auto-text-indent="false"/>
    </style:style>
    <style:style style:name="orientador" style:family="paragraph" style:parent-style-name="Standard">
      <style:paragraph-properties fo:margin-top="3.387cm" fo:margin-bottom="0cm" loext:contextual-spacing="false" fo:text-align="center" style:justify-single-word="false"/>
    </style:style>
    <style:style style:name="parag"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alínea_20_com_20_marcadores" style:display-name="parag alínea com marcadores" style:family="paragraph" style:parent-style-name="Standard">
      <style:paragraph-properties fo:margin-left="0.635cm" fo:margin-right="0cm" fo:margin-top="0cm" fo:margin-bottom="0.635cm" loext:contextual-spacing="false" fo:text-indent="-0.635cm" style:auto-text-indent="false">
        <style:tab-stops>
          <style:tab-stop style:position="0.635cm"/>
        </style:tab-stops>
      </style:paragraph-properties>
      <style:text-properties style:font-name-asian="Batang" style:font-family-asian="Batang, 바탕" style:font-family-generic-asian="roman" style:font-pitch-asian="variable"/>
    </style:style>
    <style:style style:name="parag_20_alínea_20_com_20_marcadores_20_2" style:display-name="parag alínea com marcadores 2" style:family="paragraph" style:parent-style-name="parag_20_alínea_20_com_20_marcadores"/>
    <style:style style:name="parag_20_alínea_20_sem_20_marcadores" style:display-name="parag alínea sem marcadores" style:family="paragraph" style:parent-style-name="Standard">
      <style:paragraph-properties fo:margin-left="1.501cm" fo:margin-right="0cm" fo:margin-top="0cm" fo:margin-bottom="0.635cm" loext:contextual-spacing="false" fo:text-indent="1.251cm" style:auto-text-indent="false"/>
      <style:text-properties style:font-name-asian="Batang" style:font-family-asian="Batang, 바탕" style:font-family-generic-asian="roman" style:font-pitch-asian="variable"/>
    </style:style>
    <style:style style:name="parag_20_Char_20_Char" style:display-name="parag Char Char"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resumo" style:display-name="parag resumo" style:family="paragraph" style:parent-style-name="parag_20_Char_20_Char">
      <style:paragraph-properties fo:margin-left="0cm" fo:margin-right="0cm" fo:margin-top="0cm" fo:margin-bottom="0.501cm" loext:contextual-spacing="false" fo:line-height="100%" fo:text-indent="1cm" style:auto-text-indent="false"/>
    </style:style>
    <style:style style:name="parag_20_texto" style:display-name="parag texto" style:family="paragraph" style:parent-style-name="Standard">
      <style:paragraph-properties fo:margin-top="0cm" fo:margin-bottom="0.847cm" loext:contextual-spacing="false" fo:line-height="200%"/>
      <style:text-properties fo:font-size="14pt" style:font-size-asian="14pt"/>
    </style:style>
    <style:style style:name="pontos" style:family="paragraph" style:parent-style-name="Standard">
      <style:paragraph-properties fo:line-height="200%">
        <style:tab-stops>
          <style:tab-stop style:position="0.501cm"/>
          <style:tab-stop style:position="0.75cm"/>
          <style:tab-stop style:position="15.252cm" style:leader-style="dotted" style:leader-text="."/>
        </style:tab-stops>
      </style:paragraph-properties>
      <style:text-properties fo:letter-spacing="-0.014cm"/>
    </style:style>
    <style:style style:name="Primeiro_20_recuo_20_de_20_corpo_20_de_20_texto_20_21" style:display-name="Primeiro recuo de corpo de texto 21" style:family="paragraph" style:parent-style-name="Text_20_body_20_indent">
      <style:paragraph-properties fo:margin-left="0.499cm" fo:margin-right="0cm" fo:text-indent="0.37cm" style:auto-text-indent="false"/>
    </style:style>
    <style:style style:name="Primeiro_20_recuo_20_de_20_corpo_20_de_20_texto_20_22" style:display-name="Primeiro recuo de corpo de texto 22" style:family="paragraph" style:parent-style-name="Text_20_body_20_indent">
      <style:paragraph-properties fo:margin-left="0.499cm" fo:margin-right="0cm" fo:text-indent="0.3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rimeiro_20_recuo_20_de_20_corpo_20_de_20_texto2" style:display-name="Primeiro recuo de corpo de texto2" style:family="paragraph" style:parent-style-name="Standard">
      <style:paragraph-properties fo:margin-left="0cm" fo:margin-right="0cm" fo:text-indent="0.37cm" style:auto-text-indent="false"/>
    </style:style>
    <style:style style:name="quadro" style:family="paragraph" style:parent-style-name="capa_20_55">
      <style:paragraph-properties fo:margin-top="5.001cm" fo:margin-bottom="0.635cm" loext:contextual-spacing="false"/>
    </style:style>
    <style:style style:name="quadro_20_titulo" style:display-name="quadro titulo" style:family="paragraph" style:parent-style-name="Standard">
      <style:paragraph-properties fo:margin-top="0.847cm" fo:margin-bottom="0cm" loext:contextual-spacing="false" fo:text-align="center" style:justify-single-word="false"/>
      <style:text-properties fo:font-weight="bold" style:font-weight-asian="bold" style:font-weight-complex="bold"/>
    </style:style>
    <style:style style:name="Recuo_20_de_20_corpo_20_de_20_texto_20_22" style:display-name="Recuo de corpo de texto 22" style:family="paragraph" style:parent-style-name="Standard">
      <style:paragraph-properties fo:margin-left="0.499cm" fo:margin-right="0cm" fo:margin-top="0cm" fo:margin-bottom="0.212cm" loext:contextual-spacing="false" fo:line-height="200%" fo:text-indent="1.251cm" style:auto-text-indent="false"/>
    </style:style>
    <style:style style:name="Recuo_20_de_20_corpo_20_de_20_texto_20_32" style:display-name="Recuo de corpo de texto 32"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1" style:display-name="Recuo normal1" style:family="paragraph" style:parent-style-name="Standard">
      <style:paragraph-properties fo:margin-left="1.27cm" fo:margin-right="0cm" fo:text-indent="1.251cm" style:auto-text-indent="false"/>
    </style:style>
    <style:style style:name="Recuo_20_normal2" style:display-name="Recuo normal2" style:family="paragraph" style:parent-style-name="Standard">
      <style:paragraph-properties fo:margin-left="1.249cm" fo:margin-right="0cm" fo:text-indent="1.251cm" style:auto-text-indent="false"/>
    </style:style>
    <style:style style:name="refernciabibliogrfica"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RES"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Saudação1" style:family="paragraph" style:parent-style-name="Standard" style:next-style-name="Standard"/>
    <style:style style:name="Saudação2" style:family="paragraph" style:parent-style-name="Standard" style:next-style-name="Standard"/>
    <style:style style:name="subtitulo" style:family="paragraph" style:parent-style-name="Standard">
      <style:paragraph-properties fo:margin-left="0cm" fo:margin-right="0cm" fo:margin-top="0.282cm" fo:margin-bottom="0.212cm" loext:contextual-spacing="false" fo:text-align="start" style:justify-single-word="false" fo:text-indent="0cm" style:auto-text-indent="false"/>
      <style:text-properties fo:font-weight="bold" style:font-weight-asian="bold" style:font-weight-complex="bold"/>
    </style:style>
    <style:style style:name="SUM"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tese" style:family="paragraph" style:parent-style-name="Standard">
      <style:paragraph-properties fo:margin-left="1.401cm" fo:margin-right="-0.501cm" style:line-height-at-least="0.635cm" fo:text-indent="2.801cm" style:auto-text-indent="false"/>
      <style:text-properties fo:font-size="13pt" style:font-size-asian="13pt"/>
    </style:style>
    <style:style style:name="text1" style:family="paragraph" style:parent-style-name="Standard">
      <style:paragraph-properties fo:margin-left="0.132cm" fo:margin-right="0.132cm" fo:margin-top="0.397cm" fo:margin-bottom="0.397cm" loext:contextual-spacing="false" fo:line-height="100%" fo:text-align="start" style:justify-single-word="false" fo:text-indent="0cm" style:auto-text-indent="false"/>
      <style:text-properties fo:font-size="10pt" style:font-size-asian="10pt"/>
    </style:style>
    <style:style style:name="Text" style:family="paragraph" style:parent-style-name="Standard" style:class="extra">
      <style:paragraph-properties fo:line-height="0.953cm" style:text-autospace="none"/>
      <style:text-properties fo:language="pt" fo:country="PT" style:font-name-complex="Arial" style:font-family-complex="Arial" style:font-family-generic-complex="swiss" style:font-pitch-complex="variable"/>
    </style:style>
    <style:style style:name="Texto_20_em_20_bloco1" style:display-name="Texto em bloco1" style:family="paragraph" style:parent-style-name="Standard">
      <style:paragraph-properties fo:margin-left="2.54cm" fo:margin-right="2.54cm" fo:margin-top="0cm" fo:margin-bottom="0.212cm" loext:contextual-spacing="false" fo:text-indent="1.251cm" style:auto-text-indent="false"/>
    </style:style>
    <style:style style:name="Texto_20_em_20_bloco2" style:display-name="Texto em bloco2"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2" style:display-name="Texto sem formatação2"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titulo_20_style12" style:display-name="textotitul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it_20_1" style:display-name="tit 1"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0pt" style:font-weight-complex="bold"/>
    </style:style>
    <style:style style:name="TIT_20_1_20_PROJETO" style:display-name="TIT 1 PROJETO" style:family="paragraph" style:parent-style-name="parag_20_Char_20_Char">
      <style:paragraph-properties fo:margin-left="0cm" fo:margin-right="0cm" fo:margin-top="0cm" fo:margin-bottom="0.423cm" loext:contextual-spacing="false" fo:text-align="center" style:justify-single-word="false" fo:text-indent="0cm" style:auto-text-indent="false" fo:keep-with-next="always"/>
      <style:text-properties fo:color="#ff0000" fo:language="en" fo:country="US" fo:font-weight="bold" style:font-name-asian="Times New Roman" style:font-family-asian="'Times New Roman'" style:font-family-generic-asian="roman" style:font-pitch-asian="variable" style:font-weight-asian="bold"/>
    </style:style>
    <style:style style:name="tit_20_2" style:display-name="tit 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0pt"/>
    </style:style>
    <style:style style:name="TIT_20_2_20_PROJETO" style:display-name="TIT 2 PROJETO" style:family="paragraph" style:parent-style-name="parag_20_Char_20_Char">
      <style:paragraph-properties fo:margin-left="0cm" fo:margin-right="0cm" fo:text-indent="0cm" style:auto-text-indent="false" fo:keep-with-next="always"/>
      <style:text-properties fo:text-transform="uppercase" fo:font-weight="bold" style:font-name-asian="Times New Roman" style:font-family-asian="'Times New Roman'" style:font-family-generic-asian="roman" style:font-pitch-asian="variable" style:font-weight-asian="bold"/>
    </style:style>
    <style:style style:name="tit_20_3" style:display-name="tit 3" style:family="paragraph" style:parent-style-name="Standard">
      <style:paragraph-properties fo:margin-left="0.635cm" fo:margin-right="0cm" fo:text-align="start" style:justify-single-word="false" fo:text-indent="-0.635cm" style:auto-text-indent="false">
        <style:tab-stops>
          <style:tab-stop style:position="0.635cm"/>
        </style:tab-stops>
      </style:paragraph-properties>
      <style:text-properties fo:font-weight="bold" style:font-weight-asian="bold" style:font-size-complex="10pt"/>
    </style:style>
    <style:style style:name="tit_20_texto_20_2" style:display-name="tit texto 2" style:family="paragraph" style:parent-style-name="Standard">
      <style:paragraph-properties fo:margin-left="0cm" fo:margin-right="0cm" fo:margin-top="0.635cm" fo:margin-bottom="0.635cm" loext:contextual-spacing="false" fo:text-indent="1.501cm" style:auto-text-indent="false"/>
      <style:text-properties fo:font-weight="bold" style:font-weight-asian="bold"/>
    </style:style>
    <style:style style:name="títtulo_20_2t" style:display-name="títtulo 2t" style:family="paragraph" style:parent-style-name="Standard" style:next-style-name="Standard" style:default-outline-level="1" style:list-style-name="">
      <style:paragraph-properties fo:margin-top="0cm" fo:margin-bottom="1.27cm" loext:contextual-spacing="false" fo:line-height="200%" fo:text-align="start" style:justify-single-word="false"/>
      <style:text-properties fo:font-variant="small-caps" fo:font-weight="bold" style:font-weight-asian="bold"/>
    </style:style>
    <style:style style:name="título_20_1" style:display-name="título 1" style:family="paragraph" style:parent-style-name="Standard" style:next-style-name="Standard" style:default-outline-level="1" style:list-style-name="">
      <style:paragraph-properties fo:margin-top="5.08cm" fo:margin-bottom="1.764cm" loext:contextual-spacing="false" fo:line-height="200%"/>
      <style:text-properties fo:text-transform="uppercase" fo:font-size="14pt" fo:font-weight="bold" style:font-size-asian="14pt" style:font-weight-asian="bold" style:font-name-complex="Arial" style:font-family-complex="Arial" style:font-family-generic-complex="swiss" style:font-pitch-complex="variable" style:font-size-complex="14pt"/>
    </style:style>
    <style:style style:name="TITULO_20_1_20_ABNT" style:display-name="TITULO 1 ABNT" style:family="paragraph" style:parent-style-name="Standard" style:next-style-name="Standard">
      <style:paragraph-properties fo:margin-top="0cm" fo:margin-bottom="1.27cm" loext:contextual-spacing="false"/>
      <style:text-properties fo:text-transform="uppercase" fo:font-weight="bold" style:font-weight-asian="bold"/>
    </style:style>
    <style:style style:name="TÍTULO_20_1_20_ABNT" style:display-name="TÍTULO 1 ABNT" style:family="paragraph" style:parent-style-name="Standard" style:next-style-name="Standard">
      <style:paragraph-properties fo:margin-top="0cm" fo:margin-bottom="1.27cm" loext:contextual-spacing="false" style:text-autospace="none"/>
      <style:text-properties fo:text-transform="uppercase" fo:font-weight="bold" style:font-weight-asian="bold" style:font-name-complex="Arial" style:font-family-complex="Arial" style:font-family-generic-complex="swiss" style:font-pitch-complex="variable"/>
    </style:style>
    <style:style style:name="Titulo_20_1_20_Centr" style:display-name="Titulo 1 Centr" style:family="paragraph" style:parent-style-name="Heading_20_5" style:default-outline-level="" style:list-style-name="">
      <style:paragraph-properties fo:margin-left="0cm" fo:margin-right="0cm" fo:margin-top="0cm" fo:margin-bottom="0.212cm" loext:contextual-spacing="false" fo:text-align="center" style:justify-single-word="false" fo:text-indent="2.501cm" style:auto-text-indent="false"/>
      <style:text-properties fo:text-transform="uppercase" style:font-name="Comic Sans MS" fo:font-family="'Comic Sans MS'" style:font-family-generic="script" style:font-pitch="variable" fo:font-style="normal" fo:font-weight="normal" style:font-style-asian="normal" style:font-weight-asian="normal" style:font-name-complex="Comic Sans MS" style:font-family-complex="'Comic Sans MS'" style:font-family-generic-complex="script" style:font-pitch-complex="variable" style:font-style-complex="normal"/>
    </style:style>
    <style:style style:name="Título_20_1_20_com_20_numero" style:display-name="Título 1 com numero" style:family="paragraph" style:parent-style-name="Heading_20_1" style:default-outline-level="" style:list-style-name="">
      <style:paragraph-properties fo:margin-top="0cm" fo:margin-bottom="0.847cm" loext:contextual-spacing="false"/>
    </style:style>
    <style:style style:name="Título_20_1_20_sem_20_numero" style:display-name="Título 1 sem numero" style:family="paragraph" style:parent-style-name="Heading_20_1" style:default-outline-level="" style:list-style-name="">
      <style:paragraph-properties fo:margin-top="5.045cm" fo:margin-bottom="1.482cm" loext:contextual-spacing="false"/>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text-indent="0cm" style:auto-text-indent="false"/>
      <style:text-properties fo:font-weight="bold" style:font-weight-asian="bold"/>
    </style:style>
    <style:style style:name="título_20_2" style:display-name="título 2" style:family="paragraph" style:parent-style-name="Standard" style:next-style-name="Standard">
      <style:paragraph-properties fo:margin-left="0cm" fo:margin-right="0cm" fo:margin-top="0cm" fo:margin-bottom="1.27cm" loext:contextual-spacing="false" fo:line-height="200%" fo:text-align="start" style:justify-single-word="false" fo:text-indent="1.501cm" style:auto-text-indent="false"/>
      <style:text-properties fo:font-variant="small-caps" fo:font-weight="bold" style:font-weight-asian="bold"/>
    </style:style>
    <style:style style:name="TITULO_20_2_20_ABNT" style:display-name="TITULO 2 ABNT" style:family="paragraph" style:parent-style-name="Standard" style:next-style-name="Standard">
      <style:paragraph-properties fo:margin-top="1.27cm" fo:margin-bottom="1.27cm" loext:contextual-spacing="false"/>
      <style:text-properties fo:text-transform="uppercase"/>
    </style:style>
    <style:style style:name="TITULO_20_3" style:display-name="TITULO 3" style:family="paragraph" style:parent-style-name="Standard" style:next-style-name="Standard">
      <style:paragraph-properties fo:margin-top="0.635cm" fo:margin-bottom="0.635cm" loext:contextual-spacing="false" fo:text-align="start" style:justify-single-word="false" fo:hyphenation-ladder-count="no-limit"/>
      <style:text-properties fo:font-weight="bold" style:font-weight-asian="bold" style:font-size-complex="12pt" fo:hyphenate="false" fo:hyphenation-remain-char-count="2" fo:hyphenation-push-char-count="2"/>
    </style:style>
    <style:style style:name="TITULO_20_4_20_ABNT" style:display-name="TITULO 4 ABNT" style:family="paragraph" style:parent-style-name="Standard" style:next-style-name="Standard">
      <style:paragraph-properties fo:margin-top="1.27cm" fo:margin-bottom="1.27cm" loext:contextual-spacing="false"/>
    </style:style>
    <style:style style:name="TITULO_20_5_20_ABNT" style:display-name="TITULO 5 ABNT" style:family="paragraph" style:parent-style-name="Standard" style:next-style-name="Standard">
      <style:paragraph-properties fo:margin-top="1.27cm" fo:margin-bottom="1.27cm" loext:contextual-spacing="false"/>
      <style:text-properties fo:font-style="italic" style:font-style-asian="italic"/>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 style:display-name="título central 1" style:family="paragraph" style:parent-style-name="Standard" style:next-style-name="Standard">
      <style:paragraph-properties fo:margin-left="0cm" fo:margin-right="0cm" fo:margin-top="0cm" fo:margin-bottom="1.27cm" loext:contextual-spacing="false" fo:line-height="150%" fo:text-align="center" style:justify-single-word="false" fo:text-indent="1.251cm" style:auto-text-indent="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TITULO_20_CENTRAL_20_1_20_ABNT" style:display-name="TITULO CENTRAL 1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0" style:display-name="TÍTULO CENTRAL 10"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itulo_20_central_20_11" style:display-name="titulo central 1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_20_ABNT" style:display-name="TITULO CENTRAL 2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21" style:display-name="TÍTULO CENTRAL 2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2" style:display-name="titulo central 2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ítulo_20_da_20_nota1" style:display-name="Título da nota1" style:family="paragraph" style:parent-style-name="Standard" style:next-style-name="Standard"/>
    <style:style style:name="Título_20_da_20_nota2" style:display-name="Título da nota2" style:family="paragraph" style:parent-style-name="Standard" style:next-style-name="Standard"/>
    <style:style style:name="titulo3" style:family="paragraph" style:parent-style-name="Standard" style:next-style-name="Standard">
      <style:paragraph-properties fo:margin-top="0cm" fo:margin-bottom="1.27cm" loext:contextual-spacing="false" fo:line-height="200%" fo:text-align="start" style:justify-single-word="false"/>
      <style:text-properties fo:font-style="italic" style:font-style-asian="italic" style:font-name-complex="Arial" style:font-family-complex="Arial" style:font-family-generic-complex="swiss" style:font-pitch-complex="variable"/>
    </style:style>
    <style:style style:name="titulosecao_20_style12" style:display-name="tituloseca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CIDPARAGRAFO" style:family="paragraph" style:parent-style-name="Standard">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versidade" style:family="paragraph" style:parent-style-name="Standard">
      <style:paragraph-properties fo:margin-top="0.071cm" fo:margin-bottom="0cm" loext:contextual-spacing="false" fo:text-align="center" style:justify-single-word="false"/>
    </style:style>
    <style:style style:name="xl2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9"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1" style:family="paragraph" style:parent-style-name="Standard">
      <style:paragraph-properties fo:margin-left="0cm" fo:margin-right="0cm" fo:margin-top="0.494cm" fo:margin-bottom="0.494cm" loext:contextual-spacing="false" fo:line-height="100%" fo:text-align="start" style:justify-single-word="false" fo:text-indent="0cm" style:auto-text-indent="false" fo:padding="0cm" fo:border-left="none" fo:border-right="none" fo:border-top="none" fo:border-bottom="0.51pt solid #000000"/>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2"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4"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7"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9"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xl4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3"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style:text-properties style:font-name="Univers 45 Light" fo:font-family="'Univers 45 Light'" style:font-family-generic="swiss"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xl48"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9"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0"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1"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2"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3"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4"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Bibliography" style:family="paragraph" style:parent-style-name="Standard" style:next-style-name="Standard">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il_5f_n" style:display-name="il_n" style:family="paragraph" style:parent-style-name="Standard">
      <style:paragraph-properties fo:line-height="12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l_5f_r" style:display-name="il_r" style:family="paragraph" style:parent-style-name="Standard">
      <style:paragraph-properties fo:line-height="120%"/>
      <style:text-properties fo:color="#228822"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nse_20_Quote" style:display-name="Intense Quote" style:family="paragraph" style:parent-style-name="Standard" style:next-style-name="Standard">
      <style:paragraph-properties fo:margin-left="1.651cm" fo:margin-right="1.651cm" fo:margin-top="0.353cm" fo:margin-bottom="0.494cm" loext:contextual-spacing="false" fo:text-indent="1.251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ize-complex="11pt" style:font-style-complex="italic" style:font-weight-complex="bold"/>
    </style:style>
    <style:style style:name="No_20_Spacing" style:display-name="No Spacing" style:family="paragraph">
      <style:paragraph-properties fo:margin-left="0cm" fo:margin-right="0cm" style:line-height-at-least="0.176cm" fo:text-align="justify" style:justify-single-word="false" fo:orphans="2" fo:widows="2" fo:hyphenation-ladder-count="no-limit" fo:text-indent="1.251cm" style:auto-text-indent="false"/>
      <style:text-properties style:use-window-font-color="true" style:font-name="Times New Roman" fo:font-family="'Times New Roman'" style:font-family-generic="roman" style:font-pitch="variable" fo:font-size="12pt" fo:language="pt" fo:country="BR" style:letter-kerning="true"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Referência" style:family="paragraph" style:parent-style-name="Standard">
      <style:paragraph-properties fo:text-align="justify" style:justify-single-word="false"/>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1pt"/>
    </style:style>
    <style:style style:name="rg_5f_ha" style:display-name="rg_ha" style:family="paragraph" style:parent-style-name="Standard">
      <style:paragraph-properties fo:margin-left="0.026cm" fo:margin-right="0.026cm" fo:text-indent="1.251cm" style:auto-text-indent="false"/>
      <style:text-properties fo:color="#666666"/>
    </style:style>
    <style:style style:name="rg_5f_hn" style:display-name="rg_hn" style:family="paragraph" style:parent-style-name="Standard">
      <style:paragraph-properties fo:margin-left="0.026cm" fo:margin-right="0.026cm" fo:line-height="120%" fo:text-indent="1.251cm" style:auto-text-indent="false"/>
    </style:style>
    <style:style style:name="rg_5f_hr" style:display-name="rg_hr" style:family="paragraph" style:parent-style-name="Standard">
      <style:paragraph-properties fo:margin-left="0.026cm" fo:margin-right="0.026cm" fo:text-indent="1.251cm" style:auto-text-indent="false"/>
      <style:text-properties fo:color="#009933"/>
    </style:style>
    <style:style style:name="rg_5f_ht" style:display-name="rg_ht" style:family="paragraph" style:parent-style-name="Standard">
      <style:paragraph-properties fo:margin-left="0.026cm" fo:margin-right="0.026cm" fo:line-height="120%" fo:text-indent="1.251cm" style:auto-text-indent="false"/>
      <style:text-properties fo:font-size="15pt" style:font-size-asian="15pt" style:font-size-complex="15pt"/>
    </style:style>
    <style:style style:name="Arial" style:family="paragraph" style:parent-style-name="Standard">
      <style:text-properties fo:font-size="10pt" style:font-size-asian="10pt"/>
    </style:style>
    <style:style style:name="texto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font-name-complex="Arial" style:font-family-complex="Arial" style:font-family-generic-complex="swiss" style:font-pitch-complex="variable"/>
    </style:style>
    <style:style style:name="NOTA_20_RODAPÉ_20_FERNANDO" style:display-name="NOTA RODAPÉ FERNANDO" style:family="paragraph" style:parent-style-name="Standard">
      <style:paragraph-properties fo:margin-left="4.001cm" fo:margin-right="0cm" fo:hyphenation-ladder-count="no-limit" fo:text-indent="1.251cm" style:auto-text-indent="false" text:number-lines="false" text:line-number="0"/>
      <style:text-properties style:font-name-complex="Arial" style:font-family-complex="Arial" style:font-family-generic-complex="swiss" style:font-pitch-complex="variable" fo:hyphenate="false" fo:hyphenation-remain-char-count="2" fo:hyphenation-push-char-count="2"/>
    </style:style>
    <style:style style:name="TEXTO_20_TCC_20_FERNANDO" style:display-name="TEXTO TCC FERNANDO" style:family="paragraph" style:parent-style-name="Standard">
      <style:paragraph-properties fo:margin-left="0cm" fo:margin-right="0cm" fo:hyphenation-ladder-count="no-limit" fo:text-indent="0cm" style:auto-text-indent="false"/>
      <style:text-properties style:font-name-complex="Arial" style:font-family-complex="Arial" style:font-family-generic-complex="swiss" style:font-pitch-complex="variable" fo:hyphenate="false" fo:hyphenation-remain-char-count="2" fo:hyphenation-push-char-count="2"/>
    </style:style>
    <style:style style:name="_30_0_20_-_20_TÍTULO_20_-_20_Central_20_1" style:display-name="00 - TÍTULO - Central 1" style:family="paragraph" style:parent-style-name="Standard">
      <style:paragraph-properties fo:margin-top="0cm" fo:margin-bottom="0.847cm" loext:contextual-spacing="false" fo:text-align="center" style:justify-single-word="false"/>
      <style:text-properties fo:text-transform="uppercase" fo:font-weight="bold" style:font-weight-asian="bold"/>
    </style:style>
    <style:style style:name="_30_1a_20_-_20_CAPA_20_-_20_texto" style:display-name="01a - CAPA - tex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_20_título" style:display-name="01b - CAPA - títul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_20_local_20_e_20_data" style:display-name="01c - CAPA - local e data" style:family="paragraph">
      <style:paragraph-properties fo:line-height="150%" fo:text-align="center"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d_20_-_20_CAPA_20_-_20_natureza" style:display-name="01d - CAPA - natureza" style:family="paragraph">
      <style:paragraph-properties fo:line-height="150%" fo:text-align="justify"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e_20_-_20_CAPA_20_-_20_orientador" style:display-name="01e - CAPA - orientador" style:family="paragraph">
      <style:paragraph-properties fo:line-height="150%" fo:text-align="end"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f_20_-_20_CAPA_20_-_20_aprovado" style:display-name="01f - CAPA - aprovado" style:family="paragraph">
      <style:paragraph-properties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g_20_-_20_CAPA_20_-_20_assinatura" style:display-name="01g - CAPA - assinatura" style:family="paragraph" style:parent-style-name="_30_1a_20_-_20_CAPA_20_-_20_texto">
      <style:paragraph-properties fo:margin-top="0cm" fo:margin-bottom="0.635cm" loext:contextual-spacing="false"/>
      <style:text-properties fo:font-variant="normal" fo:text-transform="none" fo:font-size="11pt" style:font-size-asian="11pt"/>
    </style:style>
    <style:style style:name="_30_2_20_-_20_Dedicatória" style:display-name="02 - Dedicatória" style:family="paragraph">
      <style:paragraph-properties fo:margin-left="8.001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_20_-_20_Agradecimentos" style:display-name="03 - Agradecimentos" style:family="paragraph" style:parent-style-name="Standard">
      <style:paragraph-properties fo:margin-left="0cm" fo:margin-right="0cm" fo:margin-top="0cm" fo:margin-bottom="0.212cm" loext:contextual-spacing="false" fo:text-indent="1.501cm" style:auto-text-indent="false"/>
      <style:text-properties style:font-name-complex="Arial" style:font-family-complex="Arial" style:font-family-generic-complex="swiss" style:font-pitch-complex="variable"/>
    </style:style>
    <style:style style:name="_30_4_20_-_20_Epígrafe" style:display-name="04 - Epígrafe" style:family="paragraph" style:parent-style-name="_30_3_20_-_20_Agradecimentos">
      <style:paragraph-properties fo:margin-left="8.001cm" fo:margin-right="0cm" fo:text-align="end" style:justify-single-word="false" fo:text-indent="0cm" style:auto-text-indent="false"/>
      <style:text-properties fo:font-size="11pt" fo:font-style="italic" style:font-size-asian="11pt" style:font-style-asian="italic"/>
    </style:style>
    <style:style style:name="_30_5_20_-_20_Resumo" style:display-name="05 - Resumo" style:family="paragraph">
      <style:paragraph-properties fo:margin-left="0cm" fo:margin-right="0cm" fo:margin-top="0cm" fo:margin-bottom="0.847cm" loext:contextual-spacing="false"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Agradecimentos" style:family="paragraph" style:parent-style-name="Dedicatória" style:next-style-name="Dedicatória">
      <style:paragraph-properties fo:margin-left="5.6cm" fo:margin-right="0cm" fo:margin-top="0.635cm" fo:margin-bottom="0cm" loext:contextual-spacing="false" fo:text-indent="0cm" style:auto-text-indent="false"/>
    </style:style>
    <style:style style:name="Alínea_20__28_-_29_" style:display-name="Alínea (-)" style:family="paragraph" style:parent-style-name="Standard" style:next-style-name="Parágrafo">
      <style:paragraph-properties fo:margin-top="0cm" fo:margin-bottom="0.423cm" loext:contextual-spacing="true"/>
    </style:style>
    <style:style style:name="Alínea_20__28_1_29_" style:display-name="Alínea (1)" style:family="paragraph" style:parent-style-name="Standard" style:next-style-name="Parágrafo">
      <style:paragraph-properties fo:margin-top="0cm" fo:margin-bottom="0.423cm" loext:contextual-spacing="true"/>
    </style:style>
    <style:style style:name="Alínea_20__28_A_29_" style:display-name="Alínea (A)" style:family="paragraph" style:parent-style-name="Standard" style:next-style-name="Parágrafo" style:list-style-name="WW8Num37">
      <style:paragraph-properties fo:margin-top="0cm" fo:margin-bottom="0.423cm" loext:contextual-spacing="true"/>
    </style:style>
    <style:style style:name="Alínea_20__28_I_29_" style:display-name="Alínea (I)" style:family="paragraph" style:parent-style-name="Standard" style:next-style-name="Parágrafo" style:list-style-name="WW8Num39">
      <style:paragraph-properties fo:margin-top="0cm" fo:margin-bottom="0.423cm" loext:contextual-spacing="true"/>
    </style:style>
    <style:style style:name="Citação_20_Longa_20_1" style:display-name="Citação Longa 1" style:family="paragraph" style:parent-style-name="Standard" style:next-style-name="Parágrafo" style:list-style-name="WW8Num23">
      <style:paragraph-properties fo:margin-top="0.212cm" fo:margin-bottom="0.423cm" loext:contextual-spacing="true"/>
      <style:text-properties fo:font-size="10pt" style:font-size-asian="10pt"/>
    </style:style>
    <style:style style:name="Citação_20_Longa_20_2" style:display-name="Citação Longa 2" style:family="paragraph" style:parent-style-name="Standard" style:next-style-name="Parágrafo">
      <style:paragraph-properties fo:margin-left="4.001cm" fo:margin-right="0cm" fo:margin-top="0.635cm" fo:margin-bottom="0.847cm" loext:contextual-spacing="true" fo:text-indent="1.251cm" style:auto-text-indent="false"/>
      <style:text-properties fo:font-size="10.5pt" style:font-size-asian="10.5pt"/>
    </style:style>
    <style:style style:name="Figura_20_ou_20_Gráfico" style:display-name="Figura ou Gráfico" style:family="paragraph" style:parent-style-name="Standard" style:next-style-name="Fonte">
      <style:paragraph-properties fo:margin-top="0cm" fo:margin-bottom="0.212cm" loext:contextual-spacing="false" fo:text-align="center" style:justify-single-word="false" fo:keep-with-next="always"/>
      <style:text-properties fo:font-size="10.5pt" style:font-size-asian="10.5pt"/>
    </style:style>
    <style:style style:name="Fonte" style:family="paragraph" style:parent-style-name="Standard">
      <style:paragraph-properties fo:margin-left="0cm" fo:margin-right="0cm" fo:margin-top="0cm" fo:margin-bottom="0.635cm" loext:contextual-spacing="false" fo:line-height="100%" fo:text-indent="3.251cm" style:auto-text-indent="false"/>
      <style:text-properties fo:font-size="10pt" style:font-size-asian="10pt" style:font-name-complex="Arial" style:font-family-complex="Arial" style:font-family-generic-complex="swiss" style:font-pitch-complex="variable"/>
    </style:style>
    <style:style style:name="Resumo_20_-_20_Texto" style:display-name="Resumo - Texto" style:family="paragraph" style:parent-style-name="Standard">
      <style:paragraph-properties fo:margin-top="0cm" fo:margin-bottom="0.847cm" loext:contextual-spacing="false"/>
    </style:style>
    <style:style style:name="Subalínea" style:family="paragraph" style:parent-style-name="Standard" style:next-style-name="Parágrafo">
      <style:paragraph-properties fo:margin-top="0cm" fo:margin-bottom="0.423cm" loext:contextual-spacing="true"/>
    </style:style>
    <style:style style:name="Texto_20_-_20_Tabela_20_e_20_Quadro" style:display-name="Texto - Tabela e Quadro" style:family="paragraph" style:parent-style-name="Standard" style:next-style-name="Fonte">
      <style:paragraph-properties fo:margin-top="0.106cm" fo:margin-bottom="0.106cm" loext:contextual-spacing="false" fo:text-align="center" style:justify-single-word="false"/>
      <style:text-properties fo:font-size="10.5pt" style:font-size-asian="10.5pt"/>
    </style:style>
    <style:style style:name="Título_20_de_20_Figura" style:display-name="Título de Figura" style:family="paragraph" style:parent-style-name="Standard" style:next-style-name="Figura_20_ou_20_Gráfico">
      <style:paragraph-properties fo:text-align="center" style:justify-single-word="false" fo:keep-with-next="always"/>
    </style:style>
    <style:style style:name="Título_20_de_20_Gráfico" style:display-name="Título de Gráfico" style:family="paragraph" style:parent-style-name="Standard" style:next-style-name="Figura_20_ou_20_Gráfico">
      <style:paragraph-properties fo:text-align="center" style:justify-single-word="false" fo:keep-with-next="always"/>
    </style:style>
    <style:style style:name="Título_20_de_20_Quadro" style:display-name="Título de Quadro" style:family="paragraph" style:parent-style-name="Standard" style:next-style-name="Texto_20_-_20_Tabela_20_e_20_Quadro">
      <style:paragraph-properties fo:text-align="center" style:justify-single-word="false" fo:keep-with-next="always"/>
    </style:style>
    <style:style style:name="Título_20_de_20_Tabela" style:display-name="Título de Tabela" style:family="paragraph" style:parent-style-name="Standard" style:next-style-name="Texto_20_-_20_Tabela_20_e_20_Quadro">
      <style:paragraph-properties fo:text-align="center" style:justify-single-word="false" fo:keep-with-next="always"/>
    </style:style>
    <style:style style:name="ABNT" style:family="paragraph" style:parent-style-name="Standard">
      <style:paragraph-properties fo:margin-left="0cm" fo:margin-right="0cm" fo:line-height="200%" fo:text-indent="1.501cm" style:auto-text-indent="false"/>
    </style:style>
    <style:style style:name="ANÍNEAS" style:family="paragraph" style:parent-style-name="Standard" style:list-style-name="WW8Num35">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Lista_20_letrada" style:display-name="Lista letrada" style:family="paragraph" style:parent-style-name="Standard" style:next-style-name="Standard" style:list-style-name="WW8Num29">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a_20_numerada" style:display-name="Lista numerada" style:family="paragraph" style:parent-style-name="Standard" style:next-style-name="Standard" style:list-style-name="WW8Num3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Centralizado_20_1" style:display-name="Título Centralizado 1"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style>
    <style:style style:name="TÍTULO_20_CENTRALIZADO_20_2" style:display-name="TÍTULO CENTRALIZADO 2"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ABNT_20_normal" style:display-name="ABNT normal" style:family="paragraph" style:parent-style-name="Standard">
      <style:paragraph-properties fo:margin-left="0cm" fo:margin-right="0cm" fo:margin-top="0.176cm" fo:margin-bottom="0.423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ing_20__28_user_29_" style:display-name="Heading (user)" style:family="paragraph" style:parent-style-name="Standard" style:next-style-name="Standard">
      <style:paragraph-properties fo:margin-left="0cm" fo:margin-right="0cm" fo:margin-top="0.423cm" fo:margin-bottom="0.212cm" loext:contextual-spacing="false" fo:text-align="start" style:justify-single-word="false" fo:hyphenation-ladder-count="no-limit" fo:text-indent="0cm" style:auto-text-indent="false" fo:keep-with-next="always" style:vertical-align="baseline"/>
      <style:text-properties fo:font-size="14pt" style:letter-kerning="true"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fo:hyphenation-remain-char-count="2" fo:hyphenation-push-char-count="2"/>
    </style:style>
    <style:style style:name="Index_20__28_user_29_" style:display-name="Index (user)" style:family="paragraph" style:parent-style-name="Standard">
      <style:paragraph-properties fo:margin-left="0cm" fo:margin-right="0cm" fo:text-align="start" style:justify-single-word="false" fo:hyphenation-ladder-count="no-limit" fo:text-indent="0cm" style:auto-text-indent="false" text:number-lines="false" text:line-number="0"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Tahoma" style:font-family-complex="Tahoma" style:font-family-generic-complex="swiss" style:font-pitch-complex="variable" style:font-size-complex="11pt" fo:hyphenate="false" fo:hyphenation-remain-char-count="2" fo:hyphenation-push-char-count="2"/>
    </style:style>
    <style:style style:name="Standard_20__28_user_29_" style:display-name="Standard (user)" style:family="paragraph">
      <style:paragraph-properties fo:line-height="150%" fo:orphans="2" fo:widows="2" fo:hyphenation-ladder-count="no-limit" style:vertical-align="baseline"/>
      <style:text-properties style:use-window-font-color="true" style:font-name="Calibri" fo:font-family="Calibri" style:font-family-generic="swiss" style:font-pitch="variable" fo:font-size="11pt" fo:language="pt" fo:country="BR"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TÍTULO_20_DO_20_CAPÍTULO" style:display-name="TÍTULO DO CAPÍTULO" style:family="paragraph" style:parent-style-name="Standard" style:next-style-name="Standard">
      <style:paragraph-properties fo:margin-top="0cm" fo:margin-bottom="0cm" loext:contextual-spacing="false" fo:line-height="150%" fo:text-align="center" style:justify-single-word="false"/>
      <style:text-properties fo:text-transform="uppercase" style:font-name="Times New Roman" fo:font-family="'Times New Roman'" style:font-family-generic="roman" style:font-pitch="variable" fo:font-size="18pt" style:text-underline-style="solid" style:text-underline-width="auto" style:text-underline-color="font-color"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yiv200037665abntnormal" style:family="paragraph" style:parent-style-name="Standard">
      <style:paragraph-properties fo:margin-top="0.494cm" fo:margin-bottom="0.494cm" loext:contextual-spacing="false" fo:line-height="100%" fo:orphans="2" fo:widows="2"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Pa0_2b_3" style:display-name="Pa0+3" style:family="paragraph" style:parent-style-name="Default" style:next-style-name="Default">
      <style:paragraph-properties style:line-height-at-least="0.249cm"/>
      <style:text-properties fo:color="#000000" style:font-name="GillSans" fo:font-family="GillSans, GillSans" style:font-family-generic="swiss" style:font-name-complex="GillSans" style:font-family-complex="GillSans, GillSans" style:font-family-generic-complex="swiss"/>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Transcription_20_Dissertation" style:display-name="Transcription Dissertation" style:family="paragraph" style:parent-style-name="Standard">
      <style:paragraph-properties fo:margin-left="3.493cm" fo:margin-right="0cm" fo:margin-top="0cm" fo:margin-bottom="0cm" loext:contextual-spacing="false" fo:line-height="100%" fo:text-indent="-3.493cm" style:auto-text-indent="false" style:text-autospace="none">
        <style:tab-stops>
          <style:tab-stop style:position="3.493cm"/>
        </style:tab-stops>
      </style:paragraph-properties>
      <style:text-properties style:font-name="Courier New" fo:font-family="'Courier New'" style:font-family-generic="modern" fo:language="pt" fo:country="BR" style:font-name-asian="Times New Roman" style:font-family-asian="'Times New Roman'" style:font-family-generic-asian="roman" style:font-pitch-asian="variable" style:font-name-complex="Courier New" style:font-family-complex="'Courier New'" style:font-family-generic-complex="modern"/>
    </style:style>
    <style:style style:name="p-biblio1" style:family="paragraph" style:parent-style-name="Standard">
      <style:paragraph-properties fo:margin-top="0cm" fo:margin-bottom="0.212cm" loext:contextual-spacing="false" fo:line-height="100%" fo:text-align="start" style:justify-single-word="false"/>
    </style:style>
    <style:style style:name="texto_5f_padrao_5f_paragrafo" style:display-name="texto_padrao_paragrafo"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hyphenation-ladder-count="no-limit" fo:text-indent="0cm" style:auto-text-indent="false"/>
      <style:text-properties fo:font-weight="bold" style:font-weight-asian="bold" style:font-size-complex="12pt" style:font-weight-complex="bold" fo:hyphenate="false" fo:hyphenation-remain-char-count="2" fo:hyphenation-push-char-count="2"/>
    </style:style>
    <style:style style:name="fr"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Fundamentos" style:family="paragraph" style:parent-style-name="Standard">
      <style:paragraph-properties fo:margin-left="0cm" fo:margin-right="0cm" fo:margin-top="0.212cm" fo:margin-bottom="0.212cm" loext:contextual-spacing="false" fo:line-height="100%" fo:text-indent="3.44cm" style:auto-text-indent="false"/>
    </style:style>
    <style:style style:name="_31__20_Texto" style:display-name="1 Texto"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_33__20_Alínea" style:display-name="3 Alínea" style:family="paragraph" style:parent-style-name="Standard" style:list-style-name="WW8Num36">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 style:family="paragraph" style:parent-style-name="Standard" style:next-style-name="Standard" style:list-style-name="WW8Num21">
      <style:paragraph-properties>
        <style:tab-stops>
          <style:tab-stop style:position="1.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1" style:display-name="List Paragraph1" style:family="paragraph" style:parent-style-name="Standard">
      <style:paragraph-properties fo:margin-left="1.27cm" fo:margin-right="0cm" fo:margin-top="0cm" fo:margin-bottom="0cm" loext:contextual-spacing="true" fo:text-indent="1.251cm" style:auto-text-indent="false"/>
    </style:style>
    <style:style style:name="OmniPage_20__23_1026" style:display-name="OmniPage #1026" style:family="paragraph">
      <style:paragraph-properties fo:line-height="0.531cm" fo:text-align="justify" style:justify-single-word="false" fo:orphans="2" fo:widows="2">
        <style:tab-stops>
          <style:tab-stop style:position="0.852cm"/>
          <style:tab-stop style:position="15.175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arágrafo_20_da_20_Lista2" style:display-name="Parágrafo da Lista2" style:family="paragraph" style:parent-style-name="Standard">
      <style:paragraph-properties fo:margin-left="1.27cm" fo:margin-right="0cm" fo:margin-top="0cm" fo:margin-bottom="0cm" loext:contextual-spacing="true" fo:text-indent="1.251cm" style:auto-text-indent="false"/>
      <style:text-properties style:font-size-complex="12pt"/>
    </style:style>
    <style:style style:name="Referência_20_Bibliográfica" style:display-name="Referência Bibliográfica" style:family="paragraph" style:parent-style-name="Standard">
      <style:paragraph-properties fo:margin-top="0.212cm" fo:margin-bottom="0.212cm" loext:contextual-spacing="false" fo:line-height="100%" fo:text-align="justify" style:justify-single-word="false">
        <style:tab-stops>
          <style:tab-stop style:position="0cm"/>
          <style:tab-stop style:position="0.751cm"/>
        </style:tab-stops>
      </style:paragraph-properties>
      <style:text-properties style:font-name="Times New Roman" fo:font-family="'Times New Roman'" style:font-family-generic="roman" style:font-pitch="variable" fo:font-size="12pt" fo:language="pt" fo:country="PT" style:letter-kerning="true" style:font-size-asian="12pt" style:font-name-complex="Times New Roman" style:font-family-complex="'Times New Roman'" style:font-family-generic-complex="roman" style:font-pitch-complex="variable" style:font-size-complex="12pt"/>
    </style:style>
    <style:style style:name="Body_20_1" style:display-name="Body 1" style:family="paragraph">
      <style:paragraph-properties fo:orphans="2" fo:widows="2"/>
      <style:text-properties fo:color="#000000" style:font-name="Helvetica" fo:font-family="Helvetica" style:font-family-generic="swiss" style:font-pitch="variable" fo:font-size="12pt" fo:language="pt" fo:country="BR" style:font-name-asian="Arial Unicode MS" style:font-family-asian="'Arial Unicode MS'" style:font-family-generic-asian="swiss"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Folha_20_de_20_Rosto" style:display-name="Folha de Rosto"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style>
    <style:style style:name="PARÁGRAFO" style:family="paragraph" style:parent-style-name="Standard" style:nex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stilo_20_TCC-C5_20__2b__20__28_Latim_29__20_Arial_20_Expandido_20_por_20__20_06_20_pt" style:display-name="Estilo TCC-C5 + (Latim) Arial Expandido por  06 pt" style:family="paragraph" style:parent-style-name="TCC-C5">
      <style:paragraph-properties fo:margin-top="0cm" fo:margin-bottom="0cm" loext:contextual-spacing="false">
        <style:tab-stops/>
      </style:paragraph-properties>
      <style:text-properties style:font-name-asian="Calibri" style:font-family-asian="Calibri" style:font-family-generic-asian="swiss" style:font-pitch-asian="variable" style:font-size-complex="10pt"/>
    </style:style>
    <style:style style:name="Estilo_20_TCC-C5_20__2b__20__28_Latim_29__20_Arial_20_Expandido_20_por_20__20_06_20_pt_20_Espaçamento_20_en..." style:display-name="Estilo TCC-C5 + (Latim) Arial Expandido por  06 pt Espaçamento en..." style:family="paragraph" style:parent-style-name="TCC-C5">
      <style:paragraph-properties>
        <style:tab-stops/>
      </style:paragraph-properties>
      <style:text-properties style:font-size-complex="10pt"/>
    </style:style>
    <style:style style:name="Estilo_20_TCC-C5_20__2b__20__28_Latim_29__20_Arial_20_Primeira_20_linha_3a__20__20_0_20_cm_20_Expandido_20_por_20_..." style:display-name="Estilo TCC-C5 + (Latim) Arial Primeira linha:  0 cm Expandido por ..." style:family="paragraph" style:parent-style-name="TCC-C5">
      <style:paragraph-properties fo:margin-left="0cm" fo:margin-right="0cm" fo:text-indent="0cm" style:auto-text-indent="false">
        <style:tab-stops/>
      </style:paragraph-properties>
      <style:text-properties style:font-size-complex="10pt"/>
    </style:style>
    <style:style style:name="Estilo_20_TCC-C5_20__2b__20__28_Latim_29__20_Arial_20_Primeira_20_linha_3a__20__20_127_20_cm_20_Expandido_20_p..." style:display-name="Estilo TCC-C5 + (Latim) Arial Primeira linha:  127 cm Expandido p..." style:family="paragraph" style:parent-style-name="TCC-C5">
      <style:paragraph-properties>
        <style:tab-stops/>
      </style:paragraph-properties>
      <style:text-properties style:font-size-complex="10pt"/>
    </style:style>
    <style:style style:name="g" style:family="paragraph" style:parent-style-name="Standard">
      <style:paragraph-properties fo:margin-left="0cm" fo:margin-right="0cm" fo:margin-top="0.423cm" fo:margin-bottom="0.423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articleinfo" style:family="paragraph" style:parent-style-name="Standard">
      <style:paragraph-properties fo:margin-left="0cm" fo:margin-right="0cm" fo:margin-top="0.265cm" fo:margin-bottom="0.397cm" loext:contextual-spacing="false" fo:line-height="100%" fo:text-align="start" style:justify-single-word="false" fo:text-indent="0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2pt"/>
    </style:style>
    <style:style style:name="Índice_20_de_20_figuras" style:display-name="Índice de figuras" style:family="paragraph" style:parent-style-name="Standard" style:next-style-name="Standard">
      <style:paragraph-properties fo:margin-left="0cm" fo:margin-right="0cm" fo:text-align="start" style:justify-single-word="false" fo:hyphenation-ladder-count="no-limit" fo:text-indent="0cm" style:auto-text-indent="false">
        <style:tab-stops>
          <style:tab-stop style:position="13.751cm" style:leader-style="dotted" style:leader-text="."/>
        </style:tab-stops>
      </style:paragraph-properties>
      <style:text-properties style:font-size-complex="10pt" fo:hyphenate="false" fo:hyphenation-remain-char-count="2" fo:hyphenation-push-char-count="2"/>
    </style:style>
    <style:style style:name="Título3"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4"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line-height="150%" fo:text-align="center"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font-weight-complex="bold"/>
    </style:style>
    <style:style style:name="refere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ALINEAS" style:family="paragraph" style:parent-style-name="Standard" style:list-style-name="WW8Num22">
      <style:text-properties style:font-name-asian="Calibri" style:font-family-asian="Calibri" style:font-family-generic-asian="swiss" style:font-pitch-asian="variable" style:font-size-complex="11pt"/>
    </style:style>
    <style:style style:name="WW-Corpo_20_do_20_texto" style:display-name="WW-Corpo do texto" style:family="paragraph" style:parent-style-name="Standard">
      <style:paragraph-properties fo:margin-left="0cm" fo:margin-right="0cm" fo:line-height="100%" fo:hyphenation-ladder-count="no-limit"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fo:hyphenate="false" fo:hyphenation-remain-char-count="2" fo:hyphenation-push-char-count="2"/>
    </style:style>
    <style:style style:name="ecxmsonormal1" style:family="paragraph" style:parent-style-name="Standard">
      <style:paragraph-properties fo:margin-left="0cm" fo:margin-right="0cm" fo:line-height="100%" fo:text-align="start" style:justify-single-word="false" fo:text-indent="0cm" style:auto-text-indent="false"/>
      <style:text-properties style:font-name-asian="Calibri" style:font-family-asian="Calibri" style:font-family-generic-asian="swiss" style:font-pitch-asian="variable" style:font-size-complex="11pt"/>
    </style:style>
    <style:style style:name="Normal_20__2b__20_12pt" style:display-name="Normal + 12pt" style:family="paragraph" style:parent-style-name="Standard">
      <style:paragraph-properties fo:margin-top="0.423cm" fo:margin-bottom="0cm" loext:contextual-spacing="false" fo:line-height="150%" fo:text-align="justify" style:justify-single-word="false"/>
      <style:text-properties style:font-name-complex="Arial" style:font-family-complex="Arial" style:font-family-generic-complex="swiss" style:font-pitch-complex="variable" style:font-size-complex="12pt"/>
    </style:style>
    <style:style style:name="Normal_20__2b__20_times_20_new_20_roman" style:display-name="Normal + times new roman"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size-complex="10pt"/>
    </style:style>
    <style:style style:name="pagina"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ABNT_20_Fur_20_-_20_Texto_20_agradec" style:display-name="ABNT Fur - Texto agradec" style:family="paragraph" style:parent-style-name="Standard">
      <style:paragraph-properties fo:margin-left="6.502cm" fo:margin-right="0cm" fo:margin-top="0cm" fo:margin-bottom="1.27cm" loext:contextual-spacing="false" fo:line-height="100%" fo:text-align="justify" style:justify-single-word="false" fo:orphans="0" fo:widows="0" fo:hyphenation-ladder-count="no-limit" fo:text-indent="5.251cm" style:auto-text-indent="false">
        <style:tab-stops>
          <style:tab-stop style:position="13.751cm" style:leader-style="dotted" style:leader-text="."/>
        </style:tab-stops>
      </style:paragraph-properties>
      <style:text-properties fo:font-style="italic" style:font-style-asian="italic" style:font-name-complex="Arial" style:font-family-complex="Arial" style:font-family-generic-complex="swiss" style:font-pitch-complex="variable" style:font-size-complex="12pt" fo:hyphenate="false" fo:hyphenation-remain-char-count="2" fo:hyphenation-push-char-count="2"/>
    </style:style>
    <style:style style:name="ecxmsonorm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Estilo_20_Título_20_1_20__2b__20_À_20_esquerda_3a__20__20_-032_20_cm_20_Deslocamento_3a__20__20_063_20_cm" style:display-name="Estilo Título 1 + À esquerda:  -032 cm Deslocamento:  063 cm" style:family="paragraph" style:parent-style-name="Heading_20_1" style:default-outline-level="" style:list-style-name="">
      <style:paragraph-properties fo:margin-left="0.31cm" fo:margin-right="0cm" fo:text-indent="-0.63cm" style:auto-text-indent="false"/>
      <style:text-properties style:font-name-complex="Times New Roman" style:font-family-complex="'Times New Roman'" style:font-family-generic-complex="roman" style:font-pitch-complex="variable" style:font-size-complex="10pt"/>
    </style:style>
    <style:style style:name="Arial_20_texto" style:display-name="Arial texto" style:family="paragraph" style:parent-style-name="Standard" style:next-style-name="Standard">
      <style:paragraph-properties fo:margin-top="0cm" fo:margin-bottom="0.353cm" loext:contextual-spacing="false">
        <style:tab-stops>
          <style:tab-stop style:position="0cm"/>
        </style:tab-stops>
      </style:paragraph-properties>
      <style:text-properties style:font-size-complex="12pt"/>
    </style:style>
    <style:style style:name="Entrevista" style:family="paragraph" style:parent-style-name="Standard" style:next-style-name="Standard">
      <style:paragraph-properties fo:margin-left="2cm" fo:margin-right="0cm" fo:margin-top="0.635cm" fo:margin-bottom="0.635cm" loext:contextual-spacing="false" fo:line-height="100%" fo:text-indent="0cm" style:auto-text-indent="false">
        <style:tab-stops>
          <style:tab-stop style:position="13.751cm" style:leader-style="dotted" style:leader-text="."/>
        </style:tab-stops>
      </style:paragraph-properties>
      <style:text-properties fo:font-style="italic" style:font-style-asian="italic" style:font-size-complex="10pt"/>
    </style:style>
    <style:style style:name="Tit_20_Arial1" style:display-name="Tit Arial1" style:family="paragraph" style:parent-style-name="Standard" style:next-style-name="Standard">
      <style:paragraph-properties fo:margin-top="1.27cm" fo:margin-bottom="1.27cm" loext:contextual-spacing="false"/>
      <style:text-properties fo:text-transform="uppercase" fo:font-weight="bold" style:font-weight-asian="bold" style:font-size-complex="12pt"/>
    </style:style>
    <style:style style:name="Tit_20_Arial2" style:display-name="Tit Arial2" style:family="paragraph" style:parent-style-name="Standard" style:next-style-name="Standard">
      <style:paragraph-properties fo:margin-top="1.27cm" fo:margin-bottom="1.27cm" loext:contextual-spacing="false"/>
      <style:text-properties fo:text-transform="uppercase" style:font-size-complex="12pt"/>
    </style:style>
    <style:style style:name="Tit_20_Arial3" style:display-name="Tit Arial3" style:family="paragraph" style:parent-style-name="Standard" style:next-style-name="Standard">
      <style:paragraph-properties fo:margin-top="1.27cm" fo:margin-bottom="1.27cm" loext:contextual-spacing="false" style:text-autospace="none"/>
      <style:text-properties fo:font-weight="bold" style:font-weight-asian="bold" style:font-name-complex="Arial" style:font-family-complex="Arial" style:font-family-generic-complex="swiss" style:font-pitch-complex="variable" style:font-weight-complex="bold"/>
    </style:style>
    <style:style style:name="Citação_20__20_longa" style:display-name="Citação  longa" style:family="paragraph" style:parent-style-name="Standard" style:next-style-name="Standard">
      <style:paragraph-properties fo:margin-left="4.001cm" fo:margin-right="0cm" fo:margin-top="0.635cm" fo:margin-bottom="0.635cm" loext:contextual-spacing="false" fo:line-height="100%" fo:text-align="justify" style:justify-single-word="false" fo:text-indent="0cm" style:auto-text-indent="false"/>
      <style:text-properties fo:font-size="11pt" style:font-size-asian="11pt"/>
    </style:style>
    <style:style style:name="Estilo_20_Citação_20_Longa_20__2b__20_Primeira_20_linha_3a__20__20_0_20_cm" style:display-name="Estilo Citação Longa + Primeira linha:  0 cm" style:family="paragraph" style:parent-style-name="Citação_20_Longa">
      <style:paragraph-properties fo:line-height="150%"/>
      <style:text-properties style:font-name-complex="Times New Roman" style:font-family-complex="'Times New Roman'" style:font-family-generic-complex="roman" style:font-pitch-complex="variable"/>
    </style:style>
    <style:style style:name="Estilo_20_Arial_20_Justificado_20_Primeira_20_linha_3a__20__20_127_20_cm_20_Espaçamento_20_ent..." style:display-name="Estilo Arial Justificado Primeira linha:  127 cm Espaçamento ent..." style:family="paragraph" style:parent-style-name="Standard">
      <style:text-properties style:font-size-complex="10pt"/>
    </style:style>
    <style:style style:name="paragrafo"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fr0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complex="Arial" style:font-family-complex="Arial" style:font-family-generic-complex="swiss" style:font-pitch-complex="variable"/>
    </style:style>
    <style:style style:name="Transcrição" style:family="paragraph" style:parent-style-name="Standard">
      <style:paragraph-properties fo:margin-left="4.5cm" fo:margin-right="0cm" style:line-height-at-least="0.635cm" fo:text-align="justify" style:justify-single-word="false" fo:text-indent="1cm" style:auto-text-indent="false" style:text-autospace="none"/>
      <style:text-properties fo:color="#000000"/>
    </style:style>
    <style:style style:name="Anexos" style:family="paragraph" style:parent-style-name="Standard" style:next-style-name="Standard">
      <style:paragraph-properties fo:margin-left="0cm" fo:margin-right="0cm" fo:margin-top="0cm" fo:margin-bottom="0.635cm" loext:contextual-spacing="false" fo:line-height="100%" fo:text-align="center" style:justify-single-word="false" fo:text-indent="0cm" style:auto-text-indent="false"/>
    </style:style>
    <style:style style:name="Título_20_Central_20_1_20_-_20_Referências" style:display-name="Título Central 1 -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font-size-complex="12pt"/>
    </style:style>
    <style:style style:name="Titulo_20_Central_20_1" style:display-name="Ti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sumario" style:family="paragraph" style:parent-style-name="Standard">
      <style:paragraph-properties fo:margin-top="4.022cm" fo:margin-bottom="1.482cm" loext:contextual-spacing="false" fo:line-height="200%" fo:text-align="center" style:justify-single-word="false"/>
      <style:text-properties fo:font-size="14pt" fo:font-weight="bold" style:font-size-asian="14pt" style:font-weight-asian="bold"/>
    </style:style>
    <style:style style:name="TÍTULO_20_REFERÊNCIAS" style:display-name="TÍTULO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color="#000000" fo:letter-spacing="0.021cm" fo:language="pt" fo:country="BR" fo:font-weight="bold" style:font-weight-asian="bold" style:font-name-complex="Arial" style:font-family-complex="Arial" style:font-family-generic-complex="swiss" style:font-pitch-complex="variable" style:font-size-complex="12pt"/>
    </style:style>
    <style:style style:name="article" style:family="paragraph" style:parent-style-name="Standard">
      <style:paragraph-properties fo:margin-top="0.494cm" fo:margin-bottom="0.494cm" loext:contextual-spacing="false" fo:line-height="100%"/>
      <style:text-properties style:font-size-complex="12pt"/>
    </style:style>
    <style:style style:name="style2" style:family="paragraph" style:parent-style-name="Standard">
      <style:paragraph-properties fo:margin-top="0.494cm" fo:margin-bottom="0.494cm" loext:contextual-spacing="false" fo:line-height="100%"/>
      <style:text-properties style:font-size-complex="12pt"/>
    </style:style>
    <style:style style:name="seotexto2" style:family="paragraph" style:parent-style-name="Standard">
      <style:paragraph-properties fo:margin-top="0.494cm" fo:margin-bottom="0.494cm" loext:contextual-spacing="false"/>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style>
    <style:style style:name="referencias" style:family="paragraph" style:parent-style-name="Standard" style:next-style-name="Standard">
      <style:paragraph-properties fo:margin-left="0cm" fo:margin-right="0cm" fo:margin-top="0cm" fo:margin-bottom="0.423cm" loext:contextual-spacing="false" fo:line-height="100%" fo:text-indent="0cm" style:auto-text-indent="false"/>
    </style:style>
    <style:style style:name="Bibliografia_20_inglês" style:display-name="Bibliografia inglês" style:family="paragraph" style:parent-style-name="Default" style:next-style-name="Default">
      <style:text-properties fo:color="#000000" style:font-name="BLABDE+ArialNarrow" fo:font-family="BLABDE+ArialNarrow, 'Arial Narrow'" style:font-family-generic="swiss" style:font-name-complex="BLABDE+ArialNarrow" style:font-family-complex="BLABDE+ArialNarrow, 'Arial Narrow'" style:font-family-generic-complex="swiss"/>
    </style:style>
    <style:style style:name="Citação-recuado" style:family="paragraph" style:parent-style-name="Standard">
      <style:paragraph-properties fo:margin-left="4.001cm" fo:margin-right="0cm" fo:margin-top="0.635cm" fo:margin-bottom="0.635cm" loext:contextual-spacing="false" fo:line-height="100%" fo:text-indent="0cm" style:auto-text-indent="false"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4pt"/>
    </style:style>
    <style:style style:name="Estilo_20_Legenda_20__2b__20_Centralizado" style:display-name="Estilo Legenda + Centralizado"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Legenda_20__2b__20_Centralizado1" style:display-name="Estilo Legenda + Centralizado1"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TRAB_5f_DIP_3a__20_título_20_apêndice_20__2b__20_Antes_3a__20__20_0_20_pt" style:display-name="Estilo TRAB_DIP: título apêndice + Antes:  0 pt" style:family="paragraph" style:parent-style-name="Standard" style:default-outline-level="2" style:list-style-name="">
      <style:paragraph-properties fo:margin-top="0cm" fo:margin-bottom="0.212cm" loext:contextual-spacing="false" fo:line-height="150%" fo:text-align="center" style:justify-single-word="false" fo:keep-with-next="always" style:text-autospace="ideograph-alpha"/>
      <style:text-properties style:font-name-asian="Times New Roman" style:font-family-asian="'Times New Roman'" style:font-family-generic-asian="roman" style:font-pitch-asian="variable" style:font-size-complex="10pt" style:font-weight-complex="bold"/>
    </style:style>
    <style:style style:name="Estilo20" style:family="paragraph" style:parent-style-name="Heading_20_2" style:default-outline-level="" style:list-style-name="">
      <style:paragraph-properties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font-size-complex="14pt" style:font-style-complex="normal"/>
    </style:style>
    <style:style style:name="Item" style:family="paragraph" style:parent-style-name="Standard" style:list-style-name="WW8Num45">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Legenda_20_Tabela" style:display-name="Legenda Tabela" style:family="paragraph" style:parent-style-name="WW-Legenda">
      <style:paragraph-properties fo:margin-top="0.423cm" fo:margin-bottom="0.106cm" loext:contextual-spacing="false" fo:keep-with-next="always"/>
    </style:style>
    <style:style style:name="Parag_5f_Fonte" style:display-name="Parag_Fonte" style:family="paragraph" style:parent-style-name="Standard">
      <style:paragraph-properties fo:margin-top="0cm" fo:margin-bottom="0.423cm" loext:contextual-spacing="false" fo:text-align="center" style:justify-single-word="false"/>
      <style:text-properties fo:font-size="10pt" style:font-size-asian="10pt"/>
    </style:style>
    <style:style style:name="Parág_5f_Itens" style:display-name="Parág_Itens" style:family="paragraph" style:parent-style-name="Standard" style:list-style-name="WW8Num44"/>
    <style:style style:name="Parágr_20_de_20_Figura" style:display-name="Parágr de Figura" style:family="paragraph" style:parent-style-name="Standard">
      <style:paragraph-properties fo:margin-top="0.423cm" fo:margin-bottom="0.212cm" loext:contextual-spacing="false" fo:text-align="center" style:justify-single-word="false" fo:keep-with-next="always"/>
      <style:text-properties fo:font-size="14pt" fo:language="none" fo:country="none" style:font-name-asian="Calibri" style:font-family-asian="Calibri" style:font-family-generic-asian="swiss" style:font-pitch-asian="variable" style:font-size-asian="14pt" style:language-asian="none" style:country-asian="none"/>
    </style:style>
    <style:style style:name="Parágrafo_20_Texto" style:display-name="Parágrafo Texto" style:family="paragraph" style:parent-style-name="Standard">
      <style:paragraph-properties fo:margin-left="0cm" fo:margin-right="0cm" fo:line-height="150%" fo:text-indent="1.245cm" style:auto-text-indent="false"/>
    </style:style>
    <style:style style:name="PPGEC_3a__20_linha_20_em_20_branco" style:display-name="PPGEC: linha em branco" style:family="paragraph" style:parent-style-name="Standard">
      <style:paragraph-properties style:text-autospace="ideograph-alpha"/>
      <style:text-properties style:font-size-complex="10pt"/>
    </style:style>
    <style:style style:name="PPGEC_3a__20_autor_20_ficha_20_catalográfica" style:display-name="PPGEC: autor ficha catalográfica" style:family="paragraph" style:parent-style-name="PPGEC_3a__20_linha_20_em_20_branco">
      <style:paragraph-properties fo:margin-left="1cm" fo:margin-right="0.501cm" fo:margin-top="0.847cm" fo:margin-bottom="0cm" loext:contextual-spacing="false" fo:text-indent="1.251cm" style:auto-text-indent="false"/>
    </style:style>
    <style:style style:name="PPGEC_3a__20_dados_20_ficha_20_catalográfica" style:display-name="PPGEC: dados ficha catalográfica" style:family="paragraph" style:parent-style-name="PPGEC_3a__20_linha_20_em_20_branco">
      <style:paragraph-properties fo:margin-left="1.801cm" fo:margin-right="0.501cm" fo:margin-top="0.212cm" fo:margin-bottom="0cm" loext:contextual-spacing="false" fo:text-align="start" style:justify-single-word="false" fo:text-indent="1.251cm" style:auto-text-indent="false"/>
    </style:style>
    <style:style style:name="PPGEC_3a__20_código_20_ficha_20_catalográfica" style:display-name="PPGEC: código ficha catalográfica" style:family="paragraph" style:parent-style-name="PPGEC_3a__20_dados_20_ficha_20_catalográfica">
      <style:paragraph-properties fo:margin-left="8.502cm" fo:margin-right="0.501cm" fo:margin-top="0.423cm" fo:margin-bottom="0cm" loext:contextual-spacing="false" fo:text-align="justify" style:justify-single-word="false" fo:text-indent="1.251cm" style:auto-text-indent="false"/>
    </style:style>
    <style:style style:name="TextoTabela" style:family="paragraph" style:parent-style-name="Standard">
      <style:paragraph-properties fo:text-align="center" style:justify-single-word="false" fo:keep-together="always" fo:keep-with-next="always"/>
      <style:text-properties fo:font-size="10pt" style:font-size-asian="10pt" style:font-size-complex="10pt"/>
    </style:style>
    <style:style style:name="TítuloApend_5f_Anexo" style:display-name="TítuloApend_Anexo" style:family="paragraph" style:parent-style-name="Heading"/>
    <style:style style:name="TRAB_5f_DIP_3a__20_referencia" style:display-name="TRAB_DIP: referencia" style:family="paragraph" style:parent-style-name="Standard">
      <style:paragraph-properties fo:margin-top="0cm" fo:margin-bottom="0.423cm" loext:contextual-spacing="false" fo:text-align="start" style:justify-single-word="false" style:text-autospace="ideograph-alpha">
        <style:tab-stops>
          <style:tab-stop style:position="15.002cm"/>
        </style:tab-stops>
      </style:paragraph-properties>
      <style:text-properties style:font-size-complex="10pt"/>
    </style:style>
    <style:style style:name="ALINEA" style:family="paragraph" style:parent-style-name="Standard" style:list-style-name="WW8Num48"/>
    <style:style style:name="Título_5f_referências" style:display-name="Título_referências"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CITAÇÃO2" style:family="paragraph" style:parent-style-name="CITAÇÃO">
      <style:paragraph-properties fo:keep-together="always" fo:keep-with-next="always"/>
      <style:text-properties fo:color="#000000" fo:font-size="10pt" style:font-size-asian="10pt" style:font-size-complex="12pt"/>
    </style:style>
    <style:style style:name="NOTA_20_DE_20_RODAPÉ" style:display-name="NOTA DE RODAPÉ" style:family="paragraph" style:parent-style-name="Standard">
      <style:paragraph-properties fo:margin-left="0.302cm" fo:margin-right="0cm" fo:margin-top="0.212cm" fo:margin-bottom="0cm" loext:contextual-spacing="false" fo:text-align="justify" style:justify-single-word="false" fo:text-indent="-0.50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NOTA_20_DE_20_RODAPÉ2" style:display-name="NOTA DE RODAPÉ2" style:family="paragraph" style:parent-style-name="NOTA_20_DE_20_RODAPÉ">
      <style:paragraph-properties fo:margin-left="0.3cm" fo:margin-right="0cm" fo:margin-top="0cm" fo:margin-bottom="0cm" loext:contextual-spacing="false" fo:keep-together="always" fo:text-indent="-0.3cm" style:auto-text-indent="false" fo:keep-with-next="always"/>
      <style:text-properties fo:font-size="10pt" style:font-size-asian="10pt" style:font-size-complex="10pt"/>
    </style:style>
    <style:style style:name="Estilo_20_Título_20_central_20_1_20__2b__20_Justificado" style:display-name="Estilo Título central 1 + Justificado" style:family="paragraph" style:parent-style-name="Standard" style:next-style-name="Standard">
      <style:paragraph-properties fo:margin-top="0cm" fo:margin-bottom="0.635cm" loext:contextual-spacing="false" fo:line-height="15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font-weight-complex="bold" fo:hyphenate="true" fo:hyphenation-remain-char-count="2" fo:hyphenation-push-char-count="2"/>
    </style:style>
    <style:style style:name="TÍTULO_20_APÊNDICE_20_E_20_ANEXO" style:display-name="TÍTULO APÊNDICE E ANEXO" style:family="paragraph" style:parent-style-name="Standard" style:next-style-name="Standard">
      <style:paragraph-properties fo:margin-top="0cm" fo:margin-bottom="0.635cm" loext:contextual-spacing="false" fo:line-height="150%" fo:text-align="center" style:justify-single-word="false" style:text-autospace="none"/>
      <style:text-properties fo:font-size="12pt" style:font-size-asian="12pt" style:font-name-complex="Arial" style:font-family-complex="Arial" style:font-family-generic-complex="swiss" style:font-pitch-complex="variable" style:font-size-complex="12pt"/>
    </style:style>
    <style:style style:name="citação_20_direta_20_longa" style:display-name="citação direta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referê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citado"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Estilo_20_Primeira_20_linha_3a__20__20_125_20_cm" style:display-name="Estilo Primeira linha:  125 cm" style:family="paragraph" style:parent-style-name="Standard" style:nex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sdfootnote-western" style:family="paragraph" style:parent-style-name="Standard">
      <style:paragraph-properties fo:margin-top="0.494cm" fo:margin-bottom="0cm" loext:contextual-spacing="false" fo:text-align="justify" style:justify-single-word="false"/>
      <style:text-properties style:font-name-complex="Arial" style:font-family-complex="Arial" style:font-family-generic-complex="swiss" style:font-pitch-complex="variable"/>
    </style:style>
    <style:style style:name="bibliografia" style:family="paragraph" style:parent-style-name="Parag">
      <style:paragraph-properties fo:margin-left="0cm" fo:margin-right="0cm" fo:margin-top="0cm" fo:margin-bottom="0.635cm" loext:contextual-spacing="false" fo:line-height="100%" fo:hyphenation-ladder-count="no-limit" fo:text-indent="0cm" style:auto-text-indent="false"/>
      <style:text-properties fo:hyphenate="true" fo:hyphenation-remain-char-count="2" fo:hyphenation-push-char-count="2"/>
    </style:style>
    <style:style style:name="Citacao" style:family="paragraph" style:parent-style-name="Standard">
      <style:paragraph-properties fo:margin-left="4.001cm" fo:margin-right="0cm" fo:margin-top="0cm" fo:margin-bottom="1.27cm" loext:contextual-spacing="false" fo:text-align="justify" style:justify-single-word="false" fo:hyphenation-ladder-count="no-limit" fo:text-indent="1.251cm" style:auto-text-indent="false"/>
      <style:text-properties fo:font-size="11pt" style:font-size-asian="11pt" style:font-name-complex="Arial" style:font-family-complex="Arial" style:font-family-generic-complex="swiss" style:font-pitch-complex="variable" style:font-size-complex="11pt" fo:hyphenate="true" fo:hyphenation-remain-char-count="2" fo:hyphenation-push-char-count="2"/>
    </style:style>
    <style:style style:name="Daniel" style:family="paragraph" style:parent-style-name="Standard">
      <style:paragraph-properties fo:line-height="150%" fo:text-align="center" style:justify-single-word="false" fo:hyphenation-ladder-count="no-limit"/>
      <style:text-properties style:font-weight-complex="bold" fo:hyphenate="true" fo:hyphenation-remain-char-count="2" fo:hyphenation-push-char-count="2"/>
    </style:style>
    <style:style style:name="parag_5f_resumo" style:display-name="parag_resumo" style:family="paragraph" style:parent-style-name="Standard">
      <style:paragraph-properties fo:margin-left="0cm" fo:margin-right="0cm" fo:margin-top="0cm" fo:margin-bottom="0.423cm" loext:contextual-spacing="false" fo:text-align="justify" style:justify-single-word="false" fo:text-indent="1.59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itulo_20_5" style:display-name="Titulo 5" style:family="paragraph" style:parent-style-name="Parag" style:default-outline-level="5" style:list-style-name="">
      <style:paragraph-properties fo:margin-left="0cm" fo:margin-right="0cm" fo:margin-top="0.423cm" fo:margin-bottom="0cm" loext:contextual-spacing="false" fo:text-align="start" style:justify-single-word="false" fo:text-indent="0cm" style:auto-text-indent="false"/>
      <style:text-properties fo:font-style="italic" style:font-style-asian="italic"/>
    </style:style>
    <style:style style:name="Título_5f_comnumero" style:display-name="Título_comnumero" style:family="paragraph" style:parent-style-name="Heading_20_1" style:default-outline-level="" style:list-style-name="">
      <style:paragraph-properties fo:margin-top="0.071cm" fo:margin-bottom="1.27cm" loext:contextual-spacing="false"/>
      <style:text-properties fo:font-variant="normal" fo:text-transform="none" fo:font-size="12pt" style:font-size-asian="12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MinionPro-Regular" fo:font-family="MinionPro-Regular, 'Minion Pro'" fo:language="en" fo:country="GB" style:font-name-complex="MinionPro-Regular" style:font-family-complex="MinionPro-Regular, 'Minion Pro'" style:font-size-complex="12pt"/>
    </style:style>
    <style:style style:name="xl80" style:family="paragraph" style:parent-style-name="Standard">
      <style:paragraph-properties fo:margin-top="0.494cm" fo:margin-bottom="0.494cm" loext:contextual-spacing="false" fo:line-height="100%" fo:hyphenation-ladder-count="no-limit" fo:padding="0cm" fo:border-left="none" fo:border-right="0.99pt solid #000000" fo:border-top="none" fo:border-bottom="0.99pt solid #000000" style:vertical-align="middl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Estilo_20_Justificado" style:display-name="Estilo Justificado" style:family="paragraph" style:parent-style-name="Standard" style:next-style-name="Standard">
      <style:text-properties style:font-size-complex="10pt"/>
    </style:style>
    <style:style style:name="Normal_20_1" style:display-name="Normal 1" style:family="paragraph" style:parent-style-name="Standard" style:next-style-name="Standard">
      <style:paragraph-properties fo:text-align="justify" style:justify-single-word="false"/>
      <style:text-properties style:font-size-complex="10pt"/>
    </style:style>
    <style:style style:name="Estilo_20_Primeira_20_linha_3a__20__20_0_20_cm_20_Antes_3a__20__20_18_20_pt_20_Depois_20_de_3a__20__20_18_20_pt" style:display-name="Estilo Primeira linha:  0 cm Antes:  18 pt Depois de:  18 pt" style:family="paragraph" style:parent-style-name="Standard">
      <style:paragraph-properties fo:margin-left="0cm" fo:margin-right="0cm" fo:margin-top="0.635cm" fo:margin-bottom="0.635cm" loext:contextual-spacing="false" fo:text-indent="0cm" style:auto-text-indent="false"/>
      <style:text-properties style:font-size-complex="10pt"/>
    </style:style>
    <style:style style:name="Estilo_20_Citação_20_longa_20__2b__20_10_20_pt" style:display-name="Estilo Citação longa + 10 pt" style:family="paragraph" style:parent-style-name="Citação_20_longa">
      <style:paragraph-properties fo:margin-top="0.635cm" fo:margin-bottom="0.635cm" loext:contextual-spacing="false"/>
      <style:text-properties style:font-name="Times New Roman" fo:font-family="'Times New Roman'"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Addressee_20__28_user_29_" style:display-name="Addressee (user)" style:family="paragraph" style:parent-style-name="Standard">
      <style:paragraph-properties fo:margin-left="5.001cm" fo:margin-right="0cm" fo:text-align="start"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ENTRAL_20_2" style:display-name="CENTRAL 2" style:family="paragraph" style:parent-style-name="Standard">
      <style:paragraph-properties fo:margin-left="0cm" fo:margin-right="0cm" fo:margin-top="0cm" fo:margin-bottom="0.635cm" loext:contextual-spacing="false" fo:text-align="center"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ontents_20_1_20__28_user_29_" style:display-name="Contents 1 (user)" style:family="paragraph" style:parent-style-name="Standard">
      <style:paragraph-properties fo:margin-left="0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5.983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2_20__28_user_29_" style:display-name="Contents 2 (user)" style:family="paragraph" style:parent-style-name="Standard">
      <style:paragraph-properties fo:margin-left="0.499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482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3_20__28_user_29_" style:display-name="Contents 3 (user)" style:family="paragraph" style:parent-style-name="Standard">
      <style:paragraph-properties fo:margin-left="0.998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981cm" style:type="right" style:leader-style="dotted" style:leader-text="."/>
        </style:tab-stops>
      </style:paragraph-properties>
      <style:text-properties style:letter-kerning="true" style:font-name-asian="Calibri" style:font-family-asian="Calibri" style:font-family-generic-asian="swiss" style:font-pitch-asian="variable" style:font-size-complex="11pt" fo:hyphenate="false" fo:hyphenation-remain-char-count="2" fo:hyphenation-push-char-count="2"/>
    </style:style>
    <style:style style:name="Contents_20_Heading_20__28_user_29_" style:display-name="Contents Heading (user)" style:family="paragraph">
      <style:paragraph-properties fo:margin-top="0.847cm" fo:margin-bottom="0cm" loext:contextual-spacing="false" fo:line-height="115%" fo:orphans="0" fo:widows="0" fo:hyphenation-ladder-count="no-limit" text:number-lines="false" text:line-number="0" style:vertical-align="baseline"/>
      <style:text-properties fo:color="#365f91" style:font-name="Cambria" fo:font-family="Cambria" style:font-family-generic="roman" style:font-pitch="variable" fo:font-size="14pt" fo:language="pt" fo:country="BR" fo:font-weight="bold" style:letter-kerning="true"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language-complex="ar" style:country-complex="SA" style:font-weight-complex="bold" fo:hyphenate="false" fo:hyphenation-remain-char-count="2" fo:hyphenation-push-char-count="2"/>
    </style:style>
    <style:style style:name="Footnote_20__28_user_29_" style:display-name="Footnote (user)" style:family="paragraph" style:parent-style-name="Standard">
      <style:paragraph-properties fo:margin-left="0.499cm" fo:margin-right="0cm" fo:text-align="start" style:justify-single-word="false" fo:hyphenation-ladder-count="no-limit" fo:text-indent="-0.499cm" style:auto-text-indent="false" text:number-lines="false" text:line-number="0" style:vertical-align="baseline"/>
      <style:text-properties style:font-name="Calibri" fo:font-family="Calibri" style:font-family-generic="swiss" style:font-pitch="variable"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Frame_20_contents_20__28_user_29_" style:display-name="Frame contents (user)" style:family="paragraph" style:parent-style-name="Standard">
      <style:paragraph-properties fo:margin-left="0cm" fo:margin-right="0cm" fo:margin-top="0cm" fo:margin-bottom="0.212cm" loext:contextual-spacing="false" fo:text-align="start" style:justify-single-word="false" fo:hyphenation-ladder-count="no-limit" fo:text-indent="0cm" style:auto-text-indent="false"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fo:hyphenation-remain-char-count="2" fo:hyphenation-push-char-count="2"/>
    </style:style>
    <style:style style:name="Sender_20__28_user_29_" style:display-name="Sender (user)" style:family="paragraph" style:parent-style-name="Standard">
      <style:paragraph-properties fo:margin-left="0cm" fo:margin-right="0cm" fo:text-align="start" style:justify-single-word="false" fo:orphans="2" fo:widows="2" fo:text-indent="0cm" style:auto-text-indent="false"/>
      <style:text-properties fo:font-size="10pt" style:font-size-asian="10pt" style:font-name-complex="Arial" style:font-family-complex="Arial" style:font-family-generic-complex="swiss" style:font-pitch-complex="variable" style:font-size-complex="10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Text_20_body_20_indent_20__28_user_29_" style:display-name="Text body indent (user)" style:family="paragraph" style:parent-style-name="Standard_20__28_user_29_">
      <style:paragraph-properties fo:margin-left="0.499cm" fo:margin-right="0cm" fo:margin-top="0cm" fo:margin-bottom="0.212cm" loext:contextual-spacing="false" fo:text-indent="0cm" style:auto-text-indent="false"/>
    </style:style>
    <style:style style:name="abnt-título" style:family="paragraph" style:parent-style-name="Header">
      <style:paragraph-properties fo:margin-top="0cm" fo:margin-bottom="0.635cm" loext:contextual-spacing="false" fo:line-height="200%" fo:orphans="2" fo:widows="2" fo:hyphenation-ladder-count="no-limit" style:vertical-align="auto">
        <style:tab-stops>
          <style:tab-stop style:position="7.795cm" style:type="center"/>
          <style:tab-stop style:position="15.589cm" style:type="right"/>
          <style:tab-stop style:position="16.002cm" style:type="right" style:leader-style="dotted" style:leader-text="."/>
        </style:tab-stops>
      </style:paragraph-properties>
      <style:text-properties fo:text-transform="uppercase" fo:font-weight="bold" style:letter-kerning="false" style:font-name-asian="Times New Roman" style:font-family-asian="'Times New Roman'" style:font-family-generic-asian="roman" style:font-pitch-asian="variable" style:font-weight-asian="bold" style:font-size-complex="10pt" fo:hyphenate="true" fo:hyphenation-remain-char-count="2" fo:hyphenation-push-char-count="2"/>
    </style:style>
    <style:style style:name="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style:font-size-asian="11pt" style:font-weight-complex="bold"/>
    </style:style>
    <style:style style:name="apendices" style:family="paragraph" style:parent-style-name="Standard" style:next-style-name="Standard">
      <style:paragraph-properties fo:margin-top="0cm" fo:margin-bottom="0.635cm" loext:contextual-spacing="false" fo:line-height="150%"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S" style:family="paragraph" style:parent-style-name="Standard" style:list-style-name="WW8Num28">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0pt"/>
    </style:style>
    <style:style style:name="Estilo_20_Analítico_20_2_20__2b__20_À_20_esquerda_3a__20__20_0_20_cm" style:display-name="Estilo Analítico 2 + À esquerda:  0 cm" style:family="paragraph" style:parent-style-name="Contents_20_2">
      <style:paragraph-properties fo:margin-left="0.423cm" fo:margin-right="0cm" fo:margin-top="0cm" fo:margin-bottom="0.176cm" loext:contextual-spacing="false" fo:line-height="115%" fo:text-align="start" style:justify-single-word="false" fo:text-indent="0cm" style:auto-text-indent="false">
        <style:tab-stops>
          <style:tab-stop style:position="15.953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Estilo_20_Título_20_2_20__2b__20_Não_20_Negrito" style:display-name="Estilo Título 2 + Não Negrito" style:family="paragraph" style:parent-style-name="Heading_20_2" style:default-outline-level="" style:list-style-name="">
      <style:text-properties style:font-style-complex="normal" style:font-weight-complex="normal"/>
    </style:style>
    <style:style style:name="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Estilo_20_Legenda_20__2b__20_À_20_esquerda" style:display-name="Estilo Legenda + À esquerda" style:family="paragraph" style:parent-style-name="WW-Legenda">
      <style:text-properties style:font-name-asian="Times New Roman" style:font-family-asian="'Times New Roman'" style:font-family-generic-asian="roman" style:font-pitch-asian="variable" style:font-size-complex="10pt"/>
    </style:style>
    <style:style style:name="Titulo_20_1" style:display-name="Titulo 1" style:family="paragraph" style:parent-style-name="Standard" style:next-style-name="Standard">
      <style:paragraph-properties fo:margin-top="0cm" fo:margin-bottom="0.635cm" loext:contextual-spacing="false" fo:text-align="start" style:justify-single-word="false"/>
      <style:text-properties fo:text-transform="uppercase" style:font-size-complex="10pt"/>
    </style:style>
    <style:style style:name="Conteúdo_20_da_20_Tabela" style:display-name="Conteúdo da Tabela" style:family="paragraph" style:parent-style-name="Standard">
      <style:paragraph-properties fo:margin-top="0cm" fo:margin-bottom="0.212cm" loext:contextual-spacing="false" fo:orphans="0" fo:widows="0" fo:hyphenation-ladder-count="no-limit" text:number-lines="false" text:line-number="0"/>
      <style:text-properties style:font-name-asian="Lucida Sans Unicode" style:font-family-asian="'Lucida Sans Unicode'" style:font-family-generic-asian="swiss" style:font-pitch-asian="variable" style:font-name-complex="Tahoma" style:font-family-complex="Tahoma" style:font-family-generic-complex="swiss" style:font-pitch-complex="variable" style:font-size-complex="10pt" fo:hyphenate="false" fo:hyphenation-remain-char-count="2" fo:hyphenation-push-char-count="2"/>
    </style:style>
    <style:style style:name="Normal_20_TCC" style:display-name="Normal TCC" style:family="paragraph" style:parent-style-name="Standard"/>
    <style:style style:name="parágrafo" style:family="paragraph" style:parent-style-name="Standard">
      <style:paragraph-properties fo:margin-left="2cm" fo:margin-right="0cm" fo:margin-top="0cm" fo:margin-bottom="0.212cm" loext:contextual-spacing="false" fo:text-indent="1.251cm" style:auto-text-indent="false"/>
      <style:text-properties fo:font-size="11pt" fo:language="pt" fo:country="PT" style:font-size-asian="11pt" style:font-size-complex="10pt"/>
    </style:style>
    <style:style style:name="TCCE1" style:family="paragraph" style:parent-style-name="Standard">
      <style:text-properties style:font-name-complex="Arial" style:font-family-complex="Arial" style:font-family-generic-complex="swiss" style:font-pitch-complex="variable"/>
    </style:style>
    <style:style style:name="TCC-Titulop" style:family="paragraph" style:parent-style-name="TCC-Capa">
      <style:paragraph-properties fo:margin-top="0cm" fo:margin-bottom="1.27cm" loext:contextual-spacing="false">
        <style:tab-stops>
          <style:tab-stop style:position="13.751cm"/>
        </style:tab-stops>
      </style:paragraph-properties>
      <style:text-properties fo:text-transform="uppercase" fo:font-weight="bold" style:font-weight-asian="bold"/>
    </style:style>
    <style:style style:name="título_20_centra_20_2" style:display-name="título centra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da_20_Tabela" style:display-name="Título da Tabela" style:family="paragraph" style:parent-style-name="Conteúdo_20_da_20_Tabela">
      <style:paragraph-properties fo:text-align="center" style:justify-single-word="false"/>
      <style:text-properties fo:font-style="italic" fo:font-weight="bold" style:font-style-asian="italic" style:font-weight-asian="bold" style:font-style-complex="italic" style:font-weight-complex="bold"/>
    </style:style>
    <style:style style:name="txt_5f_home" style:display-name="txt_home" style:family="paragraph" style:parent-style-name="Standard">
      <style:paragraph-properties fo:margin-top="0.494cm" fo:margin-bottom="0.494cm" loext:contextual-spacing="false"/>
    </style:style>
    <style:style style:name="WW-Corpo_20_de_20_texto_20_2" style:display-name="WW-Corpo de texto 2" style:family="paragraph" style:parent-style-name="Standard">
      <style:paragraph-properties fo:margin-top="0cm" fo:margin-bottom="0.423cm" loext:contextual-spacing="false" fo:hyphenation-ladder-count="no-limit"/>
      <style:text-properties fo:font-size="11pt" style:font-size-asian="11pt" style:font-size-complex="10pt" fo:hyphenate="false" fo:hyphenation-remain-char-count="2" fo:hyphenation-push-char-count="2"/>
    </style:style>
    <style:style style:name="WW-Normal_20__28_Web_29_" style:display-name="WW-Normal (Web)" style:family="paragraph" style:parent-style-name="Standard">
      <style:paragraph-properties fo:margin-top="0.494cm" fo:margin-bottom="0.494cm" loext:contextual-spacing="false" fo:hyphenation-ladder-count="no-limit"/>
      <style:text-properties fo:font-size="8pt" fo:language="en" fo:country="US" style:font-size-asian="8pt" style:font-name-complex="Arial" style:font-family-complex="Arial" style:font-family-generic-complex="swiss" style:font-pitch-complex="variable" style:font-size-complex="8pt" fo:hyphenate="false" fo:hyphenation-remain-char-count="2" fo:hyphenation-push-char-count="2"/>
    </style:style>
    <style:style style:name="X_5f_14_5f_section_5f_Objetivo" style:display-name="X_14_section_Objetivo" style:family="paragraph" style:parent-style-name="Standard" style:default-outline-level="1" style:list-style-name="">
      <style:text-properties fo:language="es" fo:country="ES" fo:font-weight="bold" style:font-weight-asian="bold"/>
    </style:style>
    <style:style style:name="Joaquim_5f_Texto" style:display-name="Joaquim_Texto" style:family="paragraph" style:parent-style-name="Standard" style:next-style-name="Joaquim_5f_Capitulo">
      <style:paragraph-properties fo:margin-left="0cm" fo:margin-right="0cm" fo:line-height="150%" fo:text-indent="1.501cm" style:auto-text-indent="false"/>
      <style:text-properties fo:font-weight="bold" style:font-weight-asian="bold"/>
    </style:style>
    <style:style style:name="Erro_5f_1" style:display-name="Erro_1" style:family="paragraph" style:parent-style-name="Joaquim_5f_Texto">
      <style:text-properties fo:font-style="italic" style:font-style-asian="italic" style:font-style-complex="italic"/>
    </style:style>
    <style:style style:name="Erro_5f_2" style:display-name="Erro_2" style:family="paragraph" style:parent-style-name="Joaquim_5f_Texto"/>
    <style:style style:name="Joaquim_5f_2_ba_Sub.Título" style:display-name="Joaquim_2ºSub.Título" style:family="paragraph" style:parent-style-name="Heading_20_2" style:default-outline-level="" style:list-style-name="">
      <style:paragraph-properties fo:text-align="start"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stilo_20_Joaquim_5f_2_ba_Sub.Título_20__2b__20_À_20_esquerda_3a__20__20_0_20_cm_20_Primeira_20_linha_3a__20__20_0_20_..." style:display-name="Estilo Joaquim_2ºSub.Título + À esquerda:  0 cm Primeira linha:  0 ..." style:family="paragraph" style:parent-style-name="Joaquim_5f_2_ba_Sub.Título" style:list-style-name="WW8Num33">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normal" style:font-weight-complex="normal"/>
    </style:style>
    <style:style style:name="Joaquim_28_Excluir_29__5f_Nota_20_Explicativa" style:display-name="Joaquim(Excluir)_Nota Explicativa" style:family="paragraph" style:parent-style-name="Joaquim_5f_Texto">
      <style:paragraph-properties fo:margin-top="0.494cm" fo:margin-bottom="0.494cm" loext:contextual-spacing="false"/>
      <style:text-properties fo:font-size="10pt" style:font-size-asian="10pt"/>
    </style:style>
    <style:style style:name="Joaquim_5f_Nota_20_de_20_Rodapé-Padrão" style:display-name="Joaquim_Nota de Rodapé-Padrão" style:family="paragraph" style:parent-style-name="Standard"/>
    <style:style style:name="Joaquim_28_Excluir_29__5f_Nota_20_Explicativa_20_II" style:display-name="Joaquim(Excluir)_Nota Explicativa II" style:family="paragraph" style:parent-style-name="Joaquim_5f_Nota_20_de_20_Rodapé-Padrão"/>
    <style:style style:name="Joaquim_5f_1_ba_Sub.Título" style:display-name="Joaquim_1ºSub.Título" style:family="paragraph" style:parent-style-name="Heading_20_2" style:next-style-name="Joaquim_5f_Texto" style:default-outline-level="" style:list-style-name="">
      <style:paragraph-properties fo:text-align="start" style:justify-single-word="false"/>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style>
    <style:style style:name="Joaquim_5f_Capa" style:display-name="Joaquim_Capa" style:family="paragraph" style:parent-style-name="Estilo1">
      <style:text-properties fo:language="pt" fo:country="BR" style:font-name-complex="Arial" style:font-family-complex="Arial" style:font-family-generic-complex="swiss" style:font-pitch-complex="variable"/>
    </style:style>
    <style:style style:name="Joaquim_5f_Capitulo" style:display-name="Joaquim_Capitulo" style:family="paragraph" style:parent-style-name="Heading_20_1" style:next-style-name="Joaquim_5f_Texto" style:default-outline-level="" style:list-style-name="">
      <style:paragraph-properties fo:margin-left="0cm" fo:margin-right="0cm" fo:text-align="start" style:justify-single-word="false" fo:text-indent="0cm" style:auto-text-indent="false"/>
      <style:text-properties fo:font-variant="normal" fo:text-transform="none"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style>
    <style:style style:name="Joaquim_5f_Citação_20_Longa" style:display-name="Joaquim_Citação Longa" style:family="paragraph" style:parent-style-name="Citação_20_Intensa">
      <style:paragraph-properties fo:margin-left="4.001cm" fo:margin-right="0cm" fo:line-height="100%" fo:text-indent="0cm" style:auto-text-indent="false"/>
      <style:text-properties fo:font-size="11pt" fo:language="pt" fo:country="BR" fo:font-style="normal" style:font-size-asian="11pt" style:font-style-asian="normal"/>
    </style:style>
    <style:style style:name="Joaquim_5f_Lista_20_de_20_Abreviaturas" style:display-name="Joaquim_Lista de Abreviaturas" style:family="paragraph" style:parent-style-name="List">
      <style:paragraph-properties fo:margin-top="0.212cm" fo:margin-bottom="0.212cm" loext:contextual-spacing="false"/>
      <style:text-properties fo:font-weight="bold" style:font-weight-asian="bold"/>
    </style:style>
    <style:style style:name="Joaquim_5f_Nota_20_Explicativa_20_NOVA" style:display-name="Joaquim_Nota Explicativa NOVA" style:family="paragraph" style:parent-style-name="Joaquim_28_Excluir_29__5f_Nota_20_Explicativa_20_II">
      <style:paragraph-properties fo:margin-left="0.501cm" fo:margin-right="0cm" fo:text-indent="-0.501cm" style:auto-text-indent="false"/>
      <style:text-properties style:font-weight-complex="bold"/>
    </style:style>
    <style:style style:name="Joaquim_5f_Referências" style:display-name="Joaquim_Referências"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text-transform="uppercase" fo:font-size="12pt" style:font-size-asian="12pt"/>
    </style:style>
    <style:style style:name="Joaquim_5f_Texto-Resumo" style:display-name="Joaquim_Texto-Resumo" style:family="paragraph" style:parent-style-name="Standard" style:next-style-name="Joaquim_5f_Título">
      <style:paragraph-properties fo:margin-top="0.212cm" fo:margin-bottom="1.27cm" loext:contextual-spacing="false" style:line-height-at-least="0.706cm"/>
      <style:text-properties fo:font-weight="bold" style:font-weight-asian="bold"/>
    </style:style>
    <style:style style:name="Joaquim_5f_Título" style:display-name="Joaquim_Título"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font-size="12pt" style:letter-kerning="true" style:font-size-asian="12pt" style:font-size-complex="16pt" style:font-weight-complex="bold"/>
    </style:style>
    <style:style style:name="Joaquim-Cabeçalho" style:family="paragraph" style:parent-style-name="Header">
      <style:paragraph-properties fo:margin-left="0cm" fo:margin-right="0cm" fo:margin-top="0cm" fo:margin-bottom="0cm" loext:contextual-spacing="false" fo:text-align="center" style:justify-single-word="false" fo:text-indent="0cm" style:auto-text-indent="false"/>
      <style:text-properties fo:text-transform="uppercase"/>
    </style:style>
    <style:style style:name="Joaquim-Lista_5f_de_5f_Referência" style:display-name="Joaquim-Lista_de_Referência" style:family="paragraph" style:parent-style-name="Standard">
      <style:paragraph-properties fo:margin-left="0cm" fo:margin-right="0cm" fo:text-indent="0cm" style:auto-text-indent="false"/>
      <style:text-properties fo:font-weight="bold" style:font-weight-asian="bold"/>
    </style:style>
    <style:style style:name="pargrafodalista"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language="pt" fo:country="BR"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language-complex="ar" style:country-complex="SA"/>
    </style:style>
    <style:style style:name="Páragrafo" style:family="paragraph" style:parent-style-name="Standard" style:next-style-name="Standard">
      <style:paragraph-properties fo:text-align="justify" style:justify-single-word="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falas"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style>
    <style:style style:name="Estilo_20_Citação_20_Longa_20__2b__20_10_20_pt" style:display-name="Estilo Citação Longa + 10 pt" style:family="paragraph" style:parent-style-name="Citação_20_Longa">
      <style:text-properties fo:font-size="10pt" style:font-size-asian="10pt" style:font-size-complex="10pt"/>
    </style:style>
    <style:style style:name="TRAB_5f_DIP_3a__20_título_20_apêndice" style:display-name="TRAB_DIP: título apêndice" style:family="paragraph" style:parent-style-name="Standard" style:default-outline-level="2" style:list-style-name="">
      <style:paragraph-properties fo:margin-top="7.056cm" fo:margin-bottom="0.212cm" loext:contextual-spacing="false" fo:line-height="150%" fo:text-align="center" style:justify-single-word="false" fo:keep-with-next="always" style:text-autospace="ideograph-alpha"/>
      <style:text-properties fo:font-size="14pt" fo:font-weight="bold" style:font-size-asian="14pt" style:font-weight-asian="bold" style:font-size-complex="10pt"/>
    </style:style>
    <style:style style:name="footnote_20_text" style:display-name="footnote text" style:family="paragraph" style:parent-style-name="Standard">
      <style:paragraph-properties style:line-height-at-least="0.176cm" fo:hyphenation-ladder-count="no-limit" style:text-autospace="ideograph-alpha"/>
      <style:text-properties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hi" style:country-complex="IN"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635cm" loext:contextual-spacing="false" fo:line-height="115%" fo:text-align="start" style:justify-single-word="false" fo:keep-together="always" fo:text-indent="0cm" style:auto-text-indent="false" text:number-lines="false" text:line-number="0"/>
      <style:text-properties fo:color="#365f91" fo:font-size="14pt" style:font-size-asian="14pt" style:font-size-complex="14pt"/>
    </style:style>
    <style:style style:name="msotitle3" style:family="paragraph" style:parent-style-name="Standard">
      <style:paragraph-properties fo:margin-left="0cm" fo:margin-right="0cm" fo:line-height="112%" fo:text-align="start" style:justify-single-word="false" fo:text-indent="0cm" style:auto-text-indent="false"/>
      <style:text-properties fo:color="#000000" style:font-name="Trebuchet MS" fo:font-family="'Trebuchet MS'" style:font-family-generic="swiss" style:font-pitch="variable" fo:font-size="28pt" style:font-size-asian="28pt" style:font-name-complex="Trebuchet MS" style:font-family-complex="'Trebuchet MS'" style:font-family-generic-complex="swiss" style:font-pitch-complex="variable" style:font-size-complex="28pt"/>
    </style:style>
    <style:style style:name="Pa26" style:family="paragraph" style:parent-style-name="Default" style:next-style-name="Default">
      <style:paragraph-properties fo:margin-top="0cm" fo:margin-bottom="0.106cm" loext:contextual-spacing="false" style:line-height-at-least="0.31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2.91cm"/>
        </style:tab-stops>
      </style:paragraph-properties>
      <style:text-properties style:font-size-complex="12pt"/>
    </style:style>
    <style:style style:name="Campo_5f_Dados" style:display-name="Campo_Dados" style:family="paragraph" style:parent-style-name="Standard">
      <style:paragraph-properties fo:margin-left="0.101cm" fo:margin-right="0.101cm" fo:margin-top="0.071cm" fo:margin-bottom="0.071cm" loext:contextual-spacing="false" fo:line-height="100%" fo:hyphenation-ladder-count="no-limit" fo:text-indent="1.251cm" style:auto-text-indent="fals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REFERÊNCIA"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JV_20_Título_20_de_20_cap" style:display-name="JV Título de cap" style:family="paragraph" style:parent-style-name="Standard">
      <style:paragraph-properties fo:margin-left="1.249cm" fo:margin-right="0cm" fo:text-align="start" style:justify-single-word="false" fo:text-indent="1.249cm" style:auto-text-indent="fals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style>
    <style:style style:name="jvttulodecap"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JUSTIFICADO" style:family="paragraph" style:parent-style-name="Standard">
      <style:paragraph-properties fo:text-align="center" style:justify-single-word="false"/>
      <style:text-properties fo:font-size="13pt" style:font-size-asian="13pt" style:font-name-complex="Arial" style:font-family-complex="Arial" style:font-family-generic-complex="swiss" style:font-pitch-complex="variable" style:font-size-complex="13pt"/>
    </style:style>
    <style:style style:name="Andrea" style:family="paragraph" style:parent-style-name="Standard">
      <style:paragraph-properties fo:margin-top="0cm" fo:margin-bottom="0.212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stilo_20_Legenda_20__2b__20_Depois_20_de_3a__20__20_6_20_pt" style:display-name="Estilo Legenda + Depois de:  6 pt" style:family="paragraph" style:parent-style-name="WW-Legenda">
      <style:paragraph-properties fo:margin-left="0cm" fo:margin-right="0cm" fo:margin-top="0cm" fo:margin-bottom="0.212cm" loext:contextual-spacing="false" fo:line-height="100%" fo:text-align="center" style:justify-single-word="false" fo:text-indent="0cm" style:auto-text-indent="false"/>
      <style:text-properties fo:font-size="10pt" style:font-name-asian="Times New Roman" style:font-family-asian="'Times New Roman'" style:font-family-generic-asian="roman" style:font-pitch-asian="variable" style:font-size-asian="10pt" style:font-size-complex="10pt" style:font-weight-complex="bold"/>
    </style:style>
    <style:style style:name="Estilo_20_Legenda_20__2b__20_Negrito" style:display-name="Estilo Legenda + Negrito" style:family="paragraph" style:parent-style-name="WW-Legenda"/>
    <style:style style:name="_30_1a_20_-_20_CAPA_20_1_20_-_20_Nome" style:display-name="01a - CAPA 1 - Nome" style:family="paragraph">
      <style:paragraph-properties fo:margin-top="0cm" fo:margin-bottom="0.635cm" loext:contextual-spacing="false"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1_20_-_20_Título" style:display-name="01b - CAPA 1 - Título" style:family="paragraph">
      <style:paragraph-properties fo:margin-top="0cm" fo:margin-bottom="0.635cm" loext:contextual-spacing="false"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1_20_-_20_Ano" style:display-name="01c - CAPA 1 - Ano" style:family="paragraph">
      <style:paragraph-properties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a_20_-_20_CAPA_20_3_20_-_20_1_aa__20_Linha" style:display-name="03a - CAPA 3 - 1ª Linha" style:family="paragraph">
      <style:paragraph-properties fo:margin-top="1.905cm" fo:margin-bottom="0cm" loext:contextual-spacing="false" fo:line-height="150%"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b_20_-_20_F_5f_APRO_20_-_20_Texto_20_normal" style:display-name="04b - F_APRO - Texto normal"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c_20_-_20_F_5f_APRO_20_-_20_Texto_20_negrito" style:display-name="04c - F_APRO - Texto negri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4d_20_-_20_F_5f_APRO_20_-_20_Natureza" style:display-name="04d - F_APRO - Natureza" style:family="paragraph">
      <style:paragraph-properties fo:margin-left="6.001cm" fo:margin-right="0cm" fo:margin-top="0cm" fo:margin-bottom="0.847cm" loext:contextual-spacing="false"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e_20_-_20_F_5f_APRO_20_-_20_Data" style:display-name="04e - F_APRO - Data" style:family="paragraph">
      <style:paragraph-properties fo:margin-top="0cm" fo:margin-bottom="0.635cm" loext:contextual-spacing="false"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f_20_-_20_F_5f_APRO_20_-_20_Assinaturas_20_linha" style:display-name="04f - F_APRO - Assinaturas linha"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text-underline-style="solid" style:text-underline-width="auto" style:text-underline-color="font-colo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4g_20_-_20_F_5f_APRO_20_-_20_Assinatura_20_nomes" style:display-name="04g - F_APRO - Assinatura nomes"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5a_20_-_20_Dedicatória" style:display-name="05a - Dedicatória" style:family="paragraph">
      <style:paragraph-properties fo:margin-left="7.502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7a_20_-_20_Epígrafe_20_-_20_Texto" style:display-name="07a - Epígrafe - Texto" style:family="paragraph">
      <style:paragraph-properties fo:margin-left="7.502cm" fo:margin-right="0cm" fo:margin-top="0cm" fo:margin-bottom="0.423cm" loext:contextual-spacing="false" fo:line-height="150%" fo:text-align="end" style:justify-single-word="false" fo:orphans="2" fo:widows="2" fo:text-indent="0cm" style:auto-text-indent="false"/>
      <style:text-properties style:use-window-font-color="true" style:font-name="Arial" fo:font-family="Arial" style:font-family-generic="swiss" style:font-pitch="variable" fo:font-size="11pt" fo:letter-spacing="0.009cm" fo:language="pt" fo:country="B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font-style-complex="italic"/>
    </style:style>
    <style:style style:name="_30_7b_20_-_20_Epígrafe_20_-_20_Autor" style:display-name="07b - Epígrafe - Autor" style:family="paragraph">
      <style:paragraph-properties fo:text-align="end"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CIT" style:family="paragraph" style:parent-style-name="CITAÇÃO">
      <style:paragraph-properties fo:text-align="justify" style:justify-single-word="false"/>
      <style:text-properties fo:font-size="12pt" fo:language="pt" fo:country="BR" style:font-name-asian="Calibri" style:font-family-asian="Calibri" style:font-family-generic-asian="swiss" style:font-pitch-asian="variable" style:font-size-asian="12pt" style:font-name-complex="Arial" style:font-family-complex="Arial" style:font-family-generic-complex="swiss" style:font-pitch-complex="variable"/>
    </style:style>
    <style:style style:name="Estilo_20__28_Latim_29__20_Arial_20_12_20_pt_20_Justificado_20_Primeira_20_linha_3a__20__20_15_20_cm_20_D..." style:display-name="Estilo (Latim) Arial 12 pt Justificado Primeira linha:  15 cm D..." style:family="paragraph" style:parent-style-name="Standard">
      <style:paragraph-properties fo:margin-left="0cm" fo:margin-right="0cm" fo:margin-top="0cm" fo:margin-bottom="0.635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Style1" style:family="paragraph" style:parent-style-name="Standard">
      <style:paragraph-properties fo:margin-left="0cm" fo:margin-right="0cm" fo:margin-top="0cm" fo:margin-bottom="0.847cm" loext:contextual-spacing="false" fo:line-height="150%" fo:text-align="justify" style:justify-single-word="false" fo:text-indent="1.251cm" style:auto-text-indent="false"/>
      <style:text-properties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style:style>
    <style:style style:name="Style2" style:family="paragraph" style:parent-style-name="Style1"/>
    <style:style style:name="Style3" style:family="paragraph" style:parent-style-name="Subtitle" style:default-outline-level="" style:list-style-name="">
      <style:paragraph-properties fo:margin-left="0cm" fo:margin-right="0cm" fo:margin-top="0cm" fo:margin-bottom="0.635cm" loext:contextual-spacing="false" fo:line-height="150%" fo:text-align="justify" style:justify-single-word="false" fo:text-indent="1.251cm" style:auto-text-indent="false"/>
      <style:text-properties fo:letter-spacing="0.026cm" fo:font-weight="bold" style:font-weight-asian="bold" style:font-name-complex="Times New Roman" style:font-family-complex="'Times New Roman'" style:font-family-generic-complex="roman" style:font-pitch-complex="variable" style:font-style-complex="italic"/>
    </style:style>
    <style:style style:name="subdescricao" style:family="paragraph" style:parent-style-name="Standard">
      <style:paragraph-properties fo:margin-top="0.494cm" fo:margin-bottom="0.494cm" loext:contextual-spacing="false"/>
      <style:text-properties fo:font-size="12pt" style:font-size-asian="12pt" style:font-size-complex="12pt"/>
    </style:style>
    <style:style style:name="Título_20_1_20__2b__20_Kern_20_em_20_16_20_pt" style:display-name="Título 1 + Kern em 16 pt" style:family="paragraph" style:parent-style-name="Standard">
      <style:paragraph-properties fo:line-height="150%"/>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aragrafo" style:family="paragraph" style:parent-style-name="Standard" style:next-style-name="normal">
      <style:text-properties style:font-name-asian="Calibri" style:font-family-asian="Calibri" style:font-family-generic-asian="swiss" style:font-pitch-asian="variable"/>
    </style:style>
    <style:style style:name="fonte" style:family="paragraph" style:parent-style-name="Standard" style:next-style-name="Standard">
      <style:paragraph-properties fo:margin-top="0.212cm" fo:margin-bottom="0cm" loext:contextual-spacing="false" fo:text-align="center"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Autores"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AUTORES" style:family="paragraph" style:parent-style-name="Standard" style:next-style-name="Standard">
      <style:paragraph-properties fo:text-align="end" style:justify-single-word="false" style:text-autospace="none">
        <style:tab-stops>
          <style:tab-stop style:position="2.752cm"/>
        </style:tab-stops>
      </style:paragraph-properties>
      <style:text-properties fo:font-size="12pt" fo:letter-spacing="0.007cm" fo:language="it" fo:country="IT" fo:font-weight="bold" style:font-name-asian="Times New Roman" style:font-family-asian="'Times New Roman'" style:font-family-generic-asian="roman" style:font-pitch-asian="variable" style:font-size-asian="12pt" style:font-weight-asian="bold" style:font-size-complex="12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font-weight="bold" style:font-weight-asian="bold" style:font-name-complex="Times New Roman" style:font-family-complex="'Times New Roman'" style:font-family-generic-complex="roman" style:font-pitch-complex="variable"/>
    </style:style>
    <style:style style:name="WW8Num21z1" style:family="text">
      <style:text-properties style:font-name-complex="Times New Roman" style:font-family-complex="'Times New Roman'" style:font-family-generic-complex="roman" style:font-pitch-complex="variable"/>
    </style:style>
    <style:style style:name="WW8Num22z0" style:family="text">
      <style:text-properties fo:font-size="12pt" style:font-size-asian="12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mplex="Times New Roman" style:font-family-complex="'Times New Roman'" style:font-family-generic-complex="roman" style:font-pitch-complex="variable"/>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complex="Times New Roman" style:font-family-complex="'Times New Roman'" style:font-family-generic-complex="roman" style:font-pitch-complex="variable"/>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complex="Times New Roman" style:font-family-complex="'Times New Roman'" style:font-family-generic-complex="roman" style:font-pitch-complex="variable"/>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omplex="Times New Roman" style:font-family-complex="'Times New Roman'" style:font-family-generic-complex="roman" style:font-pitch-complex="variable"/>
    </style:style>
    <style:style style:name="WW8Num36z1"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7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complex="Times New Roman" style:font-family-complex="'Times New Roman'"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complex="Times New Roman" style:font-family-complex="'Times New Roman'" style:font-family-generic-complex="roman" style:font-pitch-complex="variable"/>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Acrônimo_20_HTML" style:display-name="Acrônimo HTML" style:family="text" style:parent-style-name="Fonte_20_parág._20_padrão"/>
    <style:style style:name="Citação_20_HTML" style:display-name="Citação HTML" style:family="text" style:parent-style-name="Fonte_20_parág._20_padrão">
      <style:text-properties fo:font-style="italic" style:font-style-asian="italic" style:font-style-complex="italic"/>
    </style:style>
    <style:style style:name="Código_20_HTML" style:display-name="Códig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efinição_20_HTML" style:display-name="Definição HTML" style:family="text" style:parent-style-name="Fonte_20_parág._20_padrão">
      <style:text-properties fo:font-style="italic" style:font-style-asian="italic" style:font-style-complex="italic"/>
    </style:style>
    <style:style style:name="Emphasis" style:family="text" style:parent-style-name="Fonte_20_parág._20_padrão">
      <style:text-properties fo:font-style="italic" style:font-style-asian="italic" style:font-style-complex="italic"/>
    </style:style>
    <style:style style:name="Exemplo_20_HTML" style:display-name="Exemplo HTML" style:family="text" style:parent-style-name="Fonte_20_parág._20_padrão">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Máquina_20_de_20_escrever_20_HTML" style:display-name="Máquina de escrever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ne_20_numbering" style:display-name="Line numbering" style:family="text" style:parent-style-name="Fonte_20_parág._20_padrão"/>
    <style:style style:name="Page_20_Number" style:display-name="Page Number" style:family="text" style:parent-style-name="Fonte_20_parág._20_padrão"/>
    <style:style style:name="Hyperlink4" style:family="text">
      <style:text-properties fo:color="#000000" style:text-line-through-style="none" style:text-line-through-type="none" style:text-underline-style="none"/>
    </style:style>
    <style:style style:name="Hyperlink5" style:family="text">
      <style:text-properties fo:color="#0466d3" style:text-line-through-style="none" style:text-line-through-type="none" style:text-underline-style="none"/>
    </style:style>
    <style:style style:name="Footnote_20_Symbol" style:display-name="Footnote Symbol" style:family="text" style:parent-style-name="Fonte_20_parág._20_padrão">
      <style:text-properties style:text-position="super 58%"/>
    </style:style>
    <style:style style:name="Teclado_20_HTML" style:display-name="Teclad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Variável_20_HTML" style:display-name="Variável HTML" style:family="text" style:parent-style-name="Fonte_20_parág._20_padrão">
      <style:text-properties fo:font-style="italic" style:font-style-asian="italic" style:font-style-complex="italic"/>
    </style:style>
    <style:style style:name="Endnote_20_Symbol" style:display-name="Endnote Symbol" style:family="text">
      <style:text-properties style:text-position="super 58%"/>
    </style:style>
    <style:style style:name="Hyperlink6" style:family="text">
      <style:text-properties fo:color="#ff3300" style:text-line-through-style="none" style:text-line-through-type="none" style:text-underline-style="none"/>
    </style:style>
    <style:style style:name="apple-converted-space" style:family="text"/>
    <style:style style:name="apple-style-span" style:family="text" style:parent-style-name="Fonte_20_parág._20_padrão">
      <style:text-properties style:font-name-complex="Times New Roman" style:font-family-complex="'Times New Roman'" style:font-family-generic-complex="roman" style:font-pitch-complex="variable"/>
    </style:style>
    <style:style style:name="fontetituloscript" style:family="text" style:parent-style-name="Fonte_20_parág._20_padrão"/>
    <style:style style:name="PRE_20_TEXTUAL_20_Char_20_Char" style:display-name="PRE TEXTUAL Char Char" style:family="text">
      <style:text-properties fo:font-size="12pt" fo:language="pt" fo:country="BR" fo:font-weight="bold" style:font-name-asian="SimSun" style:font-family-asian="SimSun, 宋体" style:font-pitch-asian="variable" style:font-size-asian="12pt" style:language-asian="zh" style:country-asian="CN" style:font-weight-asian="bold" style:font-size-complex="12pt" style:language-complex="ar" style:country-complex="SA" style:font-weight-complex="bold"/>
    </style:style>
    <style:style style:name="Absatz-Standardschriftart" style:family="text"/>
    <style:style style:name="Char_20_Char20" style:display-name="Char Char2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5" style:display-name="Char Char5"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6" style:display-name="Char Char6"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Ênfase_20_Intensa" style:display-name="Ênfase Intensa" style:family="text" style:parent-style-name="Fonte_20_parág._20_padrão">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Ênfase_20_Sutil" style:display-name="Ênfase Sutil" style:family="text">
      <style:text-properties fo:color="#5a5a5a" fo:font-style="italic" style:font-style-asian="italic"/>
    </style:style>
    <style:style style:name="gt-icon-text1" style:family="text" style:parent-style-name="Fonte_20_parág._20_padrão">
      <style:text-properties style:font-name-complex="Times New Roman" style:font-family-complex="'Times New Roman'" style:font-family-generic-complex="roman" style:font-pitch-complex="variable"/>
    </style:style>
    <style:style style:name="gwt-inlinehtml" style:family="text" style:parent-style-name="Fonte_20_parág._20_padrão">
      <style:text-properties fo:background-color="#d9e6f7" style:font-name-complex="Times New Roman" style:font-family-complex="'Times New Roman'" style:font-family-generic-complex="roman" style:font-pitch-complex="variable" loext:padding="0cm" loext:border="0.74pt solid #dddddd"/>
    </style:style>
    <style:style style:name="hps" style:family="text" style:parent-style-name="Fonte_20_parág._20_padrão"/>
    <style:style style:name="long_5f_text" style:display-name="long_text" style:family="text" style:parent-style-name="Fonte_20_parág._20_padrão"/>
    <style:style style:name="Fonte_20_parág._20_padrão1" style:display-name="Fonte parág. padrão1" style:family="text"/>
    <style:style style:name="long_5f_text1" style:display-name="long_text1" style:family="text" style:parent-style-name="Fonte_20_parág._20_padrão1">
      <style:text-properties fo:font-size="10pt" style:font-size-asian="10pt" style:font-name-complex="Times New Roman" style:font-family-complex="'Times New Roman'" style:font-family-generic-complex="roman" style:font-pitch-complex="variable" style:font-size-complex="10pt"/>
    </style:style>
    <style:style style:name="Ref._20_de_20_comentário" style:display-name="Ref. de comentário" style:family="text">
      <style:text-properties fo:font-size="8pt" style:font-size-asian="8pt" style:font-size-complex="8pt"/>
    </style:style>
    <style:style style:name="short_5f_text1" style:display-name="short_text1" style:family="text" style:parent-style-name="Fonte_20_parág._20_padrão">
      <style:text-properties fo:font-size="14.5pt" style:font-size-asian="14.5pt" style:font-name-complex="Times New Roman" style:font-family-complex="'Times New Roman'" style:font-family-generic-complex="roman" style:font-pitch-complex="variable" style:font-size-complex="14.5pt"/>
    </style:style>
    <style:style style:name="Texto_20_de_20_nota_20_de_20_rodapé_20_Char" style:display-name="Texto de nota de rodapé Char" style:family="text"/>
    <style:style style:name="texto1" style:family="text" style:parent-style-name="Fonte_20_parág._20_padrão">
      <style:text-properties fo:color="#000000"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xt-tahoma-11-preto-materias" style:family="text" style:parent-style-name="Fonte_20_parág._20_padrão">
      <style:text-properties style:font-name-complex="Times New Roman" style:font-family-complex="'Times New Roman'" style:font-family-generic-complex="roman" style:font-pitch-complex="variable"/>
    </style:style>
    <style:style style:name="Cabeçalho_20_Char" style:display-name="Cabeçalho Char" style:family="text" style:parent-style-name="Fonte_20_parág._20_padrão">
      <style:text-properties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exto_20_de_20_nota_20_de_20_rodapé_20_Char2" style:display-name="Texto de nota de rodapé Char2" style:family="text" style:parent-style-name="Fonte_20_parág._20_padrão">
      <style:text-properties style:font-name="Arial" fo:font-family="Arial" style:font-family-generic="swiss" style:font-pitch="variable" fo:language="pt" fo:country="BR" style:font-name-complex="Arial" style:font-family-complex="Arial" style:font-family-generic-complex="swiss" style:font-pitch-complex="variable" style:language-complex="ar" style:country-complex="SA"/>
    </style:style>
    <style:style style:name="gt-trans-draggable" style:family="text" style:parent-style-name="Fonte_20_parág._20_padrão"/>
    <style:style style:name="hps_20_atn" style:display-name="hps atn" style:family="text" style:parent-style-name="Fonte_20_parág._20_padrão"/>
    <style:style style:name="hps_20_gt-trans-draggable" style:display-name="hps gt-trans-draggable" style:family="text" style:parent-style-name="Fonte_20_parág._20_padrão"/>
    <style:style style:name="short_5f_text" style:display-name="short_text" style:family="text" style:parent-style-name="Fonte_20_parág._20_padrão">
      <style:text-properties style:font-name-complex="Times New Roman" style:font-family-complex="'Times New Roman'" style:font-family-generic-complex="roman" style:font-pitch-complex="variable"/>
    </style:style>
    <style:style style:name="Referência_20_Intensa" style:display-name="Referência Intensa"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weight-complex="bold"/>
    </style:style>
    <style:style style:name="Referência_20_Sutil" style:display-name="Referência Sutil" style:family="text" style:parent-style-name="Fonte_20_parág._20_padrão">
      <style:text-properties fo:font-size="12pt" style:text-underline-style="solid" style:text-underline-width="auto" style:text-underline-color="font-color" style:font-size-asian="12pt" style:font-size-complex="12pt"/>
    </style:style>
    <style:style style:name="Char_20_Char_20_Char" style:display-name="Char Char Char" style:family="text" style:parent-style-name="Fonte_20_parág._20_padrão">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Texto_20_do_20_Espaço_20_Reservado" style:display-name="Texto do Espaço Reservado" style:family="text">
      <style:text-properties fo:color="#808080"/>
    </style:style>
    <style:style style:name="Título_20_do_20_Livro" style:display-name="Título do Livro" style:family="text">
      <style:text-properties fo:font-variant="small-caps" fo:letter-spacing="0.009cm" fo:font-weight="bold" style:font-weight-asian="bold" style:font-weight-complex="bold"/>
    </style:style>
    <style:style style:name="textojustificado" style:family="text" style:parent-style-name="Fonte_20_parág._20_padrão"/>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oog_5f_qs-tidbit1" style:display-name="goog_qs-tidbit1" style:family="text">
      <style:text-properties text:display="true"/>
    </style:style>
    <style:style style:name="WW8NumSt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s_5f_a1" style:display-name="gs_a1" style:family="text">
      <style:text-properties fo:color="#008000"/>
    </style:style>
    <style:style style:name="gs_5f_ctg21" style:display-name="gs_ctg21" style:family="text">
      <style:text-properties fo:font-size="12pt" fo:font-weight="bold" style:font-size-asian="12pt" style:font-weight-asian="bold" style:font-size-complex="12pt" style:font-weight-complex="bold"/>
    </style:style>
    <style:style style:name="gs_5f_ggs1" style:display-name="gs_ggs1" style:family="text"/>
    <style:style style:name="b_20_w_20_xsm" style:display-name="b w xsm" style:family="text" style:parent-style-name="Fonte_20_parág._20_padrão"/>
    <style:style style:name="bc" style:family="text" style:parent-style-name="Fonte_20_parág._20_padrão"/>
    <style:style style:name="goog_5f_qs-tidbit_20_goog_5f_qs-tidbit-1" style:display-name="goog_qs-tidbit goog_qs-tidbit-1" style:family="text" style:parent-style-name="Fonte_20_parág._20_padrão"/>
    <style:style style:name="Bullet_20_Symbols" style:display-name="Bullet Symbols"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Numbering_20_Symbols" style:display-name="Numbering Symbols" style:family="text"/>
    <style:style style:name="ft" style:family="text" style:parent-style-name="Fonte_20_parág._20_padrão"/>
    <style:style style:name="gl3" style:family="text" style:parent-style-name="Fonte_20_parág._20_padrão"/>
    <style:style style:name="std_20_nobr" style:display-name="std nobr" style:family="text" style:parent-style-name="Fonte_20_parág._20_padrão"/>
    <style:style style:name="WW-Caracteres_20_de_20_nota_20_de_20_fim" style:display-name="WW-Caracteres de nota de fim" style:family="text"/>
    <style:style style:name="WW-Caracteres_20_de_20_nota_20_de_20_rodapé" style:display-name="WW-Caracteres de nota de rodapé" style:family="text" style:parent-style-name="Fonte_20_parág._20_padrão">
      <style:text-properties style:text-position="super 58%"/>
    </style:style>
    <style:style style:name="Citação_20_Char" style:display-name="Citação Char" style:family="text" style:parent-style-name="Fonte_20_parág._20_padrão">
      <style:text-properties style:font-name="Arial" fo:font-family="Arial" style:font-family-generic="swiss" style:font-pitch="variable" style:font-name-complex="Arial" style:font-family-complex="Arial" style:font-family-generic-complex="swiss" style:font-pitch-complex="variable" style:font-style-complex="italic"/>
    </style:style>
    <style:style style:name="Fonte_20_parág._20_padrão2" style:display-name="Fonte parág. padrão2" style:family="text"/>
    <style:style style:name="Fonte_20_parág._20_padrão3" style:display-name="Fonte parág. padrão3" style:family="text"/>
    <style:style style:name="Fonte_20_parág._20_padrão4" style:display-name="Fonte parág. padrão4" style:family="text"/>
    <style:style style:name="Fonte_20_parág._20_padrão5" style:display-name="Fonte parág. padrão5" style:family="text"/>
    <style:style style:name="Fonte_20_parág._20_padrão6" style:display-name="Fonte parág. padrão6" style:family="text"/>
    <style:style style:name="Ref._20_de_20_nota_20_de_20_fim1" style:display-name="Ref. de nota de fim1" style:family="text">
      <style:text-properties style:text-position="super 58%"/>
    </style:style>
    <style:style style:name="Ref._20_de_20_nota_20_de_20_fim2" style:display-name="Ref. de nota de fim2" style:family="text">
      <style:text-properties style:text-position="super 58%"/>
    </style:style>
    <style:style style:name="Ref._20_de_20_nota_20_de_20_rodapé1" style:display-name="Ref. de nota de rodapé1" style:family="text">
      <style:text-properties style:text-position="super 58%"/>
    </style:style>
    <style:style style:name="Ref._20_de_20_nota_20_de_20_rodapé2" style:display-name="Ref. de nota de rodapé2" style:family="text">
      <style:text-properties style:text-position="super 58%"/>
    </style:style>
    <style:style style:name="Ref._20_de_20_nota_20_de_20_rodapé3" style:display-name="Ref. de nota de rodapé3" style:family="text">
      <style:text-properties style:text-position="super 58%"/>
    </style:style>
    <style:style style:name="Ref._20_de_20_nota_20_de_20_rodapé4" style:display-name="Ref. de nota de rodapé4" style:family="text">
      <style:text-properties style:text-position="super 58%"/>
    </style:style>
    <style:style style:name="Ref._20_de_20_nota_20_de_20_rodapé5" style:display-name="Ref. de nota de rodapé5" style:family="text">
      <style:text-properties style:text-position="super 58%"/>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fo:font-weight="bold" style:font-weight-asian="bold"/>
    </style:style>
    <style:style style:name="WW8Num9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Caracteres_20_de_20_nota_20_de_20_fim1" style:display-name="WW-Caracteres de nota de fim1" style:family="text"/>
    <style:style style:name="tl" style:family="text" style:parent-style-name="Fonte_20_parág._20_padrão"/>
    <style:style style:name="vshid1" style:family="text" style:parent-style-name="Fonte_20_parág._20_padrão">
      <style:text-properties text:display="none"/>
    </style:style>
    <style:style style:name="jrnl" style:family="text" style:parent-style-name="Fonte_20_parág._20_padrão">
      <style:text-properties style:font-name-complex="Times New Roman" style:font-family-complex="'Times New Roman'" style:font-family-generic-complex="roman" style:font-pitch-complex="variable"/>
    </style:style>
    <style:style style:name="Subtle_20_Emphasis" style:display-name="Subtle Emphasis" style:family="text" style:parent-style-name="Fonte_20_parág._20_padrão">
      <style:text-properties fo:color="#808080" fo:font-style="italic" style:font-style-asian="italic" style:font-name-complex="Times New Roman" style:font-family-complex="'Times New Roman'" style:font-family-generic-complex="roman" style:font-pitch-complex="variable" style:font-style-complex="italic"/>
    </style:style>
    <style:style style:name="texto" style:family="text" style:parent-style-name="Fonte_20_parág._20_padrão"/>
    <style:style style:name="st" style:family="text" style:parent-style-name="Fonte_20_parág._20_padrão">
      <style:text-properties style:font-name-complex="Times New Roman" style:font-family-complex="'Times New Roman'" style:font-family-generic-complex="roman" style:font-pitch-complex="variable"/>
    </style:style>
    <style:style style:name="WW-Fonte_20_parág._20_padrão1" style:display-name="WW-Fonte parág. padrão1" style:family="text"/>
    <style:style style:name="Ref._20_de_20_comentário1" style:display-name="Ref. de comentário1" style:family="text" style:parent-style-name="WW-Fonte_20_parág._20_padrão1">
      <style:text-properties fo:font-size="8pt" style:font-size-asian="8pt" style:font-size-complex="8pt"/>
    </style:style>
    <style:style style:name="Rodapé_20_Char" style:display-name="Rodapé Char" style:family="text">
      <style:text-properties fo:font-size="11pt" style:font-size-asian="11pt" style:font-size-complex="11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_20_Char" style:display-name="Texto de comentário Char" style:family="text" style:parent-style-name="Fonte_20_parág._20_padrão1">
      <style:text-properties style:font-name="Calibri" fo:font-family="Calibri"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exto_20_de_20_nota_20_de_20_fim_20_Char" style:display-name="Texto de nota de fim Char"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Título_20_1_20_Char" style:display-name="Título 1 Char" style:family="text">
      <style:text-properties fo:text-transform="uppercase" style:font-name="Cambria" fo:font-family="Cambria" style:font-family-generic="roman" style:font-pitch="variable" fo:font-size="16pt" style:text-underline-style="solid" style:text-underline-width="auto" style:text-underline-color="font-color" fo:font-weight="bold" style:letter-kerning="true" style:font-size-asian="16pt" style:font-weight-asian="bold" style:font-name-complex="Cambria" style:font-family-complex="Cambria" style:font-family-generic-complex="roman" style:font-pitch-complex="variable" style:font-size-complex="16pt" style:language-complex="ar" style:country-complex="SA"/>
    </style:style>
    <style:style style:name="date9" style:family="text" style:parent-style-name="Fonte_20_parág._20_padrão">
      <style:text-properties fo:color="#7e7e7e" fo:font-size="9pt" fo:text-shadow="none" style:font-size-asian="9pt" style:font-size-complex="9pt"/>
    </style:style>
    <style:style style:name="editsection" style:family="text" style:parent-style-name="Fonte_20_parág._20_padrão"/>
    <style:style style:name="mw-headline" style:family="text" style:parent-style-name="Fonte_20_parág._20_padrão">
      <style:text-properties style:font-name-complex="Times New Roman" style:font-family-complex="'Times New Roman'" style:font-family-generic-complex="roman" style:font-pitch-complex="variable"/>
    </style:style>
    <style:style style:name="postbody1" style:family="text" style:parent-style-name="Fonte_20_parág._20_padrão">
      <style:text-properties fo:font-size="9pt" style:font-size-asian="9pt" style:font-size-complex="9pt"/>
    </style:style>
    <style:style style:name="qterm" style:family="text" style:parent-style-name="Fonte_20_parág._20_padrão"/>
    <style:style style:name="time2" style:family="text" style:parent-style-name="Fonte_20_parág._20_padrão"/>
    <style:style style:name="atn" style:family="text" style:parent-style-name="Fonte_20_parág._20_padrão"/>
    <style:style style:name="WW-Absatz-Standardschriftart1111" style:family="text"/>
    <style:style style:name="WW-Absatz-Standardschriftart11111" style:family="text"/>
    <style:style style:name="WW-Absatz-Standardschriftart111111" style:family="text"/>
    <style:style style:name="author" style:family="text" style:parent-style-name="Fonte_20_parág._20_padrão6"/>
    <style:style style:name="Caracteres_20_de_20_Nota_20_de_20_Rodapé" style:display-name="Caracteres de Nota de Rodapé" style:family="text" style:parent-style-name="Fonte_20_parág._20_padrão1">
      <style:text-properties style:text-position="super 58%"/>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Fonte_20_parág._20_padrão" style:display-name="WW-Fonte parág. padrão" style:family="text"/>
    <style:style style:name="WW-Fonte_20_parág._20_padrão11" style:display-name="WW-Fonte parág. padrão11" style:family="text"/>
    <style:style style:name="WW-Fonte_20_parág._20_padrão111" style:display-name="WW-Fonte parág. padrão111" style:family="text"/>
    <style:style style:name="WW-Ref._20_de_20_nota_20_de_20_fim" style:display-name="WW-Ref. de nota de fim" style:family="text">
      <style:text-properties style:text-position="super 58%"/>
    </style:style>
    <style:style style:name="WW-Ref._20_de_20_nota_20_de_20_fim1" style:display-name="WW-Ref. de nota de fim1" style:family="text">
      <style:text-properties style:text-position="super 58%"/>
    </style:style>
    <style:style style:name="WW-Ref._20_de_20_nota_20_de_20_fim12" style:display-name="WW-Ref. de nota de fim12" style:family="text">
      <style:text-properties style:text-position="super 58%"/>
    </style:style>
    <style:style style:name="WW-Ref._20_de_20_nota_20_de_20_rodapé" style:display-name="WW-Ref. de nota de rodapé" style:family="text">
      <style:text-properties style:text-position="super 58%"/>
    </style:style>
    <style:style style:name="WW-Ref._20_de_20_nota_20_de_20_rodapé1" style:display-name="WW-Ref. de nota de rodapé1" style:family="text">
      <style:text-properties style:text-position="super 58%"/>
    </style:style>
    <style:style style:name="WW-Ref._20_de_20_nota_20_de_20_rodapé12" style:display-name="WW-Ref. de nota de rodapé12" style:family="text">
      <style:text-properties style:text-position="super 58%"/>
    </style:style>
    <style:style style:name="container" style:family="text" style:parent-style-name="Fonte_20_parág._20_padrão">
      <style:text-properties style:font-name-complex="Times New Roman" style:font-family-complex="'Times New Roman'" style:font-family-generic-complex="roman" style:font-pitch-complex="variable"/>
    </style:style>
    <style:style style:name="doi" style:family="text" style:parent-style-name="Fonte_20_parág._20_padrão">
      <style:text-properties style:font-name-complex="Times New Roman" style:font-family-complex="'Times New Roman'" style:font-family-generic-complex="roman" style:font-pitch-complex="variable"/>
    </style:style>
    <style:style style:name="goog-submenu-arrow2" style:family="text" style:parent-style-name="Fonte_20_parág._20_padrão">
      <style:text-properties style:font-name-complex="Times New Roman" style:font-family-complex="'Times New Roman'" style:font-family-generic-complex="roman" style:font-pitch-complex="variable"/>
    </style:style>
    <style:style style:name="Corpo_20_de_20_texto_20_Char" style:display-name="Corpo de texto Char" style:family="text">
      <style:text-properties style:font-name-complex="Times New Roman" style:font-family-complex="'Times New Roman'" style:font-family-generic-complex="roman" style:font-pitch-complex="variable"/>
    </style:style>
    <style:style style:name="Mapa_20_do_20_Documento_20_Char" style:display-name="Mapa do Documento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ecuo_20_de_20_corpo_20_de_20_texto_20_Char" style:display-name="Recuo de corpo de texto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ubtítulo_20_Char" style:display-name="Subtítulo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ítulo_20_3_20_Char" style:display-name="Título 3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Título_20_5_20_Char" style:display-name="Título 5 Char" style:family="text">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har" style:display-name="Título 6 Char" style:family="text">
      <style:text-properties style:font-name="Calibri" fo:font-family="Calibri" style:font-family-generic="swiss" style:font-pitch="variable" fo:font-weight="bold" style:font-weight-asian="bold" style:font-name-complex="Times New Roman" style:font-family-complex="'Times New Roman'" style:font-family-generic-complex="roman" style:font-pitch-complex="variable"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t-ft-text1" style:family="text" style:parent-style-name="Fonte_20_parág._20_padrão">
      <style:text-properties style:font-name-complex="Times New Roman" style:font-family-complex="'Times New Roman'" style:font-family-generic-complex="roman" style:font-pitch-complex="variable"/>
    </style:style>
    <style:style style:name="hidden" style:family="text" style:parent-style-name="Fonte_20_parág._20_padrão">
      <style:text-properties style:font-name-complex="Times New Roman" style:font-family-complex="'Times New Roman'" style:font-family-generic-complex="roman" style:font-pitch-complex="variable"/>
    </style:style>
    <style:style style:name="hit" style:family="text" style:parent-style-name="Fonte_20_parág._20_padrão">
      <style:text-properties style:font-name-complex="Times New Roman" style:font-family-complex="'Times New Roman'" style:font-family-generic-complex="roman" style:font-pitch-complex="variable"/>
    </style:style>
    <style:style style:name="info" style:family="text" style:parent-style-name="Fonte_20_parág._20_padrão">
      <style:text-properties style:font-name-complex="Times New Roman" style:font-family-complex="'Times New Roman'" style:font-family-generic-complex="roman" style:font-pitch-complex="variable"/>
    </style:style>
    <style:style style:name="issue" style:family="text" style:parent-style-name="Fonte_20_parág._20_padrão">
      <style:text-properties style:font-name-complex="Times New Roman" style:font-family-complex="'Times New Roman'" style:font-family-generic-complex="roman" style:font-pitch-complex="variable"/>
    </style:style>
    <style:style style:name="medium-font" style:family="text" style:parent-style-name="Fonte_20_parág._20_padrão"/>
    <style:style style:name="highlightbrs1" style:family="text">
      <style:text-properties fo:color="#ff0000" fo:font-weight="bold" style:font-weight-asian="bold" style:font-weight-complex="bold"/>
    </style:style>
    <style:style style:name="hilite13" style:family="text">
      <style:text-properties fo:background-color="#ffff00"/>
    </style:style>
    <style:style style:name="hl" style:family="text" style:parent-style-name="Fonte_20_parág._20_padrão"/>
    <style:style style:name="WW8Num1z1" style:family="text">
      <style:text-properties style:font-name="Courier New" fo:font-family="'Courier New'" style:font-family-generic="modern" style:font-name-complex="Courier New" style:font-family-complex="'Courier New'" style:font-family-generic-complex="modern"/>
    </style:style>
    <style:style style:name="Ementa_20_-_20_Corpo_20_Char" style:display-name="Ementa - Corpo Char" style:family="text" style:parent-style-name="Fonte_20_parág._20_padrão1">
      <style:text-properties style:font-name="Arial" fo:font-family="Arial" style:font-family-generic="swiss" style:font-pitch="variable" fo:font-size="11pt" fo:language="pt" fo:country="B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hl_20_hilite" style:display-name="hl hilite" style:family="text" style:parent-style-name="Fonte_20_parág._20_padrão"/>
    <style:style style:name="timeaccess" style:family="text"/>
    <style:style style:name="url" style:family="text" style:parent-style-name="Fonte_20_parág._20_padrão"/>
    <style:style style:name="miologeral1" style:family="text" style:parent-style-name="Fonte_20_parág._20_padrão"/>
    <style:style style:name="qterm2" style:family="text" style:parent-style-name="Fonte_20_parág._20_padrão"/>
    <style:style style:name="url1" style:family="text">
      <style:text-properties fo:color="#0746a8" style:text-line-through-style="none" style:text-line-through-type="none" style:text-underline-style="none"/>
    </style:style>
    <style:style style:name="verd10" style:family="text"/>
    <style:style style:name="st1" style:family="text" style:parent-style-name="Fonte_20_parág._20_padrão">
      <style:text-properties style:font-name-complex="Times New Roman" style:font-family-complex="'Times New Roman'" style:font-family-generic-complex="roman" style:font-pitch-complex="variable"/>
    </style:style>
    <style:style style:name="pages" style:family="text" style:parent-style-name="Fonte_20_parág._20_padrão">
      <style:text-properties style:font-name-complex="Times New Roman" style:font-family-complex="'Times New Roman'" style:font-family-generic-complex="roman" style:font-pitch-complex="variable"/>
    </style:style>
    <style:style style:name="pagination" style:family="text" style:parent-style-name="Fonte_20_parág._20_padrão">
      <style:text-properties style:font-name-complex="Times New Roman" style:font-family-complex="'Times New Roman'" style:font-family-generic-complex="roman" style:font-pitch-complex="variable"/>
    </style:style>
    <style:style style:name="publisher" style:family="text" style:parent-style-name="Fonte_20_parág._20_padrão">
      <style:text-properties style:font-name-complex="Times New Roman" style:font-family-complex="'Times New Roman'" style:font-family-generic-complex="roman" style:font-pitch-complex="variable"/>
    </style:style>
    <style:style style:name="referencetext" style:family="text" style:parent-style-name="Fonte_20_parág._20_padrão">
      <style:text-properties style:font-name-complex="Times New Roman" style:font-family-complex="'Times New Roman'" style:font-family-generic-complex="roman" style:font-pitch-complex="variable"/>
    </style:style>
    <style:style style:name="title-link-wrapper" style:family="text" style:parent-style-name="Fonte_20_parág._20_padrão">
      <style:text-properties style:font-name-complex="Times New Roman" style:font-family-complex="'Times New Roman'" style:font-family-generic-complex="roman" style:font-pitch-complex="variable"/>
    </style:style>
    <style:style style:name="volume" style:family="text" style:parent-style-name="Fonte_20_parág._20_padrão">
      <style:text-properties style:font-name-complex="Times New Roman" style:font-family-complex="'Times New Roman'" style:font-family-generic-complex="roman" style:font-pitch-complex="variable"/>
    </style:style>
    <style:style style:name="A8" style:family="text">
      <style:text-properties fo:color="#000000" fo:font-size="14pt" fo:font-weight="bold" style:font-size-asian="14pt" style:font-weight-asian="bold" style:font-name-complex="DMRBZP+Agenda-Bold" style:font-family-complex="DMRBZP+Agenda-Bold, Agenda" style:font-family-generic-complex="swiss" style:font-size-complex="14pt" style:font-weight-complex="bold"/>
    </style:style>
    <style:style style:name="pp-hover-attribution5" style:family="text" style:parent-style-name="Fonte_20_parág._20_padrão">
      <style:text-properties fo:color="#666666" style:text-line-through-style="none" style:text-line-through-type="none" style:text-underline-style="none"/>
    </style:style>
    <style:style style:name="lista-corpo-rotulo1" style:family="text">
      <style:text-properties fo:font-weight="bold" style:font-weight-asian="bold"/>
    </style:style>
    <style:style style:name="_20_Caracteres_20_de_20_Nota_20_de_20_Fim" style:display-name=" Caracteres de Nota de Fim" style:family="text" style:parent-style-name="Fonte_20_parág._20_padrão1">
      <style:text-properties style:text-position="super 58%"/>
    </style:style>
    <style:style style:name="cit_20_Char_20_Char_20_Char" style:display-name="cit Char Char Char" style:family="text" style:parent-style-name="Fonte_20_parág._20_padrão">
      <style:text-properties fo:language="pt" fo:country="BR" style:language-complex="ar" style:country-complex="SA"/>
    </style:style>
    <style:style style:name="cit_20_recuo_20_Char_20_Char" style:display-name="cit recuo Char Char" style:family="text" style:parent-style-name="cit_20_Char_20_Char_20_Char">
      <style:text-properties style:font-name="Arial" fo:font-family="Arial" style:font-family-generic="swiss" style:font-pitch="variable" style:font-name-complex="Arial" style:font-family-complex="Arial" style:font-family-generic-complex="swiss" style:font-pitch-complex="variable"/>
    </style:style>
    <style:style style:name="CITAÇÃO_20_Char" style:display-name="CITAÇÃO Char" style:family="text" style:parent-style-name="Fonte_20_parág._20_padrão">
      <style:text-properties style:font-name="Arial" fo:font-family="Arial" style:font-family-generic="swiss" style:font-pitch="variable" fo:font-size="11pt" fo:language="pt" fo:country="BR" style:font-size-asian="11pt" style:font-name-complex="Arial" style:font-family-complex="Arial" style:font-family-generic-complex="swiss" style:font-pitch-complex="variable" style:language-complex="ar" style:country-complex="SA"/>
    </style:style>
    <style:style style:name="Citação_20_Char_20_Char_20_Char" style:display-name="Citação Char Char Char" style:family="text" style:parent-style-name="Fonte_20_parág._20_padrão"/>
    <style:style style:name="copysmall" style:family="text" style:parent-style-name="Fonte_20_parág._20_padrão"/>
    <style:style style:name="estilodecorreioeletrnico15" style:family="text" style:parent-style-name="Fonte_20_parág._20_padrão">
      <style:text-properties fo:color="#0000ff" style:font-name="Bookman Old Style" fo:font-family="'Bookman Old Style'" style:font-family-generic="roman" style:font-pitch="variable" fo:font-size="12pt" fo:font-style="normal" fo:font-weight="normal" style:font-size-asian="12pt" style:font-style-asian="normal" style:font-weight-asian="normal" style:font-name-complex="Arial" style:font-family-complex="Arial" style:font-family-generic-complex="swiss" style:font-pitch-complex="variable" style:font-style-complex="normal" style:font-weight-complex="normal"/>
    </style:style>
    <style:style style:name="file_5f_info_20_fl" style:display-name="file_info fl" style:family="text" style:parent-style-name="Fonte_20_parág._20_padrão"/>
    <style:style style:name="Fonte_20_parág._20_padrão10" style:display-name="Fonte parág. padrão10" style:family="text"/>
    <style:style style:name="Fonte_20_parág._20_padrão11" style:display-name="Fonte parág. padrão11" style:family="text"/>
    <style:style style:name="Fonte_20_parág._20_padrão7" style:display-name="Fonte parág. padrão7" style:family="text"/>
    <style:style style:name="Fonte_20_parág._20_padrão8" style:display-name="Fonte parág. padrão8" style:family="text"/>
    <style:style style:name="Fonte_20_parág._20_padrão9" style:display-name="Fonte parág. padrão9" style:family="text"/>
    <style:style style:name="Legenda_20_Char" style:display-name="Legenda Char" style:family="text" style:parent-style-name="Fonte_20_parág._20_padrão6">
      <style:text-properties fo:language="pt" fo:country="BR" style:font-name-asian="Arial Unicode MS" style:font-family-asian="'Arial Unicode MS'" style:font-family-generic-asian="swiss" style:font-pitch-asian="variable" style:language-complex="ar" style:country-complex="SA" style:font-weight-complex="bold"/>
    </style:style>
    <style:style style:name="Marcadore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ota_20_de_20_rodapé_20_Char" style:display-name="Nota de rodapé Char"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1" style:display-name="Nota de rodapé Char1"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2" style:display-name="Nota de rodapé Char2"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s_20_de_20_Rodapé_20_ABNT" style:display-name="Notas de Rodapé ABNT" style:family="text" style:parent-style-name="Footnote_20_Symbol">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tyle-complex="italic"/>
    </style:style>
    <style:style style:name="parag_20_Char" style:display-name="parag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parag_20_Char_20_Char_20_Char" style:display-name="parag Char Char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Símbolo_20_de_20_nota_20_de_20_rodapé" style:display-name="Símbolo de nota de rodapé" style:family="text"/>
    <style:style style:name="spelle" style:family="text" style:parent-style-name="Fonte_20_parág._20_padrão"/>
    <style:style style:name="texto_5f_geral1" style:display-name="texto_geral1" style:family="text" style:parent-style-name="Fonte_20_parág._20_padrão">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títtulo_20_2t_20_Char" style:display-name="títtulo 2t Char" style:family="text" style:parent-style-name="Fonte_20_parág._20_padrão">
      <style:text-properties fo:font-variant="small-cap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2pt" style:language-complex="ar" style:country-complex="SA"/>
    </style:style>
    <style:style style:name="Typewriter"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Caracteres_20_de_20_Nota_20_de_20_Rodapé" style:display-name="WW-Caracteres de Nota de Rodapé" style:family="text" style:parent-style-name="Fonte_20_parág._20_padrão1">
      <style:text-properties style:text-position="super 58%"/>
    </style:style>
    <style:style style:name="Book_20_Title" style:display-name="Book Title" style:family="text" style:parent-style-name="Fonte_20_parág._20_padrão">
      <style:text-properties fo:font-variant="small-caps" fo:letter-spacing="0.009cm" fo:font-weight="bold" style:font-weight-asian="bold" style:font-name-complex="Times New Roman" style:font-family-complex="'Times New Roman'" style:font-family-generic-complex="roman" style:font-pitch-complex="variable" style:font-weight-complex="bold"/>
    </style:style>
    <style:style style:name="Intense_20_Emphasis" style:display-name="Intense Emphasis" style:family="text" style:parent-style-name="Fonte_20_parág._20_padrão">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Intense_20_Reference" style:display-name="Intense Reference"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Subtle_20_Reference" style:display-name="Subtle Reference" style:family="text" style:parent-style-name="Fonte_20_parág._20_padrão">
      <style:text-properties fo:font-variant="small-caps" fo:color="#c0504d" style:text-underline-style="solid" style:text-underline-width="auto" style:text-underline-color="font-color" style:font-name-complex="Times New Roman" style:font-family-complex="'Times New Roman'" style:font-family-generic-complex="roman" style:font-pitch-complex="variable"/>
    </style:style>
    <style:style style:name="wp_5f_keywordlink" style:display-name="wp_keywordlink" style:family="text" style:parent-style-name="Fonte_20_parág._20_padrão">
      <style:text-properties style:font-name-complex="Times New Roman" style:font-family-complex="'Times New Roman'" style:font-family-generic-complex="roman" style:font-pitch-complex="variable"/>
    </style:style>
    <style:style style:name="highlightedsearchterm" style:family="text" style:parent-style-name="Fonte_20_parág._20_padrão"/>
    <style:style style:name="Título_20_2_20_Char" style:display-name="Título 2 Char" style:family="text">
      <style:text-propertie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ecxyiv960315772normal" style:family="text" style:parent-style-name="Fonte_20_parág._20_padrão"/>
    <style:style style:name="textotitulobox1" style:family="text">
      <style:text-properties fo:font-variant="small-caps" fo:color="#333333" style:text-line-through-style="none" style:text-line-through-type="none" style:font-name="Tahoma" fo:font-family="Tahoma" style:font-family-generic="swiss" style:font-pitch="variable" fo:font-size="8pt" style:text-underline-style="none" fo:font-weight="bold" style:font-size-asian="8pt" style:font-weight-asian="bold" style:font-name-complex="Tahoma" style:font-family-complex="Tahoma" style:font-family-generic-complex="swiss" style:font-pitch-complex="variable" style:font-size-complex="8pt" style:font-weight-complex="bold"/>
    </style:style>
    <style:style style:name="dreadmsgheadersender1" style:family="text" style:parent-style-name="Fonte_20_parág._20_padrão">
      <style:text-properties fo:color="#444444"/>
    </style:style>
    <style:style style:name="verdana_5f_10_5f_branco1" style:display-name="verdana_10_branco1" style:family="text" style:parent-style-name="Fonte_20_parág._20_padrão">
      <style:text-properties fo:color="#ffffff"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gt-icon-text" style:family="text"/>
    <style:style style:name="Cabe軋lho_20_Char" style:display-name="Cabe軋lho Char" style:family="text" style:parent-style-name="Fonte_20_parág._20_padrão1">
      <style:text-properties style:font-name-complex="Times New Roman" style:font-family-complex="'Times New Roman'" style:font-family-generic-complex="roman" style:font-pitch-complex="variable"/>
    </style:style>
    <style:style style:name="ecxapple-converted-space" style:family="text" style:parent-style-name="Fonte_20_parág._20_padrão"/>
    <style:style style:name="ecxapple-style-span" style:family="text" style:parent-style-name="Fonte_20_parág._20_padrão"/>
    <style:style style:name="Internet_20_link_20__28_user_29_" style:display-name="Internet link (user)"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Rodap_30fb_Char" style:display-name="Rodap・Char" style:family="text" style:parent-style-name="Fonte_20_parág._20_padrão1">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2" style:display-name="RTF_Num 2 2" style:family="text">
      <style:text-properties style:font-name="Courier New" fo:font-family="'Courier New'" style:font-family-generic="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name-complex="Courier New" style:font-family-complex="'Courier New'" style:font-family-generic-complex="modern"/>
    </style:style>
    <style:style style:name="RTF_5f_Num_20_3_20_3" style:display-name="RTF_Num 3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name-complex="Courier New" style:font-family-complex="'Courier New'" style:font-family-generic-complex="modern"/>
    </style:style>
    <style:style style:name="RTF_5f_Num_20_3_20_6" style:display-name="RTF_Num 3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name-complex="Courier New" style:font-family-complex="'Courier New'" style:font-family-generic-complex="modern"/>
    </style:style>
    <style:style style:name="RTF_5f_Num_20_3_20_9" style:display-name="RTF_Num 3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Texto_20_de_20_bal縊_20_Char" style:display-name="Texto de bal縊 Char" style:family="text" style:parent-style-name="Fonte_20_parág._20_padrão1">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fo:font-weight="bold" style:font-weight-asian="bold"/>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yiv1442840683apple-converted-space" style:family="text" style:parent-style-name="Fonte_20_parág._20_padrão"/>
    <style:style style:name="yiv1442840683apple-style-span" style:family="text" style:parent-style-name="Fonte_20_parág._20_padrão"/>
    <style:style style:name="Char_20_Char1" style:display-name="Char Char1" style:family="text" style:parent-style-name="Fonte_20_parág._20_padrão1">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7" style:display-name="Char Char7"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ategorias" style:family="text" style:parent-style-name="Fonte_20_parág._20_padrão">
      <style:text-properties style:font-name-complex="Times New Roman" style:font-family-complex="'Times New Roman'" style:font-family-generic-complex="roman" style:font-pitch-complex="variable"/>
    </style:style>
    <style:style style:name="l1" style:family="text" style:parent-style-name="Fonte_20_parág._20_padrão">
      <style:text-properties fo:color="#0000cc"/>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ddmd1" style:family="text" style:parent-style-name="Fonte_20_parág._20_padrão">
      <style:text-properties fo:font-size="10pt" style:font-size-asian="10pt" style:font-name-complex="Times New Roman" style:font-family-complex="'Times New Roman'" style:font-family-generic-complex="roman" style:font-pitch-complex="variable" style:font-size-complex="10pt"/>
    </style:style>
    <style:style style:name="Placeholder_20_Text" style:display-name="Placeholder Text" style:family="text" style:parent-style-name="Fonte_20_parág._20_padrão">
      <style:text-properties fo:color="#808080" style:font-name-complex="Times New Roman" style:font-family-complex="'Times New Roman'" style:font-family-generic-complex="roman" style:font-pitch-complex="variable"/>
    </style:style>
    <style:style style:name="Estilo_20_Book_20_Antiqua" style:display-name="Estilo Book Antiqua"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style>
    <style:style style:name="small" style:family="text" style:parent-style-name="Fonte_20_parág._20_padrão"/>
    <style:style style:name="pstext" style:family="text" style:parent-style-name="Fonte_20_parág._20_padrão"/>
    <style:style style:name="ptbreadcrumbcur" style:family="text" style:parent-style-name="Fonte_20_parág._20_padrão"/>
    <style:style style:name="aut1" style:family="text">
      <style:text-properties text:display="true"/>
    </style:style>
    <style:style style:name="destaquebusca" style:family="text" style:parent-style-name="Fonte_20_parág._20_padrão"/>
    <style:style style:name="marcas1" style:family="text" style:parent-style-name="Fonte_20_parág._20_padrão">
      <style:text-properties fo:color="#ff0000" fo:font-weight="bold" style:font-weight-asian="bold" style:font-weight-complex="bold"/>
    </style:style>
    <style:style style:name="tx_5f_tit_5f_doutrina1" style:display-name="tx_tit_doutrina1" style:family="text" style:parent-style-name="Fonte_20_parág._20_padrão">
      <style:text-properties fo:color="#01526a"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12pt" style:font-weight-complex="bold"/>
    </style:style>
    <style:style style:name="ecxttulo2char" style:family="text" style:parent-style-name="Fonte_20_parág._20_padrão"/>
    <style:style style:name="highlightbrs" style:family="text"/>
    <style:style style:name="Heading_20_2_20_Char" style:display-name="Heading 2 Char" style:family="text" style:parent-style-name="Fonte_20_parág._20_padrão">
      <style:text-properties style:font-name="Cambria" fo:font-family="Cambria" style:font-family-generic="roman" style:font-pitch="variable" fo:font-size="14pt" fo:language="en" fo:country="US"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Fonte_20_parág._20_padrão">
      <style:text-properties style:font-name="Cambria" fo:font-family="Cambria"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Fonte_20_parág._20_padrão">
      <style:text-properties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style21" style:family="text" style:parent-style-name="Fonte_20_parág._20_padrão">
      <style:text-properties style:font-name-complex="Times New Roman" style:font-family-complex="'Times New Roman'" style:font-family-generic-complex="roman" style:font-pitch-complex="variable"/>
    </style:style>
    <style:style style:name="em0" style:family="text" style:parent-style-name="Fonte_20_parág._20_padrão"/>
    <style:style style:name="em1" style:family="text" style:parent-style-name="Fonte_20_parág._20_padrão"/>
    <style:style style:name="em10" style:family="text" style:parent-style-name="Fonte_20_parág._20_padrão"/>
    <style:style style:name="em2" style:family="text" style:parent-style-name="Fonte_20_parág._20_padrão"/>
    <style:style style:name="em3" style:family="text" style:parent-style-name="Fonte_20_parág._20_padrão"/>
    <style:style style:name="em4" style:family="text" style:parent-style-name="Fonte_20_parág._20_padrão"/>
    <style:style style:name="em5" style:family="text" style:parent-style-name="Fonte_20_parág._20_padrão"/>
    <style:style style:name="em7" style:family="text" style:parent-style-name="Fonte_20_parág._20_padrão"/>
    <style:style style:name="ft0" style:family="text" style:parent-style-name="Fonte_20_parág._20_padrão"/>
    <style:style style:name="ft1" style:family="text" style:parent-style-name="Fonte_20_parág._20_padrão"/>
    <style:style style:name="ft2" style:family="text" style:parent-style-name="Fonte_20_parág._20_padrão"/>
    <style:style style:name="ft3" style:family="text" style:parent-style-name="Fonte_20_parág._20_padrão"/>
    <style:style style:name="ft4" style:family="text" style:parent-style-name="Fonte_20_parág._20_padrão"/>
    <style:style style:name="ft5" style:family="text" style:parent-style-name="Fonte_20_parág._20_padrão"/>
    <style:style style:name="ft6" style:family="text" style:parent-style-name="Fonte_20_parág._20_padrão"/>
    <style:style style:name="ft7" style:family="text" style:parent-style-name="Fonte_20_parág._20_padrão"/>
    <style:style style:name="Char_20_Char" style:display-name="Char Char" style:family="text" style:parent-style-name="Fonte_20_parág._20_padrão1">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style>
    <style:style style:name="Char_20_Char10" style:display-name="Char Char1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1" style:display-name="Char Char1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2" style:display-name="Char Char12"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har_20_Char13" style:display-name="Char Char13"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har_20_Char14" style:display-name="Char Char14"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5" style:display-name="Char Char15"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6" style:display-name="Char Char16"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har_20_Char17" style:display-name="Char Char17"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8" style:display-name="Char Char1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9" style:display-name="Char Char19" style:family="text">
      <style:text-properties style:font-name="Arial" fo:font-family="Arial" style:font-family-generic="swiss" style:font-pitch="variable" fo:font-size="12pt" fo:background-color="#cccccc"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2" style:display-name="Char Char2" style:family="text" style:parent-style-name="Fonte_20_parág._20_padrão1">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1" style:display-name="Char Char2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2" style:display-name="Char Char2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3" style:display-name="Char Char2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4" style:display-name="Char Char24" style:family="text">
      <style:text-properties style:font-name="Arial" fo:font-family="Arial" style:font-family-generic="swiss"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Char_20_Char25" style:display-name="Char Char25" style:family="tex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6" style:display-name="Char Char26"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7" style:display-name="Char Char27" style:family="text">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8" style:display-name="Char Char28"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29" style:display-name="Char Char29"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 style:display-name="Char Char3"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30" style:display-name="Char Char3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1" style:display-name="Char Char31"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2" style:display-name="Char Char32" style:family="text">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4" style:display-name="Char Char4"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8" style:display-name="Char Char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9" style:display-name="Char Char9"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goog_5f_qs-tidbit-0" style:display-name="goog_qs-tidbit-0" style:family="text" style:parent-style-name="Fonte_20_parág._20_padrão"/>
    <style:style style:name="TCC-C5_20_Char" style:display-name="TCC-C5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a1" style:family="text"/>
    <style:style style:name="f" style:family="text" style:parent-style-name="Fonte_20_parág._20_padrão"/>
    <style:style style:name="tarial12preto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vshid" style:family="text" style:parent-style-name="Fonte_20_parág._20_padrão"/>
    <style:style style:name="ecxmsofootnotereference" style:family="text" style:parent-style-name="Fonte_20_parág._20_padrão"/>
    <style:style style:name="textsel1" style:family="text">
      <style:text-properties fo:font-weight="bold" fo:background-color="#ffff97" style:font-weight-asian="bold" style:font-weight-complex="bold"/>
    </style:style>
    <style:style style:name="Assinatura_20_Char" style:display-name="Assinatura Char" style:family="text">
      <style:text-properties style:font-name-complex="Times New Roman" style:font-family-complex="'Times New Roman'" style:font-family-generic-complex="roman" style:font-pitch-complex="variable"/>
    </style:style>
    <style:style style:name="Assinatura_20_de_20_Email_20_Char" style:display-name="Assinatura de Email Char" style:family="text">
      <style:text-properties style:font-name-complex="Times New Roman" style:font-family-complex="'Times New Roman'" style:font-family-generic-complex="roman" style:font-pitch-complex="variable"/>
    </style:style>
    <style:style style:name="Bullet_20_Symbols_20__28_user_29_" style:display-name="Bullet Symbols (user)"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Cabeçalho_20_Char1" style:display-name="Cabeçalho Char1" style:family="text" style:parent-style-name="Fonte_20_parág._20_padrão"/>
    <style:style style:name="Cabeçalho_20_Char2" style:display-name="Cabeçalho Char2" style:family="text" style:parent-style-name="Fonte_20_parág._20_padrão"/>
    <style:style style:name="Cabeçalho_20_da_20_mensagem_20_Char" style:display-name="Cabeçalho da mensagem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itação_20_Intensa_20_Char" style:display-name="Citação Intensa Char" style:family="text">
      <style:text-properties style:font-name="Arial" fo:font-family="Arial"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1pt" style:language-complex="en" style:country-complex="US"/>
    </style:style>
    <style:style style:name="Corpo_20_de_20_texto_20_2_20_Char" style:display-name="Corpo de texto 2 Char" style:family="text">
      <style:text-properties style:font-name-complex="Times New Roman" style:font-family-complex="'Times New Roman'" style:font-family-generic-complex="roman" style:font-pitch-complex="variable"/>
    </style:style>
    <style:style style:name="Corpo_20_de_20_texto_20_3_20_Char" style:display-name="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Data_20_Char" style:display-name="Data Char" style:family="text">
      <style:text-properties style:font-name-complex="Times New Roman" style:font-family-complex="'Times New Roman'" style:font-family-generic-complex="roman" style:font-pitch-complex="variable"/>
    </style:style>
    <style:style style:name="Encerramento_20_Char" style:display-name="Encerramento Char" style:family="text">
      <style:text-properties style:font-name-complex="Times New Roman" style:font-family-complex="'Times New Roman'" style:font-family-generic-complex="roman" style:font-pitch-complex="variable"/>
    </style:style>
    <style:style style:name="Endereço_20_HTML_20_Char" style:display-name="Endereço HTML Char"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ootnote_20_anchor_20__28_user_29_" style:display-name="Footnote anchor (user)" style:family="text">
      <style:text-properties style:text-position="super 58%"/>
    </style:style>
    <style:style style:name="Footnote_20_Symbol_20__28_user_29_" style:display-name="Footnote Symbol (user)" style:family="text"/>
    <style:style style:name="Título_20_1_20_Char1" style:display-name="Título 1 Char1" style:family="text" style:parent-style-name="Fonte_20_parág._20_padrão">
      <style:text-properties fo:text-transform="uppercase" style:font-name="Arial" fo:font-family="Arial" style:font-family-generic="swiss" style:font-pitch="variable" fo:font-size="12pt" fo:language="pt" fo:country="BR" fo:font-weight="bold" style:letter-kerning="true" style:font-size-asian="12pt" style:font-weight-asian="bold" style:font-name-complex="Arial" style:font-family-complex="Arial" style:font-family-generic-complex="swiss" style:font-pitch-complex="variable" style:font-size-complex="16pt" style:language-complex="ar" style:country-complex="SA" style:font-weight-complex="bold"/>
    </style:style>
    <style:style style:name="Numbering_20_Symbols_20__28_user_29_" style:display-name="Numbering Symbols (user)" style:family="text"/>
    <style:style style:name="Pré-formatação_20_HTML_20_Char" style:display-name="Pré-formatação HTML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rimeiro_20_recuo_20_de_20_corpo_20_de_20_texto_20_2_20_Char" style:display-name="Primeiro recuo de corpo de texto 2 Char" style:family="text"/>
    <style:style style:name="Primeiro_20_recuo_20_de_20_corpo_20_de_20_texto_20_Char" style:display-name="Primeiro recuo de corpo de texto Char" style:family="text"/>
    <style:style style:name="Recuo_20_de_20_corpo_20_de_20_texto_20_2_20_Char" style:display-name="Recuo de corpo de texto 2 Char" style:family="text">
      <style:text-properties style:font-name-complex="Times New Roman" style:font-family-complex="'Times New Roman'" style:font-family-generic-complex="roman" style:font-pitch-complex="variable"/>
    </style:style>
    <style:style style:name="Recuo_20_de_20_corpo_20_de_20_texto_20_3_20_Char" style:display-name="Recuo de 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Saudação_20_Char" style:display-name="Saudação Char" style:family="text">
      <style:text-properties style:font-name-complex="Times New Roman" style:font-family-complex="'Times New Roman'" style:font-family-generic-complex="roman" style:font-pitch-complex="variable"/>
    </style:style>
    <style:style style:name="Strong_20_Emphasis_20__28_user_29_" style:display-name="Strong Emphasis (user)" style:family="text">
      <style:text-properties fo:font-weight="bold" style:font-weight-asian="bold" style:font-name-complex="Times New Roman" style:font-family-complex="'Times New Roman'" style:font-family-generic-complex="roman" style:font-pitch-complex="variable" style:font-weight-complex="bold"/>
    </style:style>
    <style:style style:name="Texto_20_sem_20_Formatação_20_Char" style:display-name="Texto sem Formatação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4_20_Char" style:display-name="Título 4 Char" style:family="tex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7_20_Char" style:display-name="Título 7 Char" style:family="text">
      <style:text-properties style:font-name="Calibri" fo:font-family="Calibri"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style:font-name="Calibri" fo:font-family="Calibri" style:font-family-generic="swiss"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style:font-name="Cambria" fo:font-family="Cambria" style:font-family-generic="roman" style:font-pitch="variable" style:font-name-complex="Times New Roman" style:font-family-complex="'Times New Roman'" style:font-family-generic-complex="roman" style:font-pitch-complex="variable"/>
    </style:style>
    <style:style style:name="Título_20_da_20_nota_20_Char" style:display-name="Título da nota Char" style:family="text">
      <style:text-properties style:font-name-complex="Times New Roman" style:font-family-complex="'Times New Roman'" style:font-family-generic-complex="roman" style:font-pitch-complex="variable"/>
    </style:style>
    <style:style style:name="assuntoclasse" style:family="text">
      <style:text-properties fo:color="#000000" fo:font-weight="normal" style:font-weight-asian="normal" style:font-weight-complex="normal"/>
    </style:style>
    <style:style style:name="plain" style:family="text" style:parent-style-name="Fonte_20_parág._20_padrão"/>
    <style:style style:name="Ementa_20_-_20_Corpo_20_Char1" style:display-name="Ementa - Corpo Char1" style:family="text" style:parent-style-name="Fonte_20_parág._20_padrão1">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Ementa_20_-_20_Título_20_Char" style:display-name="Ementa - Título Char" style:family="text" style:parent-style-name="Fonte_20_parág._20_padrão1">
      <style:text-properties fo:text-transform="uppercase"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Joaquim_28_Excluir_29__5f_Texto_20_de_20_Nota_20_de_20_Rodapé" style:display-name="Joaquim(Excluir)_Texto de Nota de Rodapé" style:family="text">
      <style:text-properties style:text-position="super 58%"/>
    </style:style>
    <style:style style:name="Parágrafo_20_Normal_20_Char" style:display-name="Parágrafo Normal Char"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Parágrafo_20_Normal_20_Char1" style:display-name="Parágrafo Normal Char1"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WW8Num5z1" style:family="text">
      <style:text-properties fo:font-weight="bold" style:font-weight-asian="bold"/>
    </style:style>
    <style:style style:name="WW8Num7z1" style:family="text">
      <style:text-properties fo:font-weight="bold" style:font-weight-asian="bold"/>
    </style:style>
    <style:style style:name="Texto_20_de_20_nota_20_de_20_rodapé_20_Char1" style:display-name="Texto de nota de rodapé Char1"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style>
    <style:style style:name="page_20_number" style:display-name="page number" style:family="text" style:parent-style-name="Default_20_Paragraph_20_Fon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authorship" style:family="text" style:parent-style-name="Fonte_20_parág._20_padrão1"/>
    <style:style style:name="citation_5f_source-journal1" style:display-name="citation_source-journal1" style:family="text" style:parent-style-name="Fonte_20_parág._20_padrão1">
      <style:text-properties fo:font-style="italic" style:font-style-asian="italic" style:font-style-complex="italic"/>
    </style:style>
    <style:style style:name="nlm_5f_article-title" style:display-name="nlm_article-title" style:family="text" style:parent-style-name="Fonte_20_parág._20_padrão1"/>
    <style:style style:name="nlm_5f_fpage" style:display-name="nlm_fpage" style:family="text" style:parent-style-name="Fonte_20_parág._20_padrão1"/>
    <style:style style:name="nlm_5f_lpage" style:display-name="nlm_lpage" style:family="text" style:parent-style-name="Fonte_20_parág._20_padrão1"/>
    <style:style style:name="nlm_5f_year" style:display-name="nlm_year" style:family="text" style:parent-style-name="Fonte_20_parág._20_padrão1"/>
    <style:style style:name="texto11" style:family="text" style:parent-style-name="Fonte_20_parág._20_padrão1"/>
    <style:style style:name="label_5f_pontilhada" style:display-name="label_pontilhada" style:family="text"/>
    <style:style style:name="descricao" style:family="text"/>
    <style:style style:name="palavra" style:family="text"/>
    <style:style style:name="palavracompontos" style:family="text"/>
    <style:style style:name="CIT_20_Char" style:display-name="CIT Char" style:family="text" style:parent-style-name="CITAÇÃO_20_Char"/>
    <style:style style:name="valor4" style:family="text" style:parent-style-name="Fonte_20_parág._20_padrão">
      <style:text-properties fo:background-color="#ffffff" text:display="true"/>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i">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89cm"/>
        </style:list-level-properties>
      </text:list-level-style-number>
      <text:list-level-style-number text:level="3" text:style-name="WW8Num21z1"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text:style-name="WW8Num21z1"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text:style-name="WW8Num21z1" style:num-suffix="." style:num-format="a" style:num-letter-sync="true">
        <style:list-level-properties text:list-level-position-and-space-mode="label-alignment">
          <style:list-level-label-alignment text:label-followed-by="listtab" fo:text-indent="-0.635cm" fo:margin-left="7.699cm"/>
        </style:list-level-properties>
      </text:list-level-style-number>
      <text:list-level-style-number text:level="6" text:style-name="WW8Num21z1"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text:style-name="WW8Num21z1"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text:style-name="WW8Num21z1" style:num-suffix="." style:num-format="a" style:num-letter-sync="true">
        <style:list-level-properties text:list-level-position-and-space-mode="label-alignment">
          <style:list-level-label-alignment text:label-followed-by="listtab" fo:text-indent="-0.635cm" fo:margin-left="11.509cm"/>
        </style:list-level-properties>
      </text:list-level-style-number>
      <text:list-level-style-number text:level="9" text:style-name="WW8Num21z1"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701cm" fo:text-indent="-0.6cm" fo:margin-left="2.701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5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5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5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5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6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6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6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6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6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7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7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7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7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7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801cm" fo:text-indent="-0.55cm" fo:margin-left="1.801cm"/>
        </style:list-level-properties>
        <style:text-properties style:font-name="Wingdings"/>
      </text:list-level-style-bullet>
      <text:list-level-style-number text:level="2" text:style-name="WW8Num28z1" style:num-suffix=")" style:num-format="a" style:num-letter-sync="true">
        <style:list-level-properties text:list-level-position-and-space-mode="label-alignment">
          <style:list-level-label-alignment text:label-followed-by="listtab" text:list-tab-stop-position="2.2cm" fo:text-indent="-0.399cm" fo:margin-left="2.2cm"/>
        </style:list-level-properties>
      </text:list-level-style-number>
      <text:list-level-style-bullet text:level="3" text:style-name="WW8Num28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28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28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0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30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0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0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1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1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1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1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1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fo:text-align="center">
          <style:list-level-label-alignment text:label-followed-by="space" fo:text-indent="0.508cm"/>
        </style:list-level-properties>
      </text:list-level-style-number>
      <text:list-level-style-number text:level="2" text:style-name="WW8Num33z0" style:num-format="1" text:display-levels="2">
        <style:list-level-properties text:list-level-position-and-space-mode="label-alignment">
          <style:list-level-label-alignment text:label-followed-by="space"/>
        </style:list-level-properties>
      </text:list-level-style-number>
      <text:list-level-style-number text:level="3" text:style-name="WW8Num33z0" style:num-format="1" text:display-levels="3">
        <style:list-level-properties text:list-level-position-and-space-mode="label-alignment">
          <style:list-level-label-alignment text:label-followed-by="space"/>
        </style:list-level-properties>
      </text:list-level-style-number>
      <text:list-level-style-number text:level="4" text:style-name="WW8Num33z0" style:num-format="1" text:display-levels="4">
        <style:list-level-properties text:list-level-position-and-space-mode="label-alignment">
          <style:list-level-label-alignment text:label-followed-by="space"/>
        </style:list-level-properties>
      </text:list-level-style-number>
      <text:list-level-style-number text:level="5" text:style-name="WW8Num33z0"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3" text:style-name="WW8Num3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5" text:style-name="WW8Num36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6"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number text:level="7" text:style-name="WW8Num36z0"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8" text:style-name="WW8Num3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number text:level="9" text:style-name="WW8Num36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8z0"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38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8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8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8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8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8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0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0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0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0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0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0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0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1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1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1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1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1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2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2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42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2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2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2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2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2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a" style:num-letter-sync="true">
        <style:list-level-properties text:list-level-position-and-space-mode="label-alignment">
          <style:list-level-label-alignment text:label-followed-by="listtab" text:list-tab-stop-position="2.101cm" fo:text-indent="-0.6cm" fo:margin-left="2.101cm"/>
        </style:list-level-properties>
      </text:list-level-style-number>
      <text:list-level-style-bullet text:level="2" text:style-name="WW8Num44z1"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
      </text:list-level-style-bullet>
      <text:list-level-style-number text:level="3" text:style-name="WW8Num4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3.785cm" fo:text-indent="-0.635cm" fo:margin-left="3.785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595cm" fo:text-indent="-0.635cm" fo:margin-left="7.59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8.865cm" fo:text-indent="-0.635cm" fo:margin-left="8.865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10.135cm" fo:text-indent="-0.635cm" fo:margin-left="10.135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05cm" fo:text-indent="-0.635cm" fo:margin-left="11.405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2.675cm"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4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bullet text:level="2" text:style-name="WW8Num48z1" style:num-suffix="."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1.251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2cm" fo:margin-left="3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5"><draw:text-box fo:min-height="0.058cm" fo:min-width="0.041cm"><text:p text:style-name="Header"><text:span text:style-name="Page_20_Number"><text:page-number text:select-page="current">6</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Artigo de Periódico - ABNT</dc:title>
    <meta:initial-creator>Unisinos</meta:initial-creator>
    <meta:creation-date>2012-06-01T16:00:00</meta:creation-date>
    <dc:date>2019-02-19T18:02:22.731000000</dc:date>
    <meta:editing-cycles>67</meta:editing-cycles>
    <meta:editing-duration>PT9H11M45S</meta:editing-duration>
    <meta:generator>LibreOffice/6.1.3.2$Windows_X86_64 LibreOffice_project/86daf60bf00efa86ad547e59e09d6bb77c699acb</meta:generator>
    <meta:document-statistic meta:table-count="0" meta:image-count="0" meta:object-count="0" meta:page-count="6" meta:paragraph-count="44" meta:word-count="1296" meta:character-count="8675" meta:non-whitespace-character-count="7400"/>
    <meta:user-defined meta:name="Mendeley Citation Style_1">http://www.zotero.org/styles/associacao-brasileira-de-normas-tecnicas</meta:user-defined>
    <meta:user-defined meta:name="Mendeley Document_1">True</meta:user-defined>
    <meta:user-defined meta:name="Mendeley Unique User Id_1">35137154-ca2d-3714-acfd-f4d8df83e974</meta:user-defined>
  </office:meta>
</office:document-meta>
</file>